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2000001000002B4900000A518DD4C924.wmf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989cm"/>
    </style:style>
    <style:style style:name="co2" style:family="table-column">
      <style:table-column-properties fo:break-before="auto" style:column-width="2.487cm"/>
    </style:style>
    <style:style style:name="co3" style:family="table-column">
      <style:table-column-properties fo:break-before="auto" style:column-width="2.406cm"/>
    </style:style>
    <style:style style:name="co4" style:family="table-column">
      <style:table-column-properties fo:break-before="auto" style:column-width="2.806cm"/>
    </style:style>
    <style:style style:name="co5" style:family="table-column">
      <style:table-column-properties fo:break-before="auto" style:column-width="2.515cm"/>
    </style:style>
    <style:style style:name="co6" style:family="table-column">
      <style:table-column-properties fo:break-before="auto" style:column-width="2.741cm"/>
    </style:style>
    <style:style style:name="co7" style:family="table-column">
      <style:table-column-properties fo:break-before="auto" style:column-width="2.912cm"/>
    </style:style>
    <style:style style:name="co8" style:family="table-column">
      <style:table-column-properties fo:break-before="page" style:column-width="2.741cm"/>
    </style:style>
    <style:style style:name="co9" style:family="table-column">
      <style:table-column-properties fo:break-before="auto" style:column-width="2.852cm"/>
    </style:style>
    <style:style style:name="co10" style:family="table-column">
      <style:table-column-properties fo:break-before="auto" style:column-width="2.909cm"/>
    </style:style>
    <style:style style:name="co11" style:family="table-column">
      <style:table-column-properties fo:break-before="auto" style:column-width="2.501cm"/>
    </style:style>
    <style:style style:name="co12" style:family="table-column">
      <style:table-column-properties fo:break-before="auto" style:column-width="3.196cm"/>
    </style:style>
    <style:style style:name="co13" style:family="table-column">
      <style:table-column-properties fo:break-before="auto" style:column-width="2.993cm"/>
    </style:style>
    <style:style style:name="co14" style:family="table-column">
      <style:table-column-properties fo:break-before="auto" style:column-width="2.65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623cm" fo:break-before="auto" style:use-optimal-row-height="tru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979cm" fo:break-before="auto" style:use-optimal-row-height="false"/>
    </style:style>
    <style:style style:name="ro8" style:family="table-row">
      <style:table-row-properties style:row-height="0.524cm" fo:break-before="auto" style:use-optimal-row-height="true"/>
    </style:style>
    <style:style style:name="ro9" style:family="table-row">
      <style:table-row-properties style:row-height="0.526cm" fo:break-before="auto" style:use-optimal-row-height="true"/>
    </style:style>
    <style:style style:name="ro10" style:family="table-row">
      <style:table-row-properties style:row-height="0.736cm" fo:break-before="auto" style:use-optimal-row-height="false"/>
    </style:style>
    <style:style style:name="ro11" style:family="table-row">
      <style:table-row-properties style:row-height="0.473cm" fo:break-before="auto" style:use-optimal-row-height="false"/>
    </style:style>
    <style:style style:name="ro12" style:family="table-row">
      <style:table-row-properties style:row-height="0.658cm" fo:break-before="auto" style:use-optimal-row-height="false"/>
    </style:style>
    <style:style style:name="ta1" style:family="table" style:master-page-name="PageStyle_5f_SET-2011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99pt solid #000000" fo:background-color="#ffff99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none" fo:border-right="0.99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 style:data-style-name="N4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" style:family="table-cell" style:parent-style-name="Default" style:data-style-name="N3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0.99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Excel_5f_BuiltIn_5f_Comma" style:data-style-name="N21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0.99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0.99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" style:family="table-cell" style:parent-style-name="Default" style:data-style-name="N153"/>
    <style:style style:name="ce20" style:family="table-cell" style:parent-style-name="Excel_5f_BuiltIn_5f_Comma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>
      <style:table-cell-properties style:diagonal-bl-tr="none" style:diagonal-tl-br="none" fo:border="none"/>
      <style:text-properties fo:color="#000080" style:text-outline="false" style:text-line-through-style="none" style:text-line-through-type="none" style:font-name="Arial Black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/>
      <style:text-properties fo:color="#000080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3" style:family="table-cell" style:parent-style-name="Default">
      <style:table-cell-properties style:diagonal-bl-tr="none" style:diagonal-tl-br="none" fo:border="none"/>
    </style:style>
    <style:style style:name="ce24" style:family="table-cell" style:parent-style-name="Default">
      <style:table-cell-properties style:glyph-orientation-vertical="0" fo:border-bottom="0.99pt solid #000000" fo:background-color="#ffff99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5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Excel_5f_BuiltIn_5f_Comma" style:data-style-name="N214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none" style:rotation-angle="0" style:rotation-align="none" style:shrink-to-fit="false" fo:border-top="0.99pt solid #000000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7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JUL-2014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6" table:default-cell-style-name="Default"/>
        <table:table-column table:style-name="co8" table:default-cell-style-name="Default"/>
        <table:table-column table:style-name="co6" table:number-columns-repeated="4" table:default-cell-style-name="Default"/>
        <table:table-column table:style-name="co9" table:default-cell-style-name="Default"/>
        <table:table-column table:style-name="co6" table:number-columns-repeated="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994" table:default-cell-style-name="Default"/>
        <table:table-row table:style-name="ro1">
          <table:table-cell table:style-name="ce1">
            <draw:custom-shape table:end-cell-address="'JUL-2014'.A5" table:end-x="1.936cm" table:end-y="0.237cm" draw:z-index="0" draw:name="AutoShape 1" draw:style-name="gr1" draw:text-style-name="P1" svg:width="1.768cm" svg:height="1.983cm" svg:x="0.168cm" svg:y="0.185cm">
              <text:p/>
              <draw:enhanced-geometry svg:viewBox="0 0 21600 21600" draw:type="rectangle" draw:enhanced-path="M 0 0 L 21600 0 21600 21600 0 21600 0 0 Z N"/>
            </draw:custom-shape>
            <draw:frame table:end-cell-address="'JUL-2014'.A4" table:end-x="7.799cm" table:end-y="0.37cm" draw:z-index="1" draw:name="Picture 2" draw:style-name="gr2" draw:text-style-name="P2" svg:width="7.72cm" svg:height="1.823cm" svg:x="0.079cm" svg:y="0cm">
              <draw:image xlink:href="Pictures/2000001000002B4900000A518DD4C924.wmf" xlink:type="simple" xlink:show="embed" xlink:actuate="onLoad">
                <text:p/>
              </draw:image>
            </draw:frame>
          </table:table-cell>
          <table:table-cell table:style-name="ce12"/>
          <table:table-cell table:style-name="ce1" table:number-columns-repeated="1022"/>
        </table:table-row>
        <table:table-row table:style-name="ro2">
          <table:table-cell table:style-name="ce1"/>
          <table:table-cell table:style-name="ce13"/>
          <table:table-cell table:style-name="ce1" table:number-columns-repeated="1022"/>
        </table:table-row>
        <table:table-row table:style-name="ro3">
          <table:table-cell table:style-name="ce1"/>
          <table:table-cell table:style-name="ce13"/>
          <table:table-cell table:style-name="ce1" table:number-columns-repeated="1022"/>
        </table:table-row>
        <table:table-row table:style-name="ro3" table:number-rows-repeated="2">
          <table:table-cell table:style-name="ce1"/>
          <table:table-cell table:style-name="ce13"/>
          <table:table-cell table:style-name="ce1" table:number-columns-repeated="9"/>
          <table:table-cell table:style-name="ce22"/>
          <table:table-cell table:style-name="ce1" table:number-columns-repeated="1012"/>
        </table:table-row>
        <table:table-row table:style-name="ro4">
          <table:table-cell table:style-name="ce1"/>
          <table:table-cell table:style-name="ce13"/>
          <table:table-cell table:style-name="ce1" table:number-columns-repeated="9"/>
          <table:table-cell table:style-name="ce22"/>
          <table:table-cell table:style-name="ce1" table:number-columns-repeated="1012"/>
        </table:table-row>
        <table:table-row table:style-name="ro3">
          <table:table-cell table:style-name="ce1"/>
          <table:table-cell table:style-name="ce13"/>
          <table:table-cell table:style-name="ce1" table:number-columns-repeated="7"/>
          <table:table-cell table:style-name="ce21"/>
          <table:table-cell table:style-name="ce1" table:number-columns-repeated="1014"/>
        </table:table-row>
        <table:table-row table:style-name="ro5">
          <table:table-cell table:style-name="ce2" office:value-type="string" calcext:value-type="string" table:number-columns-spanned="29" table:number-rows-spanned="1">
            <text:p>ARRECADAÇÃO DAS RECEITAS FEDERAIS POR UNIDADE DA FEDERAÇÃO ( preços correntes )</text:p>
          </table:table-cell>
          <table:covered-table-cell table:number-columns-repeated="28" table:style-name="ce2"/>
          <table:table-cell table:style-name="ce1" table:number-columns-repeated="995"/>
        </table:table-row>
        <table:table-row table:style-name="ro6">
          <table:table-cell table:style-name="ce3" office:value-type="string" calcext:value-type="string" table:number-columns-spanned="29" table:number-rows-spanned="1">
            <text:p>Período: Julho-2014</text:p>
          </table:table-cell>
          <table:covered-table-cell table:number-columns-repeated="28" table:style-name="ce3"/>
          <table:table-cell table:style-name="ce1" table:number-columns-repeated="995"/>
        </table:table-row>
        <table:table-row table:style-name="ro2">
          <table:table-cell table:style-name="ce4"/>
          <table:table-cell table:number-columns-repeated="27"/>
          <table:table-cell table:style-name="ce23"/>
          <table:table-cell table:number-columns-repeated="995"/>
        </table:table-row>
        <table:table-row table:style-name="ro2">
          <table:table-cell table:style-name="ce5" office:value-type="string" calcext:value-type="string">
            <text:p>Em R$1,00</text:p>
          </table:table-cell>
          <table:table-cell table:number-columns-repeated="27"/>
          <table:table-cell table:style-name="ce23"/>
          <table:table-cell table:number-columns-repeated="995"/>
        </table:table-row>
        <table:table-row table:style-name="ro7">
          <table:table-cell table:style-name="ce6" office:value-type="string" calcext:value-type="string">
            <text:p>RECEITAS </text:p>
          </table:table-cell>
          <table:table-cell table:style-name="ce14" office:value-type="string" calcext:value-type="string">
            <text:p>AC</text:p>
          </table:table-cell>
          <table:table-cell table:style-name="ce14" office:value-type="string" calcext:value-type="string">
            <text:p>AL</text:p>
          </table:table-cell>
          <table:table-cell table:style-name="ce14" office:value-type="string" calcext:value-type="string">
            <text:p>AM</text:p>
          </table:table-cell>
          <table:table-cell table:style-name="ce14" office:value-type="string" calcext:value-type="string">
            <text:p>AP</text:p>
          </table:table-cell>
          <table:table-cell table:style-name="ce14" office:value-type="string" calcext:value-type="string">
            <text:p>BA</text:p>
          </table:table-cell>
          <table:table-cell table:style-name="ce14" office:value-type="string" calcext:value-type="string">
            <text:p>CE</text:p>
          </table:table-cell>
          <table:table-cell table:style-name="ce14" office:value-type="string" calcext:value-type="string">
            <text:p>DF</text:p>
          </table:table-cell>
          <table:table-cell table:style-name="ce14" office:value-type="string" calcext:value-type="string">
            <text:p>ES</text:p>
          </table:table-cell>
          <table:table-cell table:style-name="ce14" office:value-type="string" calcext:value-type="string">
            <text:p>GO</text:p>
          </table:table-cell>
          <table:table-cell table:style-name="ce14" office:value-type="string" calcext:value-type="string">
            <text:p>MA</text:p>
          </table:table-cell>
          <table:table-cell table:style-name="ce14" office:value-type="string" calcext:value-type="string">
            <text:p>MG</text:p>
          </table:table-cell>
          <table:table-cell table:style-name="ce14" office:value-type="string" calcext:value-type="string">
            <text:p>MS</text:p>
          </table:table-cell>
          <table:table-cell table:style-name="ce14" office:value-type="string" calcext:value-type="string">
            <text:p>MT</text:p>
          </table:table-cell>
          <table:table-cell table:style-name="ce14" office:value-type="string" calcext:value-type="string">
            <text:p>PA</text:p>
          </table:table-cell>
          <table:table-cell table:style-name="ce14" office:value-type="string" calcext:value-type="string">
            <text:p>PB</text:p>
          </table:table-cell>
          <table:table-cell table:style-name="ce14" office:value-type="string" calcext:value-type="string">
            <text:p>PE</text:p>
          </table:table-cell>
          <table:table-cell table:style-name="ce14" office:value-type="string" calcext:value-type="string">
            <text:p>PI</text:p>
          </table:table-cell>
          <table:table-cell table:style-name="ce14" office:value-type="string" calcext:value-type="string">
            <text:p>PR</text:p>
          </table:table-cell>
          <table:table-cell table:style-name="ce14" office:value-type="string" calcext:value-type="string">
            <text:p>RJ</text:p>
          </table:table-cell>
          <table:table-cell table:style-name="ce14" office:value-type="string" calcext:value-type="string">
            <text:p>RN</text:p>
          </table:table-cell>
          <table:table-cell table:style-name="ce14" office:value-type="string" calcext:value-type="string">
            <text:p>RO</text:p>
          </table:table-cell>
          <table:table-cell table:style-name="ce14" office:value-type="string" calcext:value-type="string">
            <text:p>RR</text:p>
          </table:table-cell>
          <table:table-cell table:style-name="ce14" office:value-type="string" calcext:value-type="string">
            <text:p>RS</text:p>
          </table:table-cell>
          <table:table-cell table:style-name="ce14" office:value-type="string" calcext:value-type="string">
            <text:p>SC</text:p>
          </table:table-cell>
          <table:table-cell table:style-name="ce14" office:value-type="string" calcext:value-type="string">
            <text:p>SE</text:p>
          </table:table-cell>
          <table:table-cell table:style-name="ce14" office:value-type="string" calcext:value-type="string">
            <text:p>SP</text:p>
          </table:table-cell>
          <table:table-cell table:style-name="ce14" office:value-type="string" calcext:value-type="string">
            <text:p>TO</text:p>
          </table:table-cell>
          <table:table-cell table:style-name="ce24" office:value-type="string" calcext:value-type="string">
            <text:p>TOTAL</text:p>
          </table:table-cell>
          <table:table-cell table:style-name="ce29" table:number-columns-repeated="995"/>
        </table:table-row>
        <table:table-row table:style-name="ro8">
          <table:table-cell table:style-name="ce7" office:value-type="string" calcext:value-type="string">
            <text:p>IMPOSTO SOBRE IMPORTAÇÃO</text:p>
          </table:table-cell>
          <table:table-cell table:style-name="ce15" office:value-type="float" office:value="1179" calcext:value-type="float">
            <text:p>1179</text:p>
          </table:table-cell>
          <table:table-cell table:style-name="ce15" office:value-type="float" office:value="8519" calcext:value-type="float">
            <text:p>8519</text:p>
          </table:table-cell>
          <table:table-cell table:style-name="ce15" office:value-type="float" office:value="37558081" calcext:value-type="float">
            <text:p>37558081</text:p>
          </table:table-cell>
          <table:table-cell table:style-name="ce15" office:value-type="float" office:value="48738" calcext:value-type="float">
            <text:p>48738</text:p>
          </table:table-cell>
          <table:table-cell table:style-name="ce15" office:value-type="float" office:value="67271359" calcext:value-type="float">
            <text:p>67271359</text:p>
          </table:table-cell>
          <table:table-cell table:style-name="ce15" office:value-type="float" office:value="54892087" calcext:value-type="float">
            <text:p>54892087</text:p>
          </table:table-cell>
          <table:table-cell table:style-name="ce15" office:value-type="float" office:value="3195311" calcext:value-type="float">
            <text:p>3195311</text:p>
          </table:table-cell>
          <table:table-cell table:style-name="ce15" office:value-type="float" office:value="181745633" calcext:value-type="float">
            <text:p>181745633</text:p>
          </table:table-cell>
          <table:table-cell table:style-name="ce15" office:value-type="float" office:value="62055467" calcext:value-type="float">
            <text:p>62055467</text:p>
          </table:table-cell>
          <table:table-cell table:style-name="ce15" office:value-type="float" office:value="2343031" calcext:value-type="float">
            <text:p>2343031</text:p>
          </table:table-cell>
          <table:table-cell table:style-name="ce15" office:value-type="float" office:value="74162423" calcext:value-type="float">
            <text:p>74162423</text:p>
          </table:table-cell>
          <table:table-cell table:style-name="ce15" office:value-type="float" office:value="288720" calcext:value-type="float">
            <text:p>288720</text:p>
          </table:table-cell>
          <table:table-cell table:style-name="ce15" office:value-type="float" office:value="2697129" calcext:value-type="float">
            <text:p>2697129</text:p>
          </table:table-cell>
          <table:table-cell table:style-name="ce15" office:value-type="float" office:value="4054095" calcext:value-type="float">
            <text:p>4054095</text:p>
          </table:table-cell>
          <table:table-cell table:style-name="ce15" office:value-type="float" office:value="12535125" calcext:value-type="float">
            <text:p>12535125</text:p>
          </table:table-cell>
          <table:table-cell table:style-name="ce15" office:value-type="float" office:value="75278730" calcext:value-type="float">
            <text:p>75278730</text:p>
          </table:table-cell>
          <table:table-cell table:style-name="ce15" office:value-type="float" office:value="14570" calcext:value-type="float">
            <text:p>14570</text:p>
          </table:table-cell>
          <table:table-cell table:style-name="ce15" office:value-type="float" office:value="246596462" calcext:value-type="float">
            <text:p>246596462</text:p>
          </table:table-cell>
          <table:table-cell table:style-name="ce15" office:value-type="float" office:value="283463427" calcext:value-type="float">
            <text:p>283463427</text:p>
          </table:table-cell>
          <table:table-cell table:style-name="ce15" office:value-type="float" office:value="948236" calcext:value-type="float">
            <text:p>948236</text:p>
          </table:table-cell>
          <table:table-cell table:style-name="ce15" office:value-type="float" office:value="335526" calcext:value-type="float">
            <text:p>335526</text:p>
          </table:table-cell>
          <table:table-cell table:style-name="ce15" office:value-type="float" office:value="39193" calcext:value-type="float">
            <text:p>39193</text:p>
          </table:table-cell>
          <table:table-cell table:style-name="ce15" office:value-type="float" office:value="94716551" calcext:value-type="float">
            <text:p>94716551</text:p>
          </table:table-cell>
          <table:table-cell table:style-name="ce15" office:value-type="float" office:value="431864653" calcext:value-type="float">
            <text:p>431864653</text:p>
          </table:table-cell>
          <table:table-cell table:style-name="ce15" office:value-type="float" office:value="147183" calcext:value-type="float">
            <text:p>147183</text:p>
          </table:table-cell>
          <table:table-cell table:style-name="ce15" office:value-type="float" office:value="1357428939" calcext:value-type="float">
            <text:p>1357428939</text:p>
          </table:table-cell>
          <table:table-cell table:style-name="ce15" office:value-type="float" office:value="1627" calcext:value-type="float">
            <text:p>1627</text:p>
          </table:table-cell>
          <table:table-cell table:style-name="ce25" office:value-type="float" office:value="2993691993" calcext:value-type="float">
            <text:p>2993691993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 calcext:value-type="string">
            <text:p>IMPOSTO SOBRE EXPORTAÇÃO</text:p>
          </table:table-cell>
          <table:table-cell table:style-name="ce15" office:value-type="float" office:value="-0" calcext:value-type="float">
            <text:p>-0</text:p>
          </table:table-cell>
          <table:table-cell table:style-name="ce15" office:value-type="float" office:value="1153" calcext:value-type="float">
            <text:p>1153</text:p>
          </table:table-cell>
          <table:table-cell table:style-name="ce15" office:value-type="float" office:value="996" calcext:value-type="float">
            <text:p>996</text:p>
          </table:table-cell>
          <table:table-cell table:style-name="ce15" office:value-type="string" office:string-value=" -    " calcext:value-type="string">
            <text:p><text:s/>- <text:s text:c="3"/></text:p>
          </table:table-cell>
          <table:table-cell table:style-name="ce15" office:value-type="float" office:value="-330" calcext:value-type="float">
            <text:p>-330</text:p>
          </table:table-cell>
          <table:table-cell table:style-name="ce15" office:value-type="float" office:value="2419" calcext:value-type="float">
            <text:p>2419</text:p>
          </table:table-cell>
          <table:table-cell table:style-name="ce15" office:value-type="float" office:value="7448" calcext:value-type="float">
            <text:p>7448</text:p>
          </table:table-cell>
          <table:table-cell table:style-name="ce15" office:value-type="float" office:value="-76" calcext:value-type="float">
            <text:p>-76</text:p>
          </table:table-cell>
          <table:table-cell table:style-name="ce15" office:value-type="float" office:value="22603" calcext:value-type="float">
            <text:p>2260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112" calcext:value-type="float">
            <text:p>3112</text:p>
          </table:table-cell>
          <table:table-cell table:style-name="ce15" office:value-type="float" office:value="511414" calcext:value-type="float">
            <text:p>511414</text:p>
          </table:table-cell>
          <table:table-cell table:style-name="ce15" office:value-type="float" office:value="-19" calcext:value-type="float">
            <text:p>-19</text:p>
          </table:table-cell>
          <table:table-cell table:style-name="ce15" office:value-type="float" office:value="509468" calcext:value-type="float">
            <text:p>509468</text:p>
          </table:table-cell>
          <table:table-cell table:style-name="ce15" office:value-type="float" office:value="-1771" calcext:value-type="float">
            <text:p>-1771</text:p>
          </table:table-cell>
          <table:table-cell table:style-name="ce15" office:value-type="float" office:value="10575" calcext:value-type="float">
            <text:p>10575</text:p>
          </table:table-cell>
          <table:table-cell table:style-name="ce15" office:value-type="float" office:value="47" calcext:value-type="float">
            <text:p>47</text:p>
          </table:table-cell>
          <table:table-cell table:style-name="ce15" office:value-type="float" office:value="1844148" calcext:value-type="float">
            <text:p>1844148</text:p>
          </table:table-cell>
          <table:table-cell table:style-name="ce15" office:value-type="float" office:value="-49822" calcext:value-type="float">
            <text:p>-49822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508" calcext:value-type="float">
            <text:p>508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447373" calcext:value-type="float">
            <text:p>447373</text:p>
          </table:table-cell>
          <table:table-cell table:style-name="ce15" office:value-type="float" office:value="1582641" calcext:value-type="float">
            <text:p>1582641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1432366" calcext:value-type="float">
            <text:p>1432366</text:p>
          </table:table-cell>
          <table:table-cell table:style-name="ce15" office:value-type="float" office:value="1863" calcext:value-type="float">
            <text:p>1863</text:p>
          </table:table-cell>
          <table:table-cell table:style-name="ce25" office:value-type="float" office:value="6326163" calcext:value-type="float">
            <text:p>6326163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 calcext:value-type="string">
            <text:p>IPI - TOTAL</text:p>
          </table:table-cell>
          <table:table-cell table:style-name="ce15" office:value-type="float" office:value="21367" calcext:value-type="float">
            <text:p>21367</text:p>
          </table:table-cell>
          <table:table-cell table:style-name="ce15" office:value-type="float" office:value="2401947" calcext:value-type="float">
            <text:p>2401947</text:p>
          </table:table-cell>
          <table:table-cell table:style-name="ce15" office:value-type="float" office:value="19300968" calcext:value-type="float">
            <text:p>19300968</text:p>
          </table:table-cell>
          <table:table-cell table:style-name="ce15" office:value-type="float" office:value="412349" calcext:value-type="float">
            <text:p>412349</text:p>
          </table:table-cell>
          <table:table-cell table:style-name="ce15" office:value-type="float" office:value="129138799" calcext:value-type="float">
            <text:p>129138799</text:p>
          </table:table-cell>
          <table:table-cell table:style-name="ce15" office:value-type="float" office:value="37964195" calcext:value-type="float">
            <text:p>37964195</text:p>
          </table:table-cell>
          <table:table-cell table:style-name="ce15" office:value-type="float" office:value="6747900" calcext:value-type="float">
            <text:p>6747900</text:p>
          </table:table-cell>
          <table:table-cell table:style-name="ce15" office:value-type="float" office:value="149075814" calcext:value-type="float">
            <text:p>149075814</text:p>
          </table:table-cell>
          <table:table-cell table:style-name="ce15" office:value-type="float" office:value="65703547" calcext:value-type="float">
            <text:p>65703547</text:p>
          </table:table-cell>
          <table:table-cell table:style-name="ce15" office:value-type="float" office:value="9135154" calcext:value-type="float">
            <text:p>9135154</text:p>
          </table:table-cell>
          <table:table-cell table:style-name="ce15" office:value-type="float" office:value="516778006" calcext:value-type="float">
            <text:p>516778006</text:p>
          </table:table-cell>
          <table:table-cell table:style-name="ce15" office:value-type="float" office:value="6599977" calcext:value-type="float">
            <text:p>6599977</text:p>
          </table:table-cell>
          <table:table-cell table:style-name="ce15" office:value-type="float" office:value="13790233" calcext:value-type="float">
            <text:p>13790233</text:p>
          </table:table-cell>
          <table:table-cell table:style-name="ce15" office:value-type="float" office:value="7721981" calcext:value-type="float">
            <text:p>7721981</text:p>
          </table:table-cell>
          <table:table-cell table:style-name="ce15" office:value-type="float" office:value="6662085" calcext:value-type="float">
            <text:p>6662085</text:p>
          </table:table-cell>
          <table:table-cell table:style-name="ce15" office:value-type="float" office:value="98543109" calcext:value-type="float">
            <text:p>98543109</text:p>
          </table:table-cell>
          <table:table-cell table:style-name="ce15" office:value-type="float" office:value="3470949" calcext:value-type="float">
            <text:p>3470949</text:p>
          </table:table-cell>
          <table:table-cell table:style-name="ce15" office:value-type="float" office:value="249237465" calcext:value-type="float">
            <text:p>249237465</text:p>
          </table:table-cell>
          <table:table-cell table:style-name="ce15" office:value-type="float" office:value="288588890" calcext:value-type="float">
            <text:p>288588890</text:p>
          </table:table-cell>
          <table:table-cell table:style-name="ce15" office:value-type="float" office:value="3650251" calcext:value-type="float">
            <text:p>3650251</text:p>
          </table:table-cell>
          <table:table-cell table:style-name="ce15" office:value-type="float" office:value="1870451" calcext:value-type="float">
            <text:p>1870451</text:p>
          </table:table-cell>
          <table:table-cell table:style-name="ce15" office:value-type="float" office:value="152575" calcext:value-type="float">
            <text:p>152575</text:p>
          </table:table-cell>
          <table:table-cell table:style-name="ce15" office:value-type="float" office:value="419815877" calcext:value-type="float">
            <text:p>419815877</text:p>
          </table:table-cell>
          <table:table-cell table:style-name="ce15" office:value-type="float" office:value="310556447" calcext:value-type="float">
            <text:p>310556447</text:p>
          </table:table-cell>
          <table:table-cell table:style-name="ce15" office:value-type="float" office:value="8758994" calcext:value-type="float">
            <text:p>8758994</text:p>
          </table:table-cell>
          <table:table-cell table:style-name="ce15" office:value-type="float" office:value="1553867488" calcext:value-type="float">
            <text:p>1553867488</text:p>
          </table:table-cell>
          <table:table-cell table:style-name="ce15" office:value-type="float" office:value="1174370" calcext:value-type="float">
            <text:p>1174370</text:p>
          </table:table-cell>
          <table:table-cell table:style-name="ce25" office:value-type="float" office:value="3911141186" calcext:value-type="float">
            <text:p>3911141186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 calcext:value-type="string">
            <text:p><text:s text:c="2"/>IPI - FUMO</text:p>
          </table:table-cell>
          <table:table-cell table:number-columns-repeated="3" table:style-name="ce15" office:value-type="string" office:string-value=" -    " calcext:value-type="string">
            <text:p><text:s/>- <text:s text:c="3"/></text:p>
          </table:table-cell>
          <table:table-cell table:style-name="ce20" office:value-type="string" office:string-value=" -    " calcext:value-type="string">
            <text:p><text:s/>- <text:s text:c="3"/></text:p>
          </table:table-cell>
          <table:table-cell table:style-name="ce15" office:value-type="float" office:value="243294" calcext:value-type="float">
            <text:p>243294</text:p>
          </table:table-cell>
          <table:table-cell table:number-columns-repeated="2" table:style-name="ce15" office:value-type="string" office:string-value=" -    " calcext:value-type="string">
            <text:p><text:s/>- <text:s text:c="3"/></text:p>
          </table:table-cell>
          <table:table-cell table:style-name="ce20" office:value-type="string" office:string-value=" -    " calcext:value-type="string">
            <text:p><text:s/>- <text:s text:c="3"/></text:p>
          </table:table-cell>
          <table:table-cell table:style-name="ce15" office:value-type="float" office:value="23775" calcext:value-type="float">
            <text:p>23775</text:p>
          </table:table-cell>
          <table:table-cell table:style-name="ce15" office:value-type="string" office:string-value=" -    " calcext:value-type="string">
            <text:p><text:s/>- <text:s text:c="3"/></text:p>
          </table:table-cell>
          <table:table-cell table:style-name="ce15" office:value-type="float" office:value="295524960" calcext:value-type="float">
            <text:p>295524960</text:p>
          </table:table-cell>
          <table:table-cell table:style-name="ce15" office:value-type="float" office:value="1026" calcext:value-type="float">
            <text:p>1026</text:p>
          </table:table-cell>
          <table:table-cell table:number-columns-repeated="5" table:style-name="ce15" office:value-type="string" office:string-value=" -    " calcext:value-type="string">
            <text:p><text:s/>- <text:s text:c="3"/></text:p>
          </table:table-cell>
          <table:table-cell table:style-name="ce15" office:value-type="float" office:value="999" calcext:value-type="float">
            <text:p>999</text:p>
          </table:table-cell>
          <table:table-cell table:style-name="ce15" office:value-type="float" office:value="11751" calcext:value-type="float">
            <text:p>11751</text:p>
          </table:table-cell>
          <table:table-cell table:number-columns-repeated="3" table:style-name="ce15" office:value-type="string" office:string-value=" -    " calcext:value-type="string">
            <text:p><text:s/>- <text:s text:c="3"/></text:p>
          </table:table-cell>
          <table:table-cell table:style-name="ce15" office:value-type="float" office:value="180955270" calcext:value-type="float">
            <text:p>180955270</text:p>
          </table:table-cell>
          <table:table-cell table:style-name="ce15" office:value-type="float" office:value="1456" calcext:value-type="float">
            <text:p>1456</text:p>
          </table:table-cell>
          <table:table-cell table:style-name="ce15" office:value-type="float" office:value="128345" calcext:value-type="float">
            <text:p>128345</text:p>
          </table:table-cell>
          <table:table-cell table:style-name="ce15" office:value-type="float" office:value="163303" calcext:value-type="float">
            <text:p>163303</text:p>
          </table:table-cell>
          <table:table-cell table:style-name="ce15" office:value-type="string" office:string-value=" -    " calcext:value-type="string">
            <text:p><text:s/>- <text:s text:c="3"/></text:p>
          </table:table-cell>
          <table:table-cell table:style-name="ce25" office:value-type="float" office:value="477054179" calcext:value-type="float">
            <text:p>477054179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 calcext:value-type="string">
            <text:p><text:s text:c="2"/>IPI - BEBIDAS</text:p>
          </table:table-cell>
          <table:table-cell table:style-name="ce15" office:value-type="string" office:string-value=" -    " calcext:value-type="string">
            <text:p><text:s/>- <text:s text:c="3"/></text:p>
          </table:table-cell>
          <table:table-cell table:style-name="ce15" office:value-type="float" office:value="135446" calcext:value-type="float">
            <text:p>135446</text:p>
          </table:table-cell>
          <table:table-cell table:style-name="ce15" office:value-type="float" office:value="5064712" calcext:value-type="float">
            <text:p>5064712</text:p>
          </table:table-cell>
          <table:table-cell table:style-name="ce15" office:value-type="string" office:string-value=" -    " calcext:value-type="string">
            <text:p><text:s/>- <text:s text:c="3"/></text:p>
          </table:table-cell>
          <table:table-cell table:style-name="ce15" office:value-type="float" office:value="15097558" calcext:value-type="float">
            <text:p>15097558</text:p>
          </table:table-cell>
          <table:table-cell table:style-name="ce15" office:value-type="float" office:value="12464212" calcext:value-type="float">
            <text:p>12464212</text:p>
          </table:table-cell>
          <table:table-cell table:style-name="ce15" office:value-type="float" office:value="1982345" calcext:value-type="float">
            <text:p>1982345</text:p>
          </table:table-cell>
          <table:table-cell table:style-name="ce15" office:value-type="float" office:value="318677" calcext:value-type="float">
            <text:p>318677</text:p>
          </table:table-cell>
          <table:table-cell table:style-name="ce15" office:value-type="float" office:value="10406861" calcext:value-type="float">
            <text:p>10406861</text:p>
          </table:table-cell>
          <table:table-cell table:style-name="ce15" office:value-type="float" office:value="7370948" calcext:value-type="float">
            <text:p>7370948</text:p>
          </table:table-cell>
          <table:table-cell table:style-name="ce15" office:value-type="float" office:value="22007127" calcext:value-type="float">
            <text:p>22007127</text:p>
          </table:table-cell>
          <table:table-cell table:style-name="ce15" office:value-type="float" office:value="64001" calcext:value-type="float">
            <text:p>64001</text:p>
          </table:table-cell>
          <table:table-cell table:style-name="ce15" office:value-type="float" office:value="9473868" calcext:value-type="float">
            <text:p>9473868</text:p>
          </table:table-cell>
          <table:table-cell table:style-name="ce15" office:value-type="float" office:value="1653130" calcext:value-type="float">
            <text:p>1653130</text:p>
          </table:table-cell>
          <table:table-cell table:style-name="ce15" office:value-type="float" office:value="3283238" calcext:value-type="float">
            <text:p>3283238</text:p>
          </table:table-cell>
          <table:table-cell table:style-name="ce15" office:value-type="float" office:value="27388770" calcext:value-type="float">
            <text:p>27388770</text:p>
          </table:table-cell>
          <table:table-cell table:style-name="ce15" office:value-type="float" office:value="2732379" calcext:value-type="float">
            <text:p>2732379</text:p>
          </table:table-cell>
          <table:table-cell table:style-name="ce15" office:value-type="float" office:value="6212555" calcext:value-type="float">
            <text:p>6212555</text:p>
          </table:table-cell>
          <table:table-cell table:style-name="ce15" office:value-type="float" office:value="41372925" calcext:value-type="float">
            <text:p>41372925</text:p>
          </table:table-cell>
          <table:table-cell table:style-name="ce15" office:value-type="float" office:value="647628" calcext:value-type="float">
            <text:p>647628</text:p>
          </table:table-cell>
          <table:table-cell table:style-name="ce15" office:value-type="float" office:value="4973" calcext:value-type="float">
            <text:p>4973</text:p>
          </table:table-cell>
          <table:table-cell table:style-name="ce15" office:value-type="float" office:value="7249" calcext:value-type="float">
            <text:p>7249</text:p>
          </table:table-cell>
          <table:table-cell table:style-name="ce15" office:value-type="float" office:value="13362447" calcext:value-type="float">
            <text:p>13362447</text:p>
          </table:table-cell>
          <table:table-cell table:style-name="ce15" office:value-type="float" office:value="8846536" calcext:value-type="float">
            <text:p>8846536</text:p>
          </table:table-cell>
          <table:table-cell table:style-name="ce15" office:value-type="float" office:value="6140226" calcext:value-type="float">
            <text:p>6140226</text:p>
          </table:table-cell>
          <table:table-cell table:style-name="ce15" office:value-type="float" office:value="95163997" calcext:value-type="float">
            <text:p>95163997</text:p>
          </table:table-cell>
          <table:table-cell table:style-name="ce15" office:value-type="string" office:string-value=" -    " calcext:value-type="string">
            <text:p><text:s/>- <text:s text:c="3"/></text:p>
          </table:table-cell>
          <table:table-cell table:style-name="ce25" office:value-type="float" office:value="291201807" calcext:value-type="float">
            <text:p>291201807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 calcext:value-type="string">
            <text:p><text:s text:c="2"/>IPI - AUTOMÓVEIS</text:p>
          </table:table-cell>
          <table:table-cell table:style-name="ce15" office:value-type="float" office:value="813" calcext:value-type="float">
            <text:p>813</text:p>
          </table:table-cell>
          <table:table-cell table:style-name="ce15" office:value-type="string" office:string-value=" -    " calcext:value-type="string">
            <text:p><text:s/>- <text:s text:c="3"/></text:p>
          </table:table-cell>
          <table:table-cell table:style-name="ce15" office:value-type="float" office:value="17703" calcext:value-type="float">
            <text:p>17703</text:p>
          </table:table-cell>
          <table:table-cell table:style-name="ce15" office:value-type="string" office:string-value=" -    " calcext:value-type="string">
            <text:p><text:s/>- <text:s text:c="3"/></text:p>
          </table:table-cell>
          <table:table-cell table:style-name="ce15" office:value-type="float" office:value="4223" calcext:value-type="float">
            <text:p>4223</text:p>
          </table:table-cell>
          <table:table-cell table:style-name="ce15" office:value-type="float" office:value="3267" calcext:value-type="float">
            <text:p>3267</text:p>
          </table:table-cell>
          <table:table-cell table:style-name="ce15" office:value-type="string" office:string-value=" -    " calcext:value-type="string">
            <text:p><text:s/>- <text:s text:c="3"/></text:p>
          </table:table-cell>
          <table:table-cell table:style-name="ce15" office:value-type="float" office:value="14589085" calcext:value-type="float">
            <text:p>14589085</text:p>
          </table:table-cell>
          <table:table-cell table:style-name="ce15" office:value-type="float" office:value="25691234" calcext:value-type="float">
            <text:p>25691234</text:p>
          </table:table-cell>
          <table:table-cell table:style-name="ce15" office:value-type="string" office:string-value=" -    " calcext:value-type="string">
            <text:p><text:s/>- <text:s text:c="3"/></text:p>
          </table:table-cell>
          <table:table-cell table:style-name="ce15" office:value-type="float" office:value="66030970" calcext:value-type="float">
            <text:p>66030970</text:p>
          </table:table-cell>
          <table:table-cell table:style-name="ce15" office:value-type="float" office:value="1883" calcext:value-type="float">
            <text:p>1883</text:p>
          </table:table-cell>
          <table:table-cell table:style-name="ce15" office:value-type="string" office:string-value=" -    " calcext:value-type="string">
            <text:p><text:s/>- <text:s text:c="3"/></text:p>
          </table:table-cell>
          <table:table-cell table:style-name="ce15" office:value-type="float" office:value="3617" calcext:value-type="float">
            <text:p>3617</text:p>
          </table:table-cell>
          <table:table-cell table:style-name="ce15" office:value-type="float" office:value="7049" calcext:value-type="float">
            <text:p>7049</text:p>
          </table:table-cell>
          <table:table-cell table:style-name="ce15" office:value-type="float" office:value="156444" calcext:value-type="float">
            <text:p>156444</text:p>
          </table:table-cell>
          <table:table-cell table:style-name="ce15" office:value-type="string" office:string-value=" -    " calcext:value-type="string">
            <text:p><text:s/>- <text:s text:c="3"/></text:p>
          </table:table-cell>
          <table:table-cell table:style-name="ce15" office:value-type="float" office:value="41861881" calcext:value-type="float">
            <text:p>41861881</text:p>
          </table:table-cell>
          <table:table-cell table:style-name="ce15" office:value-type="float" office:value="19754724" calcext:value-type="float">
            <text:p>19754724</text:p>
          </table:table-cell>
          <table:table-cell table:style-name="ce15" office:value-type="float" office:value="7720" calcext:value-type="float">
            <text:p>7720</text:p>
          </table:table-cell>
          <table:table-cell table:style-name="ce15" office:value-type="float" office:value="14428" calcext:value-type="float">
            <text:p>14428</text:p>
          </table:table-cell>
          <table:table-cell table:style-name="ce15" office:value-type="string" office:string-value=" -    " calcext:value-type="string">
            <text:p><text:s/>- <text:s text:c="3"/></text:p>
          </table:table-cell>
          <table:table-cell table:style-name="ce15" office:value-type="float" office:value="37285135" calcext:value-type="float">
            <text:p>37285135</text:p>
          </table:table-cell>
          <table:table-cell table:style-name="ce15" office:value-type="float" office:value="9981648" calcext:value-type="float">
            <text:p>9981648</text:p>
          </table:table-cell>
          <table:table-cell table:style-name="ce15" office:value-type="string" office:string-value=" -    " calcext:value-type="string">
            <text:p><text:s/>- <text:s text:c="3"/></text:p>
          </table:table-cell>
          <table:table-cell table:style-name="ce15" office:value-type="float" office:value="157252231" calcext:value-type="float">
            <text:p>157252231</text:p>
          </table:table-cell>
          <table:table-cell table:style-name="ce15" office:value-type="string" office:string-value=" -    " calcext:value-type="string">
            <text:p><text:s/>- <text:s text:c="3"/></text:p>
          </table:table-cell>
          <table:table-cell table:style-name="ce25" office:value-type="float" office:value="372664057" calcext:value-type="float">
            <text:p>372664057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 calcext:value-type="string">
            <text:p><text:s text:c="2"/>IPI - VINCULADO À IMPORTACAO</text:p>
          </table:table-cell>
          <table:table-cell table:style-name="ce15" office:value-type="string" office:string-value=" -    " calcext:value-type="string">
            <text:p><text:s/>- <text:s text:c="3"/></text:p>
          </table:table-cell>
          <table:table-cell table:style-name="ce15" office:value-type="float" office:value="355034" calcext:value-type="float">
            <text:p>355034</text:p>
          </table:table-cell>
          <table:table-cell table:style-name="ce15" office:value-type="float" office:value="8260028" calcext:value-type="float">
            <text:p>8260028</text:p>
          </table:table-cell>
          <table:table-cell table:style-name="ce15" office:value-type="float" office:value="183471" calcext:value-type="float">
            <text:p>183471</text:p>
          </table:table-cell>
          <table:table-cell table:style-name="ce15" office:value-type="float" office:value="56500089" calcext:value-type="float">
            <text:p>56500089</text:p>
          </table:table-cell>
          <table:table-cell table:style-name="ce15" office:value-type="float" office:value="18614677" calcext:value-type="float">
            <text:p>18614677</text:p>
          </table:table-cell>
          <table:table-cell table:style-name="ce15" office:value-type="float" office:value="1784417" calcext:value-type="float">
            <text:p>1784417</text:p>
          </table:table-cell>
          <table:table-cell table:style-name="ce15" office:value-type="float" office:value="98853383" calcext:value-type="float">
            <text:p>98853383</text:p>
          </table:table-cell>
          <table:table-cell table:style-name="ce15" office:value-type="float" office:value="15480824" calcext:value-type="float">
            <text:p>15480824</text:p>
          </table:table-cell>
          <table:table-cell table:style-name="ce15" office:value-type="float" office:value="537363" calcext:value-type="float">
            <text:p>537363</text:p>
          </table:table-cell>
          <table:table-cell table:style-name="ce15" office:value-type="float" office:value="37014976" calcext:value-type="float">
            <text:p>37014976</text:p>
          </table:table-cell>
          <table:table-cell table:style-name="ce15" office:value-type="float" office:value="162489" calcext:value-type="float">
            <text:p>162489</text:p>
          </table:table-cell>
          <table:table-cell table:style-name="ce15" office:value-type="float" office:value="1529398" calcext:value-type="float">
            <text:p>1529398</text:p>
          </table:table-cell>
          <table:table-cell table:style-name="ce15" office:value-type="float" office:value="2313857" calcext:value-type="float">
            <text:p>2313857</text:p>
          </table:table-cell>
          <table:table-cell table:style-name="ce15" office:value-type="float" office:value="1557491" calcext:value-type="float">
            <text:p>1557491</text:p>
          </table:table-cell>
          <table:table-cell table:style-name="ce15" office:value-type="float" office:value="34202377" calcext:value-type="float">
            <text:p>34202377</text:p>
          </table:table-cell>
          <table:table-cell table:style-name="ce15" office:value-type="float" office:value="1383" calcext:value-type="float">
            <text:p>1383</text:p>
          </table:table-cell>
          <table:table-cell table:style-name="ce15" office:value-type="float" office:value="110933636" calcext:value-type="float">
            <text:p>110933636</text:p>
          </table:table-cell>
          <table:table-cell table:style-name="ce15" office:value-type="float" office:value="122213769" calcext:value-type="float">
            <text:p>122213769</text:p>
          </table:table-cell>
          <table:table-cell table:style-name="ce15" office:value-type="float" office:value="236179" calcext:value-type="float">
            <text:p>236179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130584" calcext:value-type="float">
            <text:p>130584</text:p>
          </table:table-cell>
          <table:table-cell table:style-name="ce15" office:value-type="float" office:value="75557601" calcext:value-type="float">
            <text:p>75557601</text:p>
          </table:table-cell>
          <table:table-cell table:style-name="ce15" office:value-type="float" office:value="158137810" calcext:value-type="float">
            <text:p>158137810</text:p>
          </table:table-cell>
          <table:table-cell table:style-name="ce15" office:value-type="float" office:value="323226" calcext:value-type="float">
            <text:p>323226</text:p>
          </table:table-cell>
          <table:table-cell table:style-name="ce15" office:value-type="float" office:value="461389282" calcext:value-type="float">
            <text:p>461389282</text:p>
          </table:table-cell>
          <table:table-cell table:style-name="ce15" office:value-type="string" office:string-value=" -    " calcext:value-type="string">
            <text:p><text:s/>- <text:s text:c="3"/></text:p>
          </table:table-cell>
          <table:table-cell table:style-name="ce25" office:value-type="float" office:value="1206273370" calcext:value-type="float">
            <text:p>1206273370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8" office:value-type="string" calcext:value-type="string">
            <text:p><text:s text:c="2"/>IPI - OUTROS</text:p>
          </table:table-cell>
          <table:table-cell table:style-name="ce15" office:value-type="float" office:value="20553" calcext:value-type="float">
            <text:p>20553</text:p>
          </table:table-cell>
          <table:table-cell table:style-name="ce15" office:value-type="float" office:value="1911467" calcext:value-type="float">
            <text:p>1911467</text:p>
          </table:table-cell>
          <table:table-cell table:style-name="ce15" office:value-type="float" office:value="5958524" calcext:value-type="float">
            <text:p>5958524</text:p>
          </table:table-cell>
          <table:table-cell table:style-name="ce15" office:value-type="float" office:value="228878" calcext:value-type="float">
            <text:p>228878</text:p>
          </table:table-cell>
          <table:table-cell table:style-name="ce15" office:value-type="float" office:value="57293635" calcext:value-type="float">
            <text:p>57293635</text:p>
          </table:table-cell>
          <table:table-cell table:style-name="ce15" office:value-type="float" office:value="6882038" calcext:value-type="float">
            <text:p>6882038</text:p>
          </table:table-cell>
          <table:table-cell table:style-name="ce15" office:value-type="float" office:value="2981138" calcext:value-type="float">
            <text:p>2981138</text:p>
          </table:table-cell>
          <table:table-cell table:style-name="ce15" office:value-type="float" office:value="35314669" calcext:value-type="float">
            <text:p>35314669</text:p>
          </table:table-cell>
          <table:table-cell table:style-name="ce15" office:value-type="float" office:value="14100853" calcext:value-type="float">
            <text:p>14100853</text:p>
          </table:table-cell>
          <table:table-cell table:style-name="ce15" office:value-type="float" office:value="1226843" calcext:value-type="float">
            <text:p>1226843</text:p>
          </table:table-cell>
          <table:table-cell table:style-name="ce15" office:value-type="float" office:value="96199972" calcext:value-type="float">
            <text:p>96199972</text:p>
          </table:table-cell>
          <table:table-cell table:style-name="ce15" office:value-type="float" office:value="6370578" calcext:value-type="float">
            <text:p>6370578</text:p>
          </table:table-cell>
          <table:table-cell table:style-name="ce15" office:value-type="float" office:value="2786966" calcext:value-type="float">
            <text:p>2786966</text:p>
          </table:table-cell>
          <table:table-cell table:style-name="ce15" office:value-type="float" office:value="3751377" calcext:value-type="float">
            <text:p>3751377</text:p>
          </table:table-cell>
          <table:table-cell table:style-name="ce15" office:value-type="float" office:value="1814307" calcext:value-type="float">
            <text:p>1814307</text:p>
          </table:table-cell>
          <table:table-cell table:style-name="ce15" office:value-type="float" office:value="36795518" calcext:value-type="float">
            <text:p>36795518</text:p>
          </table:table-cell>
          <table:table-cell table:style-name="ce15" office:value-type="float" office:value="737186" calcext:value-type="float">
            <text:p>737186</text:p>
          </table:table-cell>
          <table:table-cell table:style-name="ce15" office:value-type="float" office:value="90228395" calcext:value-type="float">
            <text:p>90228395</text:p>
          </table:table-cell>
          <table:table-cell table:style-name="ce15" office:value-type="float" office:value="105235721" calcext:value-type="float">
            <text:p>105235721</text:p>
          </table:table-cell>
          <table:table-cell table:style-name="ce15" office:value-type="float" office:value="2758725" calcext:value-type="float">
            <text:p>2758725</text:p>
          </table:table-cell>
          <table:table-cell table:style-name="ce15" office:value-type="float" office:value="1851023" calcext:value-type="float">
            <text:p>1851023</text:p>
          </table:table-cell>
          <table:table-cell table:style-name="ce15" office:value-type="float" office:value="14743" calcext:value-type="float">
            <text:p>14743</text:p>
          </table:table-cell>
          <table:table-cell table:style-name="ce15" office:value-type="float" office:value="112655424" calcext:value-type="float">
            <text:p>112655424</text:p>
          </table:table-cell>
          <table:table-cell table:style-name="ce15" office:value-type="float" office:value="133588998" calcext:value-type="float">
            <text:p>133588998</text:p>
          </table:table-cell>
          <table:table-cell table:style-name="ce15" office:value-type="float" office:value="2167197" calcext:value-type="float">
            <text:p>2167197</text:p>
          </table:table-cell>
          <table:table-cell table:style-name="ce15" office:value-type="float" office:value="839898675" calcext:value-type="float">
            <text:p>839898675</text:p>
          </table:table-cell>
          <table:table-cell table:style-name="ce15" office:value-type="float" office:value="1174370" calcext:value-type="float">
            <text:p>1174370</text:p>
          </table:table-cell>
          <table:table-cell table:style-name="ce25" office:value-type="float" office:value="1563947773" calcext:value-type="float">
            <text:p>1563947773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 calcext:value-type="string">
            <text:p>IMPOSTO SOBRE A RENDA - TOTAL</text:p>
          </table:table-cell>
          <table:table-cell table:style-name="ce15" office:value-type="float" office:value="22067372" calcext:value-type="float">
            <text:p>22067372</text:p>
          </table:table-cell>
          <table:table-cell table:style-name="ce15" office:value-type="float" office:value="69969520" calcext:value-type="float">
            <text:p>69969520</text:p>
          </table:table-cell>
          <table:table-cell table:style-name="ce15" office:value-type="float" office:value="235656179" calcext:value-type="float">
            <text:p>235656179</text:p>
          </table:table-cell>
          <table:table-cell table:style-name="ce15" office:value-type="float" office:value="15658789" calcext:value-type="float">
            <text:p>15658789</text:p>
          </table:table-cell>
          <table:table-cell table:style-name="ce15" office:value-type="float" office:value="425225123" calcext:value-type="float">
            <text:p>425225123</text:p>
          </table:table-cell>
          <table:table-cell table:style-name="ce15" office:value-type="float" office:value="309819079" calcext:value-type="float">
            <text:p>309819079</text:p>
          </table:table-cell>
          <table:table-cell table:style-name="ce15" office:value-type="float" office:value="3025222935" calcext:value-type="float">
            <text:p>3025222935</text:p>
          </table:table-cell>
          <table:table-cell table:style-name="ce15" office:value-type="float" office:value="279661858" calcext:value-type="float">
            <text:p>279661858</text:p>
          </table:table-cell>
          <table:table-cell table:style-name="ce15" office:value-type="float" office:value="333385347" calcext:value-type="float">
            <text:p>333385347</text:p>
          </table:table-cell>
          <table:table-cell table:style-name="ce15" office:value-type="float" office:value="100630258" calcext:value-type="float">
            <text:p>100630258</text:p>
          </table:table-cell>
          <table:table-cell table:style-name="ce15" office:value-type="float" office:value="1515534768" calcext:value-type="float">
            <text:p>1515534768</text:p>
          </table:table-cell>
          <table:table-cell table:style-name="ce15" office:value-type="float" office:value="138123937" calcext:value-type="float">
            <text:p>138123937</text:p>
          </table:table-cell>
          <table:table-cell table:style-name="ce15" office:value-type="float" office:value="170235060" calcext:value-type="float">
            <text:p>170235060</text:p>
          </table:table-cell>
          <table:table-cell table:style-name="ce15" office:value-type="float" office:value="186831652" calcext:value-type="float">
            <text:p>186831652</text:p>
          </table:table-cell>
          <table:table-cell table:style-name="ce15" office:value-type="float" office:value="109865245" calcext:value-type="float">
            <text:p>109865245</text:p>
          </table:table-cell>
          <table:table-cell table:style-name="ce15" office:value-type="float" office:value="382470794" calcext:value-type="float">
            <text:p>382470794</text:p>
          </table:table-cell>
          <table:table-cell table:style-name="ce15" office:value-type="float" office:value="67552919" calcext:value-type="float">
            <text:p>67552919</text:p>
          </table:table-cell>
          <table:table-cell table:style-name="ce15" office:value-type="float" office:value="1100082927" calcext:value-type="float">
            <text:p>1100082927</text:p>
          </table:table-cell>
          <table:table-cell table:style-name="ce15" office:value-type="float" office:value="3931723090" calcext:value-type="float">
            <text:p>3931723090</text:p>
          </table:table-cell>
          <table:table-cell table:style-name="ce15" office:value-type="float" office:value="112478049" calcext:value-type="float">
            <text:p>112478049</text:p>
          </table:table-cell>
          <table:table-cell table:style-name="ce15" office:value-type="float" office:value="63429760" calcext:value-type="float">
            <text:p>63429760</text:p>
          </table:table-cell>
          <table:table-cell table:style-name="ce15" office:value-type="float" office:value="17143765" calcext:value-type="float">
            <text:p>17143765</text:p>
          </table:table-cell>
          <table:table-cell table:style-name="ce15" office:value-type="float" office:value="1330243706" calcext:value-type="float">
            <text:p>1330243706</text:p>
          </table:table-cell>
          <table:table-cell table:style-name="ce15" office:value-type="float" office:value="673236226" calcext:value-type="float">
            <text:p>673236226</text:p>
          </table:table-cell>
          <table:table-cell table:style-name="ce15" office:value-type="float" office:value="75623905" calcext:value-type="float">
            <text:p>75623905</text:p>
          </table:table-cell>
          <table:table-cell table:style-name="ce15" office:value-type="float" office:value="10583383383" calcext:value-type="float">
            <text:p>10583383383</text:p>
          </table:table-cell>
          <table:table-cell table:style-name="ce15" office:value-type="float" office:value="38754684" calcext:value-type="float">
            <text:p>38754684</text:p>
          </table:table-cell>
          <table:table-cell table:style-name="ce25" office:value-type="float" office:value="25314010328" calcext:value-type="float">
            <text:p>25314010328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 calcext:value-type="string">
            <text:p><text:s text:c="2"/>IRPF</text:p>
          </table:table-cell>
          <table:table-cell table:style-name="ce15" office:value-type="float" office:value="5049183" calcext:value-type="float">
            <text:p>5049183</text:p>
          </table:table-cell>
          <table:table-cell table:style-name="ce15" office:value-type="float" office:value="16132354" calcext:value-type="float">
            <text:p>16132354</text:p>
          </table:table-cell>
          <table:table-cell table:style-name="ce15" office:value-type="float" office:value="19906802" calcext:value-type="float">
            <text:p>19906802</text:p>
          </table:table-cell>
          <table:table-cell table:style-name="ce15" office:value-type="float" office:value="4643861" calcext:value-type="float">
            <text:p>4643861</text:p>
          </table:table-cell>
          <table:table-cell table:style-name="ce15" office:value-type="float" office:value="63359000" calcext:value-type="float">
            <text:p>63359000</text:p>
          </table:table-cell>
          <table:table-cell table:style-name="ce15" office:value-type="float" office:value="37343653" calcext:value-type="float">
            <text:p>37343653</text:p>
          </table:table-cell>
          <table:table-cell table:style-name="ce15" office:value-type="float" office:value="52129749" calcext:value-type="float">
            <text:p>52129749</text:p>
          </table:table-cell>
          <table:table-cell table:style-name="ce15" office:value-type="float" office:value="32248836" calcext:value-type="float">
            <text:p>32248836</text:p>
          </table:table-cell>
          <table:table-cell table:style-name="ce15" office:value-type="float" office:value="47637291" calcext:value-type="float">
            <text:p>47637291</text:p>
          </table:table-cell>
          <table:table-cell table:style-name="ce15" office:value-type="float" office:value="22103148" calcext:value-type="float">
            <text:p>22103148</text:p>
          </table:table-cell>
          <table:table-cell table:style-name="ce15" office:value-type="float" office:value="168687152" calcext:value-type="float">
            <text:p>168687152</text:p>
          </table:table-cell>
          <table:table-cell table:style-name="ce15" office:value-type="float" office:value="30070954" calcext:value-type="float">
            <text:p>30070954</text:p>
          </table:table-cell>
          <table:table-cell table:style-name="ce15" office:value-type="float" office:value="28455605" calcext:value-type="float">
            <text:p>28455605</text:p>
          </table:table-cell>
          <table:table-cell table:style-name="ce15" office:value-type="float" office:value="30208231" calcext:value-type="float">
            <text:p>30208231</text:p>
          </table:table-cell>
          <table:table-cell table:style-name="ce15" office:value-type="float" office:value="21479759" calcext:value-type="float">
            <text:p>21479759</text:p>
          </table:table-cell>
          <table:table-cell table:style-name="ce15" office:value-type="float" office:value="53188761" calcext:value-type="float">
            <text:p>53188761</text:p>
          </table:table-cell>
          <table:table-cell table:style-name="ce15" office:value-type="float" office:value="13939121" calcext:value-type="float">
            <text:p>13939121</text:p>
          </table:table-cell>
          <table:table-cell table:style-name="ce15" office:value-type="float" office:value="123686415" calcext:value-type="float">
            <text:p>123686415</text:p>
          </table:table-cell>
          <table:table-cell table:style-name="ce15" office:value-type="float" office:value="339101078" calcext:value-type="float">
            <text:p>339101078</text:p>
          </table:table-cell>
          <table:table-cell table:style-name="ce15" office:value-type="float" office:value="21315185" calcext:value-type="float">
            <text:p>21315185</text:p>
          </table:table-cell>
          <table:table-cell table:style-name="ce15" office:value-type="float" office:value="10567471" calcext:value-type="float">
            <text:p>10567471</text:p>
          </table:table-cell>
          <table:table-cell table:style-name="ce15" office:value-type="float" office:value="3521479" calcext:value-type="float">
            <text:p>3521479</text:p>
          </table:table-cell>
          <table:table-cell table:style-name="ce15" office:value-type="float" office:value="161366288" calcext:value-type="float">
            <text:p>161366288</text:p>
          </table:table-cell>
          <table:table-cell table:style-name="ce15" office:value-type="float" office:value="64545796" calcext:value-type="float">
            <text:p>64545796</text:p>
          </table:table-cell>
          <table:table-cell table:style-name="ce15" office:value-type="float" office:value="17941932" calcext:value-type="float">
            <text:p>17941932</text:p>
          </table:table-cell>
          <table:table-cell table:style-name="ce15" office:value-type="float" office:value="844743015" calcext:value-type="float">
            <text:p>844743015</text:p>
          </table:table-cell>
          <table:table-cell table:style-name="ce15" office:value-type="float" office:value="7846818" calcext:value-type="float">
            <text:p>7846818</text:p>
          </table:table-cell>
          <table:table-cell table:style-name="ce25" office:value-type="float" office:value="2241218936" calcext:value-type="float">
            <text:p>2241218936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 calcext:value-type="string">
            <text:p><text:s text:c="2"/>IRPJ</text:p>
          </table:table-cell>
          <table:table-cell table:style-name="ce15" office:value-type="float" office:value="10725725" calcext:value-type="float">
            <text:p>10725725</text:p>
          </table:table-cell>
          <table:table-cell table:style-name="ce15" office:value-type="float" office:value="31258263" calcext:value-type="float">
            <text:p>31258263</text:p>
          </table:table-cell>
          <table:table-cell table:style-name="ce15" office:value-type="float" office:value="121384295" calcext:value-type="float">
            <text:p>121384295</text:p>
          </table:table-cell>
          <table:table-cell table:style-name="ce15" office:value-type="float" office:value="7898751" calcext:value-type="float">
            <text:p>7898751</text:p>
          </table:table-cell>
          <table:table-cell table:style-name="ce15" office:value-type="float" office:value="232928877" calcext:value-type="float">
            <text:p>232928877</text:p>
          </table:table-cell>
          <table:table-cell table:style-name="ce15" office:value-type="float" office:value="166984110" calcext:value-type="float">
            <text:p>166984110</text:p>
          </table:table-cell>
          <table:table-cell table:style-name="ce15" office:value-type="float" office:value="632673517" calcext:value-type="float">
            <text:p>632673517</text:p>
          </table:table-cell>
          <table:table-cell table:style-name="ce15" office:value-type="float" office:value="168849454" calcext:value-type="float">
            <text:p>168849454</text:p>
          </table:table-cell>
          <table:table-cell table:style-name="ce15" office:value-type="float" office:value="186065984" calcext:value-type="float">
            <text:p>186065984</text:p>
          </table:table-cell>
          <table:table-cell table:style-name="ce15" office:value-type="float" office:value="53818057" calcext:value-type="float">
            <text:p>53818057</text:p>
          </table:table-cell>
          <table:table-cell table:style-name="ce15" office:value-type="float" office:value="867212733" calcext:value-type="float">
            <text:p>867212733</text:p>
          </table:table-cell>
          <table:table-cell table:style-name="ce15" office:value-type="float" office:value="74978285" calcext:value-type="float">
            <text:p>74978285</text:p>
          </table:table-cell>
          <table:table-cell table:style-name="ce15" office:value-type="float" office:value="98262986" calcext:value-type="float">
            <text:p>98262986</text:p>
          </table:table-cell>
          <table:table-cell table:style-name="ce15" office:value-type="float" office:value="98544029" calcext:value-type="float">
            <text:p>98544029</text:p>
          </table:table-cell>
          <table:table-cell table:style-name="ce15" office:value-type="float" office:value="51076562" calcext:value-type="float">
            <text:p>51076562</text:p>
          </table:table-cell>
          <table:table-cell table:style-name="ce15" office:value-type="float" office:value="205483769" calcext:value-type="float">
            <text:p>205483769</text:p>
          </table:table-cell>
          <table:table-cell table:style-name="ce15" office:value-type="float" office:value="35660394" calcext:value-type="float">
            <text:p>35660394</text:p>
          </table:table-cell>
          <table:table-cell table:style-name="ce15" office:value-type="float" office:value="601993597" calcext:value-type="float">
            <text:p>601993597</text:p>
          </table:table-cell>
          <table:table-cell table:style-name="ce15" office:value-type="float" office:value="1882720815" calcext:value-type="float">
            <text:p>1882720815</text:p>
          </table:table-cell>
          <table:table-cell table:style-name="ce15" office:value-type="float" office:value="58754441" calcext:value-type="float">
            <text:p>58754441</text:p>
          </table:table-cell>
          <table:table-cell table:style-name="ce15" office:value-type="float" office:value="39642942" calcext:value-type="float">
            <text:p>39642942</text:p>
          </table:table-cell>
          <table:table-cell table:style-name="ce15" office:value-type="float" office:value="8394442" calcext:value-type="float">
            <text:p>8394442</text:p>
          </table:table-cell>
          <table:table-cell table:style-name="ce15" office:value-type="float" office:value="679249503" calcext:value-type="float">
            <text:p>679249503</text:p>
          </table:table-cell>
          <table:table-cell table:style-name="ce15" office:value-type="float" office:value="428078618" calcext:value-type="float">
            <text:p>428078618</text:p>
          </table:table-cell>
          <table:table-cell table:style-name="ce15" office:value-type="float" office:value="30763278" calcext:value-type="float">
            <text:p>30763278</text:p>
          </table:table-cell>
          <table:table-cell table:style-name="ce15" office:value-type="float" office:value="5230418188" calcext:value-type="float">
            <text:p>5230418188</text:p>
          </table:table-cell>
          <table:table-cell table:style-name="ce15" office:value-type="float" office:value="22363911" calcext:value-type="float">
            <text:p>22363911</text:p>
          </table:table-cell>
          <table:table-cell table:style-name="ce25" office:value-type="float" office:value="12026185525" calcext:value-type="float">
            <text:p>12026185525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 calcext:value-type="string">
            <text:p><text:s text:c="4"/>ENTIDADES FINANCEIRAS</text:p>
          </table:table-cell>
          <table:table-cell table:style-name="ce15" office:value-type="float" office:value="179" calcext:value-type="float">
            <text:p>179</text:p>
          </table:table-cell>
          <table:table-cell table:style-name="ce15" office:value-type="float" office:value="47020" calcext:value-type="float">
            <text:p>47020</text:p>
          </table:table-cell>
          <table:table-cell table:style-name="ce15" office:value-type="float" office:value="194054" calcext:value-type="float">
            <text:p>194054</text:p>
          </table:table-cell>
          <table:table-cell table:style-name="ce15" office:value-type="float" office:value="2418" calcext:value-type="float">
            <text:p>2418</text:p>
          </table:table-cell>
          <table:table-cell table:style-name="ce15" office:value-type="float" office:value="2284236" calcext:value-type="float">
            <text:p>2284236</text:p>
          </table:table-cell>
          <table:table-cell table:style-name="ce15" office:value-type="float" office:value="29256" calcext:value-type="float">
            <text:p>29256</text:p>
          </table:table-cell>
          <table:table-cell table:style-name="ce15" office:value-type="float" office:value="102963250" calcext:value-type="float">
            <text:p>102963250</text:p>
          </table:table-cell>
          <table:table-cell table:style-name="ce15" office:value-type="float" office:value="4202955" calcext:value-type="float">
            <text:p>4202955</text:p>
          </table:table-cell>
          <table:table-cell table:style-name="ce15" office:value-type="float" office:value="219479" calcext:value-type="float">
            <text:p>219479</text:p>
          </table:table-cell>
          <table:table-cell table:style-name="ce15" office:value-type="float" office:value="22233" calcext:value-type="float">
            <text:p>22233</text:p>
          </table:table-cell>
          <table:table-cell table:style-name="ce15" office:value-type="float" office:value="5980196" calcext:value-type="float">
            <text:p>5980196</text:p>
          </table:table-cell>
          <table:table-cell table:style-name="ce15" office:value-type="float" office:value="51021" calcext:value-type="float">
            <text:p>51021</text:p>
          </table:table-cell>
          <table:table-cell table:style-name="ce15" office:value-type="float" office:value="198347" calcext:value-type="float">
            <text:p>198347</text:p>
          </table:table-cell>
          <table:table-cell table:style-name="ce15" office:value-type="float" office:value="11378410" calcext:value-type="float">
            <text:p>11378410</text:p>
          </table:table-cell>
          <table:table-cell table:style-name="ce15" office:value-type="float" office:value="90122" calcext:value-type="float">
            <text:p>90122</text:p>
          </table:table-cell>
          <table:table-cell table:style-name="ce15" office:value-type="float" office:value="7826552" calcext:value-type="float">
            <text:p>7826552</text:p>
          </table:table-cell>
          <table:table-cell table:style-name="ce15" office:value-type="float" office:value="4068" calcext:value-type="float">
            <text:p>4068</text:p>
          </table:table-cell>
          <table:table-cell table:style-name="ce15" office:value-type="float" office:value="32581099" calcext:value-type="float">
            <text:p>32581099</text:p>
          </table:table-cell>
          <table:table-cell table:style-name="ce15" office:value-type="float" office:value="128982907" calcext:value-type="float">
            <text:p>128982907</text:p>
          </table:table-cell>
          <table:table-cell table:style-name="ce15" office:value-type="float" office:value="141900" calcext:value-type="float">
            <text:p>141900</text:p>
          </table:table-cell>
          <table:table-cell table:style-name="ce15" office:value-type="float" office:value="318323" calcext:value-type="float">
            <text:p>318323</text:p>
          </table:table-cell>
          <table:table-cell table:style-name="ce15" office:value-type="float" office:value="49484" calcext:value-type="float">
            <text:p>49484</text:p>
          </table:table-cell>
          <table:table-cell table:style-name="ce15" office:value-type="float" office:value="10091961" calcext:value-type="float">
            <text:p>10091961</text:p>
          </table:table-cell>
          <table:table-cell table:style-name="ce15" office:value-type="float" office:value="1248771" calcext:value-type="float">
            <text:p>1248771</text:p>
          </table:table-cell>
          <table:table-cell table:style-name="ce15" office:value-type="float" office:value="662372" calcext:value-type="float">
            <text:p>662372</text:p>
          </table:table-cell>
          <table:table-cell table:style-name="ce15" office:value-type="float" office:value="695785936" calcext:value-type="float">
            <text:p>695785936</text:p>
          </table:table-cell>
          <table:table-cell table:style-name="ce15" office:value-type="float" office:value="3319" calcext:value-type="float">
            <text:p>3319</text:p>
          </table:table-cell>
          <table:table-cell table:style-name="ce25" office:value-type="float" office:value="1005359867" calcext:value-type="float">
            <text:p>1005359867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 calcext:value-type="string">
            <text:p><text:s text:c="4"/>DEMAIS EMPRESAS</text:p>
          </table:table-cell>
          <table:table-cell table:style-name="ce15" office:value-type="float" office:value="10725546" calcext:value-type="float">
            <text:p>10725546</text:p>
          </table:table-cell>
          <table:table-cell table:style-name="ce15" office:value-type="float" office:value="31211243" calcext:value-type="float">
            <text:p>31211243</text:p>
          </table:table-cell>
          <table:table-cell table:style-name="ce15" office:value-type="float" office:value="121190242" calcext:value-type="float">
            <text:p>121190242</text:p>
          </table:table-cell>
          <table:table-cell table:style-name="ce15" office:value-type="float" office:value="7896333" calcext:value-type="float">
            <text:p>7896333</text:p>
          </table:table-cell>
          <table:table-cell table:style-name="ce15" office:value-type="float" office:value="230644641" calcext:value-type="float">
            <text:p>230644641</text:p>
          </table:table-cell>
          <table:table-cell table:style-name="ce15" office:value-type="float" office:value="166954854" calcext:value-type="float">
            <text:p>166954854</text:p>
          </table:table-cell>
          <table:table-cell table:style-name="ce15" office:value-type="float" office:value="529710268" calcext:value-type="float">
            <text:p>529710268</text:p>
          </table:table-cell>
          <table:table-cell table:style-name="ce15" office:value-type="float" office:value="164646499" calcext:value-type="float">
            <text:p>164646499</text:p>
          </table:table-cell>
          <table:table-cell table:style-name="ce15" office:value-type="float" office:value="185846505" calcext:value-type="float">
            <text:p>185846505</text:p>
          </table:table-cell>
          <table:table-cell table:style-name="ce15" office:value-type="float" office:value="53795823" calcext:value-type="float">
            <text:p>53795823</text:p>
          </table:table-cell>
          <table:table-cell table:style-name="ce15" office:value-type="float" office:value="861232537" calcext:value-type="float">
            <text:p>861232537</text:p>
          </table:table-cell>
          <table:table-cell table:style-name="ce15" office:value-type="float" office:value="74927264" calcext:value-type="float">
            <text:p>74927264</text:p>
          </table:table-cell>
          <table:table-cell table:style-name="ce15" office:value-type="float" office:value="98064639" calcext:value-type="float">
            <text:p>98064639</text:p>
          </table:table-cell>
          <table:table-cell table:style-name="ce15" office:value-type="float" office:value="87165620" calcext:value-type="float">
            <text:p>87165620</text:p>
          </table:table-cell>
          <table:table-cell table:style-name="ce15" office:value-type="float" office:value="50986440" calcext:value-type="float">
            <text:p>50986440</text:p>
          </table:table-cell>
          <table:table-cell table:style-name="ce15" office:value-type="float" office:value="197657216" calcext:value-type="float">
            <text:p>197657216</text:p>
          </table:table-cell>
          <table:table-cell table:style-name="ce15" office:value-type="float" office:value="35656326" calcext:value-type="float">
            <text:p>35656326</text:p>
          </table:table-cell>
          <table:table-cell table:style-name="ce15" office:value-type="float" office:value="569412498" calcext:value-type="float">
            <text:p>569412498</text:p>
          </table:table-cell>
          <table:table-cell table:style-name="ce15" office:value-type="float" office:value="1753737909" calcext:value-type="float">
            <text:p>1753737909</text:p>
          </table:table-cell>
          <table:table-cell table:style-name="ce15" office:value-type="float" office:value="58612541" calcext:value-type="float">
            <text:p>58612541</text:p>
          </table:table-cell>
          <table:table-cell table:style-name="ce15" office:value-type="float" office:value="39324619" calcext:value-type="float">
            <text:p>39324619</text:p>
          </table:table-cell>
          <table:table-cell table:style-name="ce15" office:value-type="float" office:value="8344958" calcext:value-type="float">
            <text:p>8344958</text:p>
          </table:table-cell>
          <table:table-cell table:style-name="ce15" office:value-type="float" office:value="669157542" calcext:value-type="float">
            <text:p>669157542</text:p>
          </table:table-cell>
          <table:table-cell table:style-name="ce15" office:value-type="float" office:value="426829846" calcext:value-type="float">
            <text:p>426829846</text:p>
          </table:table-cell>
          <table:table-cell table:style-name="ce15" office:value-type="float" office:value="30100905" calcext:value-type="float">
            <text:p>30100905</text:p>
          </table:table-cell>
          <table:table-cell table:style-name="ce15" office:value-type="float" office:value="4534632252" calcext:value-type="float">
            <text:p>4534632252</text:p>
          </table:table-cell>
          <table:table-cell table:style-name="ce15" office:value-type="float" office:value="22360592" calcext:value-type="float">
            <text:p>22360592</text:p>
          </table:table-cell>
          <table:table-cell table:style-name="ce25" office:value-type="float" office:value="11020825658" calcext:value-type="float">
            <text:p>11020825658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 calcext:value-type="string">
            <text:p><text:s text:c="2"/>IMPOSTO S/ RENDA RETIDO NA FONTE</text:p>
          </table:table-cell>
          <table:table-cell table:style-name="ce15" office:value-type="float" office:value="6292464" calcext:value-type="float">
            <text:p>6292464</text:p>
          </table:table-cell>
          <table:table-cell table:style-name="ce15" office:value-type="float" office:value="22578904" calcext:value-type="float">
            <text:p>22578904</text:p>
          </table:table-cell>
          <table:table-cell table:style-name="ce15" office:value-type="float" office:value="94365081" calcext:value-type="float">
            <text:p>94365081</text:p>
          </table:table-cell>
          <table:table-cell table:style-name="ce15" office:value-type="float" office:value="3116177" calcext:value-type="float">
            <text:p>3116177</text:p>
          </table:table-cell>
          <table:table-cell table:style-name="ce15" office:value-type="float" office:value="128937245" calcext:value-type="float">
            <text:p>128937245</text:p>
          </table:table-cell>
          <table:table-cell table:style-name="ce15" office:value-type="float" office:value="105491316" calcext:value-type="float">
            <text:p>105491316</text:p>
          </table:table-cell>
          <table:table-cell table:style-name="ce15" office:value-type="float" office:value="2340419669" calcext:value-type="float">
            <text:p>2340419669</text:p>
          </table:table-cell>
          <table:table-cell table:style-name="ce15" office:value-type="float" office:value="78563568" calcext:value-type="float">
            <text:p>78563568</text:p>
          </table:table-cell>
          <table:table-cell table:style-name="ce15" office:value-type="float" office:value="99682072" calcext:value-type="float">
            <text:p>99682072</text:p>
          </table:table-cell>
          <table:table-cell table:style-name="ce15" office:value-type="float" office:value="24709053" calcext:value-type="float">
            <text:p>24709053</text:p>
          </table:table-cell>
          <table:table-cell table:style-name="ce15" office:value-type="float" office:value="479634883" calcext:value-type="float">
            <text:p>479634883</text:p>
          </table:table-cell>
          <table:table-cell table:style-name="ce15" office:value-type="float" office:value="33074698" calcext:value-type="float">
            <text:p>33074698</text:p>
          </table:table-cell>
          <table:table-cell table:style-name="ce15" office:value-type="float" office:value="43516469" calcext:value-type="float">
            <text:p>43516469</text:p>
          </table:table-cell>
          <table:table-cell table:style-name="ce15" office:value-type="float" office:value="58079391" calcext:value-type="float">
            <text:p>58079391</text:p>
          </table:table-cell>
          <table:table-cell table:style-name="ce15" office:value-type="float" office:value="37308925" calcext:value-type="float">
            <text:p>37308925</text:p>
          </table:table-cell>
          <table:table-cell table:style-name="ce15" office:value-type="float" office:value="123798264" calcext:value-type="float">
            <text:p>123798264</text:p>
          </table:table-cell>
          <table:table-cell table:style-name="ce15" office:value-type="float" office:value="17953404" calcext:value-type="float">
            <text:p>17953404</text:p>
          </table:table-cell>
          <table:table-cell table:style-name="ce15" office:value-type="float" office:value="374402915" calcext:value-type="float">
            <text:p>374402915</text:p>
          </table:table-cell>
          <table:table-cell table:style-name="ce15" office:value-type="float" office:value="1709901197" calcext:value-type="float">
            <text:p>1709901197</text:p>
          </table:table-cell>
          <table:table-cell table:style-name="ce15" office:value-type="float" office:value="32408423" calcext:value-type="float">
            <text:p>32408423</text:p>
          </table:table-cell>
          <table:table-cell table:style-name="ce15" office:value-type="float" office:value="13219348" calcext:value-type="float">
            <text:p>13219348</text:p>
          </table:table-cell>
          <table:table-cell table:style-name="ce15" office:value-type="float" office:value="5227844" calcext:value-type="float">
            <text:p>5227844</text:p>
          </table:table-cell>
          <table:table-cell table:style-name="ce15" office:value-type="float" office:value="489627916" calcext:value-type="float">
            <text:p>489627916</text:p>
          </table:table-cell>
          <table:table-cell table:style-name="ce15" office:value-type="float" office:value="180611812" calcext:value-type="float">
            <text:p>180611812</text:p>
          </table:table-cell>
          <table:table-cell table:style-name="ce15" office:value-type="float" office:value="26918695" calcext:value-type="float">
            <text:p>26918695</text:p>
          </table:table-cell>
          <table:table-cell table:style-name="ce15" office:value-type="float" office:value="4508222180" calcext:value-type="float">
            <text:p>4508222180</text:p>
          </table:table-cell>
          <table:table-cell table:style-name="ce15" office:value-type="float" office:value="8543955" calcext:value-type="float">
            <text:p>8543955</text:p>
          </table:table-cell>
          <table:table-cell table:style-name="ce25" office:value-type="float" office:value="11046605867" calcext:value-type="float">
            <text:p>11046605867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 calcext:value-type="string">
            <text:p><text:s text:c="4"/>IRRF - RENDIMENTOS DO TRABALHO</text:p>
          </table:table-cell>
          <table:table-cell table:style-name="ce15" office:value-type="float" office:value="5472220" calcext:value-type="float">
            <text:p>5472220</text:p>
          </table:table-cell>
          <table:table-cell table:style-name="ce15" office:value-type="float" office:value="19660215" calcext:value-type="float">
            <text:p>19660215</text:p>
          </table:table-cell>
          <table:table-cell table:style-name="ce15" office:value-type="float" office:value="58435374" calcext:value-type="float">
            <text:p>58435374</text:p>
          </table:table-cell>
          <table:table-cell table:style-name="ce15" office:value-type="float" office:value="2879625" calcext:value-type="float">
            <text:p>2879625</text:p>
          </table:table-cell>
          <table:table-cell table:style-name="ce15" office:value-type="float" office:value="104543739" calcext:value-type="float">
            <text:p>104543739</text:p>
          </table:table-cell>
          <table:table-cell table:style-name="ce15" office:value-type="float" office:value="80247285" calcext:value-type="float">
            <text:p>80247285</text:p>
          </table:table-cell>
          <table:table-cell table:style-name="ce15" office:value-type="float" office:value="1788955091" calcext:value-type="float">
            <text:p>1788955091</text:p>
          </table:table-cell>
          <table:table-cell table:style-name="ce15" office:value-type="float" office:value="55277192" calcext:value-type="float">
            <text:p>55277192</text:p>
          </table:table-cell>
          <table:table-cell table:style-name="ce15" office:value-type="float" office:value="67012337" calcext:value-type="float">
            <text:p>67012337</text:p>
          </table:table-cell>
          <table:table-cell table:style-name="ce15" office:value-type="float" office:value="20814776" calcext:value-type="float">
            <text:p>20814776</text:p>
          </table:table-cell>
          <table:table-cell table:style-name="ce15" office:value-type="float" office:value="336777873" calcext:value-type="float">
            <text:p>336777873</text:p>
          </table:table-cell>
          <table:table-cell table:style-name="ce15" office:value-type="float" office:value="26504092" calcext:value-type="float">
            <text:p>26504092</text:p>
          </table:table-cell>
          <table:table-cell table:style-name="ce15" office:value-type="float" office:value="36636351" calcext:value-type="float">
            <text:p>36636351</text:p>
          </table:table-cell>
          <table:table-cell table:style-name="ce15" office:value-type="float" office:value="48696319" calcext:value-type="float">
            <text:p>48696319</text:p>
          </table:table-cell>
          <table:table-cell table:style-name="ce15" office:value-type="float" office:value="33372699" calcext:value-type="float">
            <text:p>33372699</text:p>
          </table:table-cell>
          <table:table-cell table:style-name="ce15" office:value-type="float" office:value="101871969" calcext:value-type="float">
            <text:p>101871969</text:p>
          </table:table-cell>
          <table:table-cell table:style-name="ce15" office:value-type="float" office:value="15879834" calcext:value-type="float">
            <text:p>15879834</text:p>
          </table:table-cell>
          <table:table-cell table:style-name="ce15" office:value-type="float" office:value="214220445" calcext:value-type="float">
            <text:p>214220445</text:p>
          </table:table-cell>
          <table:table-cell table:style-name="ce15" office:value-type="float" office:value="972915138" calcext:value-type="float">
            <text:p>972915138</text:p>
          </table:table-cell>
          <table:table-cell table:style-name="ce15" office:value-type="float" office:value="28779206" calcext:value-type="float">
            <text:p>28779206</text:p>
          </table:table-cell>
          <table:table-cell table:style-name="ce15" office:value-type="float" office:value="10939154" calcext:value-type="float">
            <text:p>10939154</text:p>
          </table:table-cell>
          <table:table-cell table:style-name="ce15" office:value-type="float" office:value="4869831" calcext:value-type="float">
            <text:p>4869831</text:p>
          </table:table-cell>
          <table:table-cell table:style-name="ce15" office:value-type="float" office:value="253789903" calcext:value-type="float">
            <text:p>253789903</text:p>
          </table:table-cell>
          <table:table-cell table:style-name="ce15" office:value-type="float" office:value="128631615" calcext:value-type="float">
            <text:p>128631615</text:p>
          </table:table-cell>
          <table:table-cell table:style-name="ce15" office:value-type="float" office:value="22252768" calcext:value-type="float">
            <text:p>22252768</text:p>
          </table:table-cell>
          <table:table-cell table:style-name="ce15" office:value-type="float" office:value="2204794934" calcext:value-type="float">
            <text:p>2204794934</text:p>
          </table:table-cell>
          <table:table-cell table:style-name="ce15" office:value-type="float" office:value="7156827" calcext:value-type="float">
            <text:p>7156827</text:p>
          </table:table-cell>
          <table:table-cell table:style-name="ce25" office:value-type="float" office:value="6651386810" calcext:value-type="float">
            <text:p>6651386810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 calcext:value-type="string">
            <text:p><text:s text:c="4"/>IRRF - RENDIMENTOS DO CAPITAL</text:p>
          </table:table-cell>
          <table:table-cell table:style-name="ce15" office:value-type="float" office:value="179549" calcext:value-type="float">
            <text:p>179549</text:p>
          </table:table-cell>
          <table:table-cell table:style-name="ce15" office:value-type="float" office:value="995538" calcext:value-type="float">
            <text:p>995538</text:p>
          </table:table-cell>
          <table:table-cell table:style-name="ce15" office:value-type="float" office:value="8551499" calcext:value-type="float">
            <text:p>8551499</text:p>
          </table:table-cell>
          <table:table-cell table:style-name="ce15" office:value-type="float" office:value="59422" calcext:value-type="float">
            <text:p>59422</text:p>
          </table:table-cell>
          <table:table-cell table:style-name="ce15" office:value-type="float" office:value="7787289" calcext:value-type="float">
            <text:p>7787289</text:p>
          </table:table-cell>
          <table:table-cell table:style-name="ce15" office:value-type="float" office:value="8960695" calcext:value-type="float">
            <text:p>8960695</text:p>
          </table:table-cell>
          <table:table-cell table:style-name="ce15" office:value-type="float" office:value="326162024" calcext:value-type="float">
            <text:p>326162024</text:p>
          </table:table-cell>
          <table:table-cell table:style-name="ce15" office:value-type="float" office:value="9634458" calcext:value-type="float">
            <text:p>9634458</text:p>
          </table:table-cell>
          <table:table-cell table:style-name="ce15" office:value-type="float" office:value="7062047" calcext:value-type="float">
            <text:p>7062047</text:p>
          </table:table-cell>
          <table:table-cell table:style-name="ce15" office:value-type="float" office:value="1238014" calcext:value-type="float">
            <text:p>1238014</text:p>
          </table:table-cell>
          <table:table-cell table:style-name="ce15" office:value-type="float" office:value="49533164" calcext:value-type="float">
            <text:p>49533164</text:p>
          </table:table-cell>
          <table:table-cell table:style-name="ce15" office:value-type="float" office:value="3083422" calcext:value-type="float">
            <text:p>3083422</text:p>
          </table:table-cell>
          <table:table-cell table:style-name="ce15" office:value-type="float" office:value="3819736" calcext:value-type="float">
            <text:p>3819736</text:p>
          </table:table-cell>
          <table:table-cell table:style-name="ce15" office:value-type="float" office:value="4090158" calcext:value-type="float">
            <text:p>4090158</text:p>
          </table:table-cell>
          <table:table-cell table:style-name="ce15" office:value-type="float" office:value="1155376" calcext:value-type="float">
            <text:p>1155376</text:p>
          </table:table-cell>
          <table:table-cell table:style-name="ce15" office:value-type="float" office:value="7440155" calcext:value-type="float">
            <text:p>7440155</text:p>
          </table:table-cell>
          <table:table-cell table:style-name="ce15" office:value-type="float" office:value="691667" calcext:value-type="float">
            <text:p>691667</text:p>
          </table:table-cell>
          <table:table-cell table:style-name="ce15" office:value-type="float" office:value="101414341" calcext:value-type="float">
            <text:p>101414341</text:p>
          </table:table-cell>
          <table:table-cell table:style-name="ce15" office:value-type="float" office:value="291485064" calcext:value-type="float">
            <text:p>291485064</text:p>
          </table:table-cell>
          <table:table-cell table:style-name="ce15" office:value-type="float" office:value="1579062" calcext:value-type="float">
            <text:p>1579062</text:p>
          </table:table-cell>
          <table:table-cell table:style-name="ce15" office:value-type="float" office:value="1484315" calcext:value-type="float">
            <text:p>1484315</text:p>
          </table:table-cell>
          <table:table-cell table:style-name="ce15" office:value-type="float" office:value="95155" calcext:value-type="float">
            <text:p>95155</text:p>
          </table:table-cell>
          <table:table-cell table:style-name="ce15" office:value-type="float" office:value="63645371" calcext:value-type="float">
            <text:p>63645371</text:p>
          </table:table-cell>
          <table:table-cell table:style-name="ce15" office:value-type="float" office:value="28265566" calcext:value-type="float">
            <text:p>28265566</text:p>
          </table:table-cell>
          <table:table-cell table:style-name="ce15" office:value-type="float" office:value="2351659" calcext:value-type="float">
            <text:p>2351659</text:p>
          </table:table-cell>
          <table:table-cell table:style-name="ce15" office:value-type="float" office:value="1187915743" calcext:value-type="float">
            <text:p>1187915743</text:p>
          </table:table-cell>
          <table:table-cell table:style-name="ce15" office:value-type="float" office:value="524364" calcext:value-type="float">
            <text:p>524364</text:p>
          </table:table-cell>
          <table:table-cell table:style-name="ce25" office:value-type="float" office:value="2119204854" calcext:value-type="float">
            <text:p>2119204854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 calcext:value-type="string">
            <text:p><text:s text:c="4"/>IRRF - REMESSAS P/ EXTERIOR</text:p>
          </table:table-cell>
          <table:table-cell table:style-name="ce15" office:value-type="float" office:value="79" calcext:value-type="float">
            <text:p>79</text:p>
          </table:table-cell>
          <table:table-cell table:style-name="ce15" office:value-type="float" office:value="254086" calcext:value-type="float">
            <text:p>254086</text:p>
          </table:table-cell>
          <table:table-cell table:style-name="ce15" office:value-type="float" office:value="22703437" calcext:value-type="float">
            <text:p>22703437</text:p>
          </table:table-cell>
          <table:table-cell table:style-name="ce15" office:value-type="float" office:value="30479" calcext:value-type="float">
            <text:p>30479</text:p>
          </table:table-cell>
          <table:table-cell table:style-name="ce15" office:value-type="float" office:value="5456024" calcext:value-type="float">
            <text:p>5456024</text:p>
          </table:table-cell>
          <table:table-cell table:style-name="ce15" office:value-type="float" office:value="8372863" calcext:value-type="float">
            <text:p>8372863</text:p>
          </table:table-cell>
          <table:table-cell table:style-name="ce15" office:value-type="float" office:value="62463594" calcext:value-type="float">
            <text:p>62463594</text:p>
          </table:table-cell>
          <table:table-cell table:style-name="ce15" office:value-type="float" office:value="7219323" calcext:value-type="float">
            <text:p>7219323</text:p>
          </table:table-cell>
          <table:table-cell table:style-name="ce15" office:value-type="float" office:value="2992525" calcext:value-type="float">
            <text:p>2992525</text:p>
          </table:table-cell>
          <table:table-cell table:style-name="ce15" office:value-type="float" office:value="524884" calcext:value-type="float">
            <text:p>524884</text:p>
          </table:table-cell>
          <table:table-cell table:style-name="ce15" office:value-type="float" office:value="57503154" calcext:value-type="float">
            <text:p>57503154</text:p>
          </table:table-cell>
          <table:table-cell table:style-name="ce15" office:value-type="float" office:value="1151337" calcext:value-type="float">
            <text:p>1151337</text:p>
          </table:table-cell>
          <table:table-cell table:style-name="ce15" office:value-type="float" office:value="560204" calcext:value-type="float">
            <text:p>560204</text:p>
          </table:table-cell>
          <table:table-cell table:style-name="ce15" office:value-type="float" office:value="1919311" calcext:value-type="float">
            <text:p>1919311</text:p>
          </table:table-cell>
          <table:table-cell table:style-name="ce15" office:value-type="float" office:value="168937" calcext:value-type="float">
            <text:p>168937</text:p>
          </table:table-cell>
          <table:table-cell table:style-name="ce15" office:value-type="float" office:value="5282188" calcext:value-type="float">
            <text:p>5282188</text:p>
          </table:table-cell>
          <table:table-cell table:style-name="ce15" office:value-type="float" office:value="80989" calcext:value-type="float">
            <text:p>80989</text:p>
          </table:table-cell>
          <table:table-cell table:style-name="ce15" office:value-type="float" office:value="32597569" calcext:value-type="float">
            <text:p>32597569</text:p>
          </table:table-cell>
          <table:table-cell table:style-name="ce15" office:value-type="float" office:value="334530367" calcext:value-type="float">
            <text:p>334530367</text:p>
          </table:table-cell>
          <table:table-cell table:style-name="ce15" office:value-type="float" office:value="302032" calcext:value-type="float">
            <text:p>302032</text:p>
          </table:table-cell>
          <table:table-cell table:style-name="ce15" office:value-type="float" office:value="99491" calcext:value-type="float">
            <text:p>99491</text:p>
          </table:table-cell>
          <table:table-cell table:style-name="ce15" office:value-type="float" office:value="1245" calcext:value-type="float">
            <text:p>1245</text:p>
          </table:table-cell>
          <table:table-cell table:style-name="ce15" office:value-type="float" office:value="144721299" calcext:value-type="float">
            <text:p>144721299</text:p>
          </table:table-cell>
          <table:table-cell table:style-name="ce15" office:value-type="float" office:value="7120157" calcext:value-type="float">
            <text:p>7120157</text:p>
          </table:table-cell>
          <table:table-cell table:style-name="ce15" office:value-type="float" office:value="436829" calcext:value-type="float">
            <text:p>436829</text:p>
          </table:table-cell>
          <table:table-cell table:style-name="ce15" office:value-type="float" office:value="776871472" calcext:value-type="float">
            <text:p>776871472</text:p>
          </table:table-cell>
          <table:table-cell table:style-name="ce15" office:value-type="float" office:value="148264" calcext:value-type="float">
            <text:p>148264</text:p>
          </table:table-cell>
          <table:table-cell table:style-name="ce25" office:value-type="float" office:value="1473512140" calcext:value-type="float">
            <text:p>1473512140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 calcext:value-type="string">
            <text:p><text:s text:c="4"/>IRRF - OUTROS RENDIMENTOS</text:p>
          </table:table-cell>
          <table:table-cell table:style-name="ce15" office:value-type="float" office:value="640616" calcext:value-type="float">
            <text:p>640616</text:p>
          </table:table-cell>
          <table:table-cell table:style-name="ce15" office:value-type="float" office:value="1669065" calcext:value-type="float">
            <text:p>1669065</text:p>
          </table:table-cell>
          <table:table-cell table:style-name="ce15" office:value-type="float" office:value="4674771" calcext:value-type="float">
            <text:p>4674771</text:p>
          </table:table-cell>
          <table:table-cell table:style-name="ce15" office:value-type="float" office:value="146651" calcext:value-type="float">
            <text:p>146651</text:p>
          </table:table-cell>
          <table:table-cell table:style-name="ce15" office:value-type="float" office:value="11150194" calcext:value-type="float">
            <text:p>11150194</text:p>
          </table:table-cell>
          <table:table-cell table:style-name="ce15" office:value-type="float" office:value="7910473" calcext:value-type="float">
            <text:p>7910473</text:p>
          </table:table-cell>
          <table:table-cell table:style-name="ce15" office:value-type="float" office:value="162838960" calcext:value-type="float">
            <text:p>162838960</text:p>
          </table:table-cell>
          <table:table-cell table:style-name="ce15" office:value-type="float" office:value="6432596" calcext:value-type="float">
            <text:p>6432596</text:p>
          </table:table-cell>
          <table:table-cell table:style-name="ce15" office:value-type="float" office:value="22615163" calcext:value-type="float">
            <text:p>22615163</text:p>
          </table:table-cell>
          <table:table-cell table:style-name="ce15" office:value-type="float" office:value="2131379" calcext:value-type="float">
            <text:p>2131379</text:p>
          </table:table-cell>
          <table:table-cell table:style-name="ce15" office:value-type="float" office:value="35820691" calcext:value-type="float">
            <text:p>35820691</text:p>
          </table:table-cell>
          <table:table-cell table:style-name="ce15" office:value-type="float" office:value="2335847" calcext:value-type="float">
            <text:p>2335847</text:p>
          </table:table-cell>
          <table:table-cell table:style-name="ce15" office:value-type="float" office:value="2500179" calcext:value-type="float">
            <text:p>2500179</text:p>
          </table:table-cell>
          <table:table-cell table:style-name="ce15" office:value-type="float" office:value="3373604" calcext:value-type="float">
            <text:p>3373604</text:p>
          </table:table-cell>
          <table:table-cell table:style-name="ce15" office:value-type="float" office:value="2611912" calcext:value-type="float">
            <text:p>2611912</text:p>
          </table:table-cell>
          <table:table-cell table:style-name="ce15" office:value-type="float" office:value="9203953" calcext:value-type="float">
            <text:p>9203953</text:p>
          </table:table-cell>
          <table:table-cell table:style-name="ce15" office:value-type="float" office:value="1300914" calcext:value-type="float">
            <text:p>1300914</text:p>
          </table:table-cell>
          <table:table-cell table:style-name="ce15" office:value-type="float" office:value="26170559" calcext:value-type="float">
            <text:p>26170559</text:p>
          </table:table-cell>
          <table:table-cell table:style-name="ce15" office:value-type="float" office:value="110970628" calcext:value-type="float">
            <text:p>110970628</text:p>
          </table:table-cell>
          <table:table-cell table:style-name="ce15" office:value-type="float" office:value="1748123" calcext:value-type="float">
            <text:p>1748123</text:p>
          </table:table-cell>
          <table:table-cell table:style-name="ce15" office:value-type="float" office:value="696388" calcext:value-type="float">
            <text:p>696388</text:p>
          </table:table-cell>
          <table:table-cell table:style-name="ce15" office:value-type="float" office:value="261613" calcext:value-type="float">
            <text:p>261613</text:p>
          </table:table-cell>
          <table:table-cell table:style-name="ce15" office:value-type="float" office:value="27471343" calcext:value-type="float">
            <text:p>27471343</text:p>
          </table:table-cell>
          <table:table-cell table:style-name="ce15" office:value-type="float" office:value="16594473" calcext:value-type="float">
            <text:p>16594473</text:p>
          </table:table-cell>
          <table:table-cell table:style-name="ce15" office:value-type="float" office:value="1877440" calcext:value-type="float">
            <text:p>1877440</text:p>
          </table:table-cell>
          <table:table-cell table:style-name="ce15" office:value-type="float" office:value="338640032" calcext:value-type="float">
            <text:p>338640032</text:p>
          </table:table-cell>
          <table:table-cell table:style-name="ce15" office:value-type="float" office:value="714499" calcext:value-type="float">
            <text:p>714499</text:p>
          </table:table-cell>
          <table:table-cell table:style-name="ce25" office:value-type="float" office:value="802502063" calcext:value-type="float">
            <text:p>802502063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 calcext:value-type="string">
            <text:p>IMPOSTO S/ OPERAÇÕES FINANCEIRAS</text:p>
          </table:table-cell>
          <table:table-cell table:style-name="ce15" office:value-type="float" office:value="51431" calcext:value-type="float">
            <text:p>51431</text:p>
          </table:table-cell>
          <table:table-cell table:style-name="ce15" office:value-type="float" office:value="208583" calcext:value-type="float">
            <text:p>208583</text:p>
          </table:table-cell>
          <table:table-cell table:style-name="ce15" office:value-type="float" office:value="1820255" calcext:value-type="float">
            <text:p>1820255</text:p>
          </table:table-cell>
          <table:table-cell table:style-name="ce15" office:value-type="float" office:value="45297" calcext:value-type="float">
            <text:p>45297</text:p>
          </table:table-cell>
          <table:table-cell table:style-name="ce15" office:value-type="float" office:value="3608545" calcext:value-type="float">
            <text:p>3608545</text:p>
          </table:table-cell>
          <table:table-cell table:style-name="ce15" office:value-type="float" office:value="5370961" calcext:value-type="float">
            <text:p>5370961</text:p>
          </table:table-cell>
          <table:table-cell table:style-name="ce15" office:value-type="float" office:value="519418397" calcext:value-type="float">
            <text:p>519418397</text:p>
          </table:table-cell>
          <table:table-cell table:style-name="ce15" office:value-type="float" office:value="8832089" calcext:value-type="float">
            <text:p>8832089</text:p>
          </table:table-cell>
          <table:table-cell table:style-name="ce15" office:value-type="float" office:value="2981270" calcext:value-type="float">
            <text:p>2981270</text:p>
          </table:table-cell>
          <table:table-cell table:style-name="ce15" office:value-type="float" office:value="213588" calcext:value-type="float">
            <text:p>213588</text:p>
          </table:table-cell>
          <table:table-cell table:style-name="ce15" office:value-type="float" office:value="40319448" calcext:value-type="float">
            <text:p>40319448</text:p>
          </table:table-cell>
          <table:table-cell table:style-name="ce15" office:value-type="float" office:value="1208570" calcext:value-type="float">
            <text:p>1208570</text:p>
          </table:table-cell>
          <table:table-cell table:style-name="ce15" office:value-type="float" office:value="4304079" calcext:value-type="float">
            <text:p>4304079</text:p>
          </table:table-cell>
          <table:table-cell table:style-name="ce15" office:value-type="float" office:value="6446983" calcext:value-type="float">
            <text:p>6446983</text:p>
          </table:table-cell>
          <table:table-cell table:style-name="ce15" office:value-type="float" office:value="533151" calcext:value-type="float">
            <text:p>533151</text:p>
          </table:table-cell>
          <table:table-cell table:style-name="ce15" office:value-type="float" office:value="30034089" calcext:value-type="float">
            <text:p>30034089</text:p>
          </table:table-cell>
          <table:table-cell table:style-name="ce15" office:value-type="float" office:value="64646" calcext:value-type="float">
            <text:p>64646</text:p>
          </table:table-cell>
          <table:table-cell table:style-name="ce15" office:value-type="float" office:value="111446690" calcext:value-type="float">
            <text:p>111446690</text:p>
          </table:table-cell>
          <table:table-cell table:style-name="ce15" office:value-type="float" office:value="181135247" calcext:value-type="float">
            <text:p>181135247</text:p>
          </table:table-cell>
          <table:table-cell table:style-name="ce15" office:value-type="float" office:value="787178" calcext:value-type="float">
            <text:p>787178</text:p>
          </table:table-cell>
          <table:table-cell table:style-name="ce15" office:value-type="float" office:value="1492139" calcext:value-type="float">
            <text:p>1492139</text:p>
          </table:table-cell>
          <table:table-cell table:style-name="ce15" office:value-type="float" office:value="13324" calcext:value-type="float">
            <text:p>13324</text:p>
          </table:table-cell>
          <table:table-cell table:style-name="ce15" office:value-type="float" office:value="43252258" calcext:value-type="float">
            <text:p>43252258</text:p>
          </table:table-cell>
          <table:table-cell table:style-name="ce15" office:value-type="float" office:value="9052703" calcext:value-type="float">
            <text:p>9052703</text:p>
          </table:table-cell>
          <table:table-cell table:style-name="ce15" office:value-type="float" office:value="2026009" calcext:value-type="float">
            <text:p>2026009</text:p>
          </table:table-cell>
          <table:table-cell table:style-name="ce15" office:value-type="float" office:value="1426042423" calcext:value-type="float">
            <text:p>1426042423</text:p>
          </table:table-cell>
          <table:table-cell table:style-name="ce15" office:value-type="float" office:value="160702" calcext:value-type="float">
            <text:p>160702</text:p>
          </table:table-cell>
          <table:table-cell table:style-name="ce25" office:value-type="float" office:value="2400870055" calcext:value-type="float">
            <text:p>2400870055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 calcext:value-type="string">
            <text:p>IMPOSTO TERRITORIAL RURAL</text:p>
          </table:table-cell>
          <table:table-cell table:style-name="ce15" office:value-type="float" office:value="18472" calcext:value-type="float">
            <text:p>18472</text:p>
          </table:table-cell>
          <table:table-cell table:style-name="ce15" office:value-type="float" office:value="136608" calcext:value-type="float">
            <text:p>136608</text:p>
          </table:table-cell>
          <table:table-cell table:style-name="ce15" office:value-type="float" office:value="45333" calcext:value-type="float">
            <text:p>45333</text:p>
          </table:table-cell>
          <table:table-cell table:style-name="ce15" office:value-type="float" office:value="19210" calcext:value-type="float">
            <text:p>19210</text:p>
          </table:table-cell>
          <table:table-cell table:style-name="ce15" office:value-type="float" office:value="620594" calcext:value-type="float">
            <text:p>620594</text:p>
          </table:table-cell>
          <table:table-cell table:style-name="ce15" office:value-type="float" office:value="86355" calcext:value-type="float">
            <text:p>86355</text:p>
          </table:table-cell>
          <table:table-cell table:style-name="ce15" office:value-type="float" office:value="119173" calcext:value-type="float">
            <text:p>119173</text:p>
          </table:table-cell>
          <table:table-cell table:style-name="ce15" office:value-type="float" office:value="123960" calcext:value-type="float">
            <text:p>123960</text:p>
          </table:table-cell>
          <table:table-cell table:style-name="ce15" office:value-type="float" office:value="1378993" calcext:value-type="float">
            <text:p>1378993</text:p>
          </table:table-cell>
          <table:table-cell table:style-name="ce15" office:value-type="float" office:value="144563" calcext:value-type="float">
            <text:p>144563</text:p>
          </table:table-cell>
          <table:table-cell table:style-name="ce15" office:value-type="float" office:value="2814482" calcext:value-type="float">
            <text:p>2814482</text:p>
          </table:table-cell>
          <table:table-cell table:style-name="ce15" office:value-type="float" office:value="2667340" calcext:value-type="float">
            <text:p>2667340</text:p>
          </table:table-cell>
          <table:table-cell table:style-name="ce15" office:value-type="float" office:value="1586510" calcext:value-type="float">
            <text:p>1586510</text:p>
          </table:table-cell>
          <table:table-cell table:style-name="ce15" office:value-type="float" office:value="548190" calcext:value-type="float">
            <text:p>548190</text:p>
          </table:table-cell>
          <table:table-cell table:style-name="ce15" office:value-type="float" office:value="58730" calcext:value-type="float">
            <text:p>58730</text:p>
          </table:table-cell>
          <table:table-cell table:style-name="ce15" office:value-type="float" office:value="169630" calcext:value-type="float">
            <text:p>169630</text:p>
          </table:table-cell>
          <table:table-cell table:style-name="ce15" office:value-type="float" office:value="462348" calcext:value-type="float">
            <text:p>462348</text:p>
          </table:table-cell>
          <table:table-cell table:style-name="ce15" office:value-type="float" office:value="1582874" calcext:value-type="float">
            <text:p>1582874</text:p>
          </table:table-cell>
          <table:table-cell table:style-name="ce15" office:value-type="float" office:value="433207" calcext:value-type="float">
            <text:p>433207</text:p>
          </table:table-cell>
          <table:table-cell table:style-name="ce15" office:value-type="float" office:value="101117" calcext:value-type="float">
            <text:p>101117</text:p>
          </table:table-cell>
          <table:table-cell table:style-name="ce15" office:value-type="float" office:value="52490" calcext:value-type="float">
            <text:p>52490</text:p>
          </table:table-cell>
          <table:table-cell table:style-name="ce15" office:value-type="float" office:value="65425" calcext:value-type="float">
            <text:p>65425</text:p>
          </table:table-cell>
          <table:table-cell table:style-name="ce15" office:value-type="float" office:value="1578520" calcext:value-type="float">
            <text:p>1578520</text:p>
          </table:table-cell>
          <table:table-cell table:style-name="ce15" office:value-type="float" office:value="332262" calcext:value-type="float">
            <text:p>332262</text:p>
          </table:table-cell>
          <table:table-cell table:style-name="ce15" office:value-type="float" office:value="25030" calcext:value-type="float">
            <text:p>25030</text:p>
          </table:table-cell>
          <table:table-cell table:style-name="ce15" office:value-type="float" office:value="2465947" calcext:value-type="float">
            <text:p>2465947</text:p>
          </table:table-cell>
          <table:table-cell table:style-name="ce15" office:value-type="float" office:value="132493" calcext:value-type="float">
            <text:p>132493</text:p>
          </table:table-cell>
          <table:table-cell table:style-name="ce25" office:value-type="float" office:value="17769857" calcext:value-type="float">
            <text:p>17769857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 calcext:value-type="string">
            <text:p>COFINS</text:p>
          </table:table-cell>
          <table:table-cell table:style-name="ce15" office:value-type="float" office:value="8537594" calcext:value-type="float">
            <text:p>8537594</text:p>
          </table:table-cell>
          <table:table-cell table:style-name="ce15" office:value-type="float" office:value="34442841" calcext:value-type="float">
            <text:p>34442841</text:p>
          </table:table-cell>
          <table:table-cell table:style-name="ce15" office:value-type="float" office:value="270777047" calcext:value-type="float">
            <text:p>270777047</text:p>
          </table:table-cell>
          <table:table-cell table:style-name="ce15" office:value-type="float" office:value="7234030" calcext:value-type="float">
            <text:p>7234030</text:p>
          </table:table-cell>
          <table:table-cell table:style-name="ce15" office:value-type="float" office:value="344865244" calcext:value-type="float">
            <text:p>344865244</text:p>
          </table:table-cell>
          <table:table-cell table:style-name="ce15" office:value-type="float" office:value="232695863" calcext:value-type="float">
            <text:p>232695863</text:p>
          </table:table-cell>
          <table:table-cell table:style-name="ce15" office:value-type="float" office:value="886711760" calcext:value-type="float">
            <text:p>886711760</text:p>
          </table:table-cell>
          <table:table-cell table:style-name="ce15" office:value-type="float" office:value="298334003" calcext:value-type="float">
            <text:p>298334003</text:p>
          </table:table-cell>
          <table:table-cell table:style-name="ce15" office:value-type="float" office:value="176590131" calcext:value-type="float">
            <text:p>176590131</text:p>
          </table:table-cell>
          <table:table-cell table:style-name="ce15" office:value-type="float" office:value="138177111" calcext:value-type="float">
            <text:p>138177111</text:p>
          </table:table-cell>
          <table:table-cell table:style-name="ce15" office:value-type="float" office:value="844202155" calcext:value-type="float">
            <text:p>844202155</text:p>
          </table:table-cell>
          <table:table-cell table:style-name="ce15" office:value-type="float" office:value="64453720" calcext:value-type="float">
            <text:p>64453720</text:p>
          </table:table-cell>
          <table:table-cell table:style-name="ce15" office:value-type="float" office:value="88130541" calcext:value-type="float">
            <text:p>88130541</text:p>
          </table:table-cell>
          <table:table-cell table:style-name="ce15" office:value-type="float" office:value="100594110" calcext:value-type="float">
            <text:p>100594110</text:p>
          </table:table-cell>
          <table:table-cell table:style-name="ce15" office:value-type="float" office:value="56294798" calcext:value-type="float">
            <text:p>56294798</text:p>
          </table:table-cell>
          <table:table-cell table:style-name="ce15" office:value-type="float" office:value="353446587" calcext:value-type="float">
            <text:p>353446587</text:p>
          </table:table-cell>
          <table:table-cell table:style-name="ce15" office:value-type="float" office:value="28424831" calcext:value-type="float">
            <text:p>28424831</text:p>
          </table:table-cell>
          <table:table-cell table:style-name="ce15" office:value-type="float" office:value="811358923" calcext:value-type="float">
            <text:p>811358923</text:p>
          </table:table-cell>
          <table:table-cell table:style-name="ce15" office:value-type="float" office:value="2644792066" calcext:value-type="float">
            <text:p>2644792066</text:p>
          </table:table-cell>
          <table:table-cell table:style-name="ce15" office:value-type="float" office:value="45612799" calcext:value-type="float">
            <text:p>45612799</text:p>
          </table:table-cell>
          <table:table-cell table:style-name="ce15" office:value-type="float" office:value="26817309" calcext:value-type="float">
            <text:p>26817309</text:p>
          </table:table-cell>
          <table:table-cell table:style-name="ce15" office:value-type="float" office:value="7050994" calcext:value-type="float">
            <text:p>7050994</text:p>
          </table:table-cell>
          <table:table-cell table:style-name="ce15" office:value-type="float" office:value="761633234" calcext:value-type="float">
            <text:p>761633234</text:p>
          </table:table-cell>
          <table:table-cell table:style-name="ce15" office:value-type="float" office:value="702848991" calcext:value-type="float">
            <text:p>702848991</text:p>
          </table:table-cell>
          <table:table-cell table:style-name="ce15" office:value-type="float" office:value="39426094" calcext:value-type="float">
            <text:p>39426094</text:p>
          </table:table-cell>
          <table:table-cell table:style-name="ce15" office:value-type="float" office:value="6448500618" calcext:value-type="float">
            <text:p>6448500618</text:p>
          </table:table-cell>
          <table:table-cell table:style-name="ce15" office:value-type="float" office:value="22529757" calcext:value-type="float">
            <text:p>22529757</text:p>
          </table:table-cell>
          <table:table-cell table:style-name="ce25" office:value-type="float" office:value="15444483152" calcext:value-type="float">
            <text:p>15444483152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 calcext:value-type="string">
            <text:p><text:s text:c="3"/>FINANCEIRAS</text:p>
          </table:table-cell>
          <table:table-cell table:style-name="ce15" office:value-type="float" office:value="2426" calcext:value-type="float">
            <text:p>2426</text:p>
          </table:table-cell>
          <table:table-cell table:style-name="ce15" office:value-type="float" office:value="106432" calcext:value-type="float">
            <text:p>106432</text:p>
          </table:table-cell>
          <table:table-cell table:style-name="ce15" office:value-type="float" office:value="130939" calcext:value-type="float">
            <text:p>130939</text:p>
          </table:table-cell>
          <table:table-cell table:style-name="ce15" office:value-type="float" office:value="21628" calcext:value-type="float">
            <text:p>21628</text:p>
          </table:table-cell>
          <table:table-cell table:style-name="ce15" office:value-type="float" office:value="2124555" calcext:value-type="float">
            <text:p>2124555</text:p>
          </table:table-cell>
          <table:table-cell table:style-name="ce15" office:value-type="float" office:value="14584382" calcext:value-type="float">
            <text:p>14584382</text:p>
          </table:table-cell>
          <table:table-cell table:style-name="ce15" office:value-type="float" office:value="453269882" calcext:value-type="float">
            <text:p>453269882</text:p>
          </table:table-cell>
          <table:table-cell table:style-name="ce15" office:value-type="float" office:value="5782538" calcext:value-type="float">
            <text:p>5782538</text:p>
          </table:table-cell>
          <table:table-cell table:style-name="ce15" office:value-type="float" office:value="639083" calcext:value-type="float">
            <text:p>639083</text:p>
          </table:table-cell>
          <table:table-cell table:style-name="ce15" office:value-type="float" office:value="54178" calcext:value-type="float">
            <text:p>54178</text:p>
          </table:table-cell>
          <table:table-cell table:style-name="ce15" office:value-type="float" office:value="8028671" calcext:value-type="float">
            <text:p>8028671</text:p>
          </table:table-cell>
          <table:table-cell table:style-name="ce15" office:value-type="float" office:value="68494" calcext:value-type="float">
            <text:p>68494</text:p>
          </table:table-cell>
          <table:table-cell table:style-name="ce15" office:value-type="float" office:value="209720" calcext:value-type="float">
            <text:p>209720</text:p>
          </table:table-cell>
          <table:table-cell table:style-name="ce15" office:value-type="float" office:value="7401473" calcext:value-type="float">
            <text:p>7401473</text:p>
          </table:table-cell>
          <table:table-cell table:style-name="ce15" office:value-type="float" office:value="63573" calcext:value-type="float">
            <text:p>63573</text:p>
          </table:table-cell>
          <table:table-cell table:style-name="ce15" office:value-type="float" office:value="8506095" calcext:value-type="float">
            <text:p>8506095</text:p>
          </table:table-cell>
          <table:table-cell table:style-name="ce15" office:value-type="float" office:value="66168" calcext:value-type="float">
            <text:p>66168</text:p>
          </table:table-cell>
          <table:table-cell table:style-name="ce15" office:value-type="float" office:value="14051819" calcext:value-type="float">
            <text:p>14051819</text:p>
          </table:table-cell>
          <table:table-cell table:style-name="ce15" office:value-type="float" office:value="104089575" calcext:value-type="float">
            <text:p>104089575</text:p>
          </table:table-cell>
          <table:table-cell table:style-name="ce15" office:value-type="float" office:value="128406" calcext:value-type="float">
            <text:p>128406</text:p>
          </table:table-cell>
          <table:table-cell table:style-name="ce15" office:value-type="float" office:value="18902" calcext:value-type="float">
            <text:p>18902</text:p>
          </table:table-cell>
          <table:table-cell table:style-name="ce15" office:value-type="float" office:value="4000" calcext:value-type="float">
            <text:p>4000</text:p>
          </table:table-cell>
          <table:table-cell table:style-name="ce15" office:value-type="float" office:value="28319368" calcext:value-type="float">
            <text:p>28319368</text:p>
          </table:table-cell>
          <table:table-cell table:style-name="ce15" office:value-type="float" office:value="1724049" calcext:value-type="float">
            <text:p>1724049</text:p>
          </table:table-cell>
          <table:table-cell table:style-name="ce15" office:value-type="float" office:value="1208989" calcext:value-type="float">
            <text:p>1208989</text:p>
          </table:table-cell>
          <table:table-cell table:style-name="ce15" office:value-type="float" office:value="639021576" calcext:value-type="float">
            <text:p>639021576</text:p>
          </table:table-cell>
          <table:table-cell table:style-name="ce15" office:value-type="float" office:value="32035" calcext:value-type="float">
            <text:p>32035</text:p>
          </table:table-cell>
          <table:table-cell table:style-name="ce25" office:value-type="float" office:value="1289658954" calcext:value-type="float">
            <text:p>1289658954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 calcext:value-type="string">
            <text:p><text:s text:c="3"/>DEMAIS </text:p>
          </table:table-cell>
          <table:table-cell table:style-name="ce15" office:value-type="float" office:value="8535168" calcext:value-type="float">
            <text:p>8535168</text:p>
          </table:table-cell>
          <table:table-cell table:style-name="ce15" office:value-type="float" office:value="34336409" calcext:value-type="float">
            <text:p>34336409</text:p>
          </table:table-cell>
          <table:table-cell table:style-name="ce15" office:value-type="float" office:value="270646109" calcext:value-type="float">
            <text:p>270646109</text:p>
          </table:table-cell>
          <table:table-cell table:style-name="ce15" office:value-type="float" office:value="7212402" calcext:value-type="float">
            <text:p>7212402</text:p>
          </table:table-cell>
          <table:table-cell table:style-name="ce15" office:value-type="float" office:value="342740689" calcext:value-type="float">
            <text:p>342740689</text:p>
          </table:table-cell>
          <table:table-cell table:style-name="ce15" office:value-type="float" office:value="218111482" calcext:value-type="float">
            <text:p>218111482</text:p>
          </table:table-cell>
          <table:table-cell table:style-name="ce15" office:value-type="float" office:value="433441878" calcext:value-type="float">
            <text:p>433441878</text:p>
          </table:table-cell>
          <table:table-cell table:style-name="ce15" office:value-type="float" office:value="292551465" calcext:value-type="float">
            <text:p>292551465</text:p>
          </table:table-cell>
          <table:table-cell table:style-name="ce15" office:value-type="float" office:value="175951049" calcext:value-type="float">
            <text:p>175951049</text:p>
          </table:table-cell>
          <table:table-cell table:style-name="ce15" office:value-type="float" office:value="138122933" calcext:value-type="float">
            <text:p>138122933</text:p>
          </table:table-cell>
          <table:table-cell table:style-name="ce15" office:value-type="float" office:value="836173484" calcext:value-type="float">
            <text:p>836173484</text:p>
          </table:table-cell>
          <table:table-cell table:style-name="ce15" office:value-type="float" office:value="64385226" calcext:value-type="float">
            <text:p>64385226</text:p>
          </table:table-cell>
          <table:table-cell table:style-name="ce15" office:value-type="float" office:value="87920820" calcext:value-type="float">
            <text:p>87920820</text:p>
          </table:table-cell>
          <table:table-cell table:style-name="ce15" office:value-type="float" office:value="93192637" calcext:value-type="float">
            <text:p>93192637</text:p>
          </table:table-cell>
          <table:table-cell table:style-name="ce15" office:value-type="float" office:value="56231226" calcext:value-type="float">
            <text:p>56231226</text:p>
          </table:table-cell>
          <table:table-cell table:style-name="ce15" office:value-type="float" office:value="344940493" calcext:value-type="float">
            <text:p>344940493</text:p>
          </table:table-cell>
          <table:table-cell table:style-name="ce15" office:value-type="float" office:value="28358663" calcext:value-type="float">
            <text:p>28358663</text:p>
          </table:table-cell>
          <table:table-cell table:style-name="ce15" office:value-type="float" office:value="797307104" calcext:value-type="float">
            <text:p>797307104</text:p>
          </table:table-cell>
          <table:table-cell table:style-name="ce15" office:value-type="float" office:value="2540702491" calcext:value-type="float">
            <text:p>2540702491</text:p>
          </table:table-cell>
          <table:table-cell table:style-name="ce15" office:value-type="float" office:value="45484393" calcext:value-type="float">
            <text:p>45484393</text:p>
          </table:table-cell>
          <table:table-cell table:style-name="ce15" office:value-type="float" office:value="26798407" calcext:value-type="float">
            <text:p>26798407</text:p>
          </table:table-cell>
          <table:table-cell table:style-name="ce15" office:value-type="float" office:value="7046994" calcext:value-type="float">
            <text:p>7046994</text:p>
          </table:table-cell>
          <table:table-cell table:style-name="ce15" office:value-type="float" office:value="733313867" calcext:value-type="float">
            <text:p>733313867</text:p>
          </table:table-cell>
          <table:table-cell table:style-name="ce15" office:value-type="float" office:value="701124942" calcext:value-type="float">
            <text:p>701124942</text:p>
          </table:table-cell>
          <table:table-cell table:style-name="ce15" office:value-type="float" office:value="38217105" calcext:value-type="float">
            <text:p>38217105</text:p>
          </table:table-cell>
          <table:table-cell table:style-name="ce15" office:value-type="float" office:value="5809479042" calcext:value-type="float">
            <text:p>5809479042</text:p>
          </table:table-cell>
          <table:table-cell table:style-name="ce15" office:value-type="float" office:value="22497722" calcext:value-type="float">
            <text:p>22497722</text:p>
          </table:table-cell>
          <table:table-cell table:style-name="ce25" office:value-type="float" office:value="14154824198" calcext:value-type="float">
            <text:p>14154824198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 calcext:value-type="string">
            <text:p>CONTRIBUIÇÃO PARA O PIS/PASEP</text:p>
          </table:table-cell>
          <table:table-cell table:style-name="ce15" office:value-type="float" office:value="3174589" calcext:value-type="float">
            <text:p>3174589</text:p>
          </table:table-cell>
          <table:table-cell table:style-name="ce15" office:value-type="float" office:value="11507730" calcext:value-type="float">
            <text:p>11507730</text:p>
          </table:table-cell>
          <table:table-cell table:style-name="ce15" office:value-type="float" office:value="79743619" calcext:value-type="float">
            <text:p>79743619</text:p>
          </table:table-cell>
          <table:table-cell table:style-name="ce15" office:value-type="float" office:value="3056609" calcext:value-type="float">
            <text:p>3056609</text:p>
          </table:table-cell>
          <table:table-cell table:style-name="ce15" office:value-type="float" office:value="98106585" calcext:value-type="float">
            <text:p>98106585</text:p>
          </table:table-cell>
          <table:table-cell table:style-name="ce15" office:value-type="float" office:value="59817829" calcext:value-type="float">
            <text:p>59817829</text:p>
          </table:table-cell>
          <table:table-cell table:style-name="ce15" office:value-type="float" office:value="314156557" calcext:value-type="float">
            <text:p>314156557</text:p>
          </table:table-cell>
          <table:table-cell table:style-name="ce15" office:value-type="float" office:value="80462430" calcext:value-type="float">
            <text:p>80462430</text:p>
          </table:table-cell>
          <table:table-cell table:style-name="ce15" office:value-type="float" office:value="59799229" calcext:value-type="float">
            <text:p>59799229</text:p>
          </table:table-cell>
          <table:table-cell table:style-name="ce15" office:value-type="float" office:value="41338474" calcext:value-type="float">
            <text:p>41338474</text:p>
          </table:table-cell>
          <table:table-cell table:style-name="ce15" office:value-type="float" office:value="244135262" calcext:value-type="float">
            <text:p>244135262</text:p>
          </table:table-cell>
          <table:table-cell table:style-name="ce15" office:value-type="float" office:value="23726426" calcext:value-type="float">
            <text:p>23726426</text:p>
          </table:table-cell>
          <table:table-cell table:style-name="ce15" office:value-type="float" office:value="32626956" calcext:value-type="float">
            <text:p>32626956</text:p>
          </table:table-cell>
          <table:table-cell table:style-name="ce15" office:value-type="float" office:value="34297011" calcext:value-type="float">
            <text:p>34297011</text:p>
          </table:table-cell>
          <table:table-cell table:style-name="ce15" office:value-type="float" office:value="18787016" calcext:value-type="float">
            <text:p>18787016</text:p>
          </table:table-cell>
          <table:table-cell table:style-name="ce15" office:value-type="float" office:value="107715708" calcext:value-type="float">
            <text:p>107715708</text:p>
          </table:table-cell>
          <table:table-cell table:style-name="ce15" office:value-type="float" office:value="11319147" calcext:value-type="float">
            <text:p>11319147</text:p>
          </table:table-cell>
          <table:table-cell table:style-name="ce15" office:value-type="float" office:value="207156292" calcext:value-type="float">
            <text:p>207156292</text:p>
          </table:table-cell>
          <table:table-cell table:style-name="ce15" office:value-type="float" office:value="629990473" calcext:value-type="float">
            <text:p>629990473</text:p>
          </table:table-cell>
          <table:table-cell table:style-name="ce15" office:value-type="float" office:value="18134562" calcext:value-type="float">
            <text:p>18134562</text:p>
          </table:table-cell>
          <table:table-cell table:style-name="ce15" office:value-type="float" office:value="10430633" calcext:value-type="float">
            <text:p>10430633</text:p>
          </table:table-cell>
          <table:table-cell table:style-name="ce15" office:value-type="float" office:value="2286944" calcext:value-type="float">
            <text:p>2286944</text:p>
          </table:table-cell>
          <table:table-cell table:style-name="ce15" office:value-type="float" office:value="203773148" calcext:value-type="float">
            <text:p>203773148</text:p>
          </table:table-cell>
          <table:table-cell table:style-name="ce15" office:value-type="float" office:value="173318856" calcext:value-type="float">
            <text:p>173318856</text:p>
          </table:table-cell>
          <table:table-cell table:style-name="ce15" office:value-type="float" office:value="13207358" calcext:value-type="float">
            <text:p>13207358</text:p>
          </table:table-cell>
          <table:table-cell table:style-name="ce15" office:value-type="float" office:value="1583385231" calcext:value-type="float">
            <text:p>1583385231</text:p>
          </table:table-cell>
          <table:table-cell table:style-name="ce15" office:value-type="float" office:value="7802926" calcext:value-type="float">
            <text:p>7802926</text:p>
          </table:table-cell>
          <table:table-cell table:style-name="ce25" office:value-type="float" office:value="4073257602" calcext:value-type="float">
            <text:p>4073257602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 calcext:value-type="string">
            <text:p><text:s text:c="3"/>FINANCEIRAS</text:p>
          </table:table-cell>
          <table:table-cell table:style-name="ce15" office:value-type="float" office:value="384" calcext:value-type="float">
            <text:p>384</text:p>
          </table:table-cell>
          <table:table-cell table:style-name="ce15" office:value-type="float" office:value="18342" calcext:value-type="float">
            <text:p>18342</text:p>
          </table:table-cell>
          <table:table-cell table:style-name="ce15" office:value-type="float" office:value="21296" calcext:value-type="float">
            <text:p>21296</text:p>
          </table:table-cell>
          <table:table-cell table:style-name="ce15" office:value-type="float" office:value="3515" calcext:value-type="float">
            <text:p>3515</text:p>
          </table:table-cell>
          <table:table-cell table:style-name="ce15" office:value-type="float" office:value="345544" calcext:value-type="float">
            <text:p>345544</text:p>
          </table:table-cell>
          <table:table-cell table:style-name="ce15" office:value-type="float" office:value="2359871" calcext:value-type="float">
            <text:p>2359871</text:p>
          </table:table-cell>
          <table:table-cell table:style-name="ce15" office:value-type="float" office:value="68833928" calcext:value-type="float">
            <text:p>68833928</text:p>
          </table:table-cell>
          <table:table-cell table:style-name="ce15" office:value-type="float" office:value="410025" calcext:value-type="float">
            <text:p>410025</text:p>
          </table:table-cell>
          <table:table-cell table:style-name="ce15" office:value-type="float" office:value="102430" calcext:value-type="float">
            <text:p>102430</text:p>
          </table:table-cell>
          <table:table-cell table:style-name="ce15" office:value-type="float" office:value="8538" calcext:value-type="float">
            <text:p>8538</text:p>
          </table:table-cell>
          <table:table-cell table:style-name="ce15" office:value-type="float" office:value="1240163" calcext:value-type="float">
            <text:p>1240163</text:p>
          </table:table-cell>
          <table:table-cell table:style-name="ce15" office:value-type="float" office:value="11990" calcext:value-type="float">
            <text:p>11990</text:p>
          </table:table-cell>
          <table:table-cell table:style-name="ce15" office:value-type="float" office:value="35569" calcext:value-type="float">
            <text:p>35569</text:p>
          </table:table-cell>
          <table:table-cell table:style-name="ce15" office:value-type="float" office:value="1210613" calcext:value-type="float">
            <text:p>1210613</text:p>
          </table:table-cell>
          <table:table-cell table:style-name="ce15" office:value-type="float" office:value="10755" calcext:value-type="float">
            <text:p>10755</text:p>
          </table:table-cell>
          <table:table-cell table:style-name="ce15" office:value-type="float" office:value="1383895" calcext:value-type="float">
            <text:p>1383895</text:p>
          </table:table-cell>
          <table:table-cell table:style-name="ce15" office:value-type="float" office:value="10715" calcext:value-type="float">
            <text:p>10715</text:p>
          </table:table-cell>
          <table:table-cell table:style-name="ce15" office:value-type="float" office:value="2261257" calcext:value-type="float">
            <text:p>2261257</text:p>
          </table:table-cell>
          <table:table-cell table:style-name="ce15" office:value-type="float" office:value="17507318" calcext:value-type="float">
            <text:p>17507318</text:p>
          </table:table-cell>
          <table:table-cell table:style-name="ce15" office:value-type="float" office:value="20782" calcext:value-type="float">
            <text:p>20782</text:p>
          </table:table-cell>
          <table:table-cell table:style-name="ce15" office:value-type="float" office:value="2981" calcext:value-type="float">
            <text:p>2981</text:p>
          </table:table-cell>
          <table:table-cell table:style-name="ce15" office:value-type="float" office:value="650" calcext:value-type="float">
            <text:p>650</text:p>
          </table:table-cell>
          <table:table-cell table:style-name="ce15" office:value-type="float" office:value="4542332" calcext:value-type="float">
            <text:p>4542332</text:p>
          </table:table-cell>
          <table:table-cell table:style-name="ce15" office:value-type="float" office:value="289548" calcext:value-type="float">
            <text:p>289548</text:p>
          </table:table-cell>
          <table:table-cell table:style-name="ce15" office:value-type="float" office:value="49054" calcext:value-type="float">
            <text:p>49054</text:p>
          </table:table-cell>
          <table:table-cell table:style-name="ce15" office:value-type="float" office:value="105240723" calcext:value-type="float">
            <text:p>105240723</text:p>
          </table:table-cell>
          <table:table-cell table:style-name="ce15" office:value-type="float" office:value="5591" calcext:value-type="float">
            <text:p>5591</text:p>
          </table:table-cell>
          <table:table-cell table:style-name="ce25" office:value-type="float" office:value="205927809" calcext:value-type="float">
            <text:p>205927809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 calcext:value-type="string">
            <text:p><text:s text:c="3"/>DEMAIS </text:p>
          </table:table-cell>
          <table:table-cell table:style-name="ce15" office:value-type="float" office:value="3174205" calcext:value-type="float">
            <text:p>3174205</text:p>
          </table:table-cell>
          <table:table-cell table:style-name="ce15" office:value-type="float" office:value="11489388" calcext:value-type="float">
            <text:p>11489388</text:p>
          </table:table-cell>
          <table:table-cell table:style-name="ce15" office:value-type="float" office:value="79722323" calcext:value-type="float">
            <text:p>79722323</text:p>
          </table:table-cell>
          <table:table-cell table:style-name="ce15" office:value-type="float" office:value="3053095" calcext:value-type="float">
            <text:p>3053095</text:p>
          </table:table-cell>
          <table:table-cell table:style-name="ce15" office:value-type="float" office:value="97761041" calcext:value-type="float">
            <text:p>97761041</text:p>
          </table:table-cell>
          <table:table-cell table:style-name="ce15" office:value-type="float" office:value="57457958" calcext:value-type="float">
            <text:p>57457958</text:p>
          </table:table-cell>
          <table:table-cell table:style-name="ce15" office:value-type="float" office:value="245322629" calcext:value-type="float">
            <text:p>245322629</text:p>
          </table:table-cell>
          <table:table-cell table:style-name="ce15" office:value-type="float" office:value="80052405" calcext:value-type="float">
            <text:p>80052405</text:p>
          </table:table-cell>
          <table:table-cell table:style-name="ce15" office:value-type="float" office:value="59696800" calcext:value-type="float">
            <text:p>59696800</text:p>
          </table:table-cell>
          <table:table-cell table:style-name="ce15" office:value-type="float" office:value="41329937" calcext:value-type="float">
            <text:p>41329937</text:p>
          </table:table-cell>
          <table:table-cell table:style-name="ce15" office:value-type="float" office:value="242895099" calcext:value-type="float">
            <text:p>242895099</text:p>
          </table:table-cell>
          <table:table-cell table:style-name="ce15" office:value-type="float" office:value="23714437" calcext:value-type="float">
            <text:p>23714437</text:p>
          </table:table-cell>
          <table:table-cell table:style-name="ce15" office:value-type="float" office:value="32591387" calcext:value-type="float">
            <text:p>32591387</text:p>
          </table:table-cell>
          <table:table-cell table:style-name="ce15" office:value-type="float" office:value="33086399" calcext:value-type="float">
            <text:p>33086399</text:p>
          </table:table-cell>
          <table:table-cell table:style-name="ce15" office:value-type="float" office:value="18776261" calcext:value-type="float">
            <text:p>18776261</text:p>
          </table:table-cell>
          <table:table-cell table:style-name="ce15" office:value-type="float" office:value="106331813" calcext:value-type="float">
            <text:p>106331813</text:p>
          </table:table-cell>
          <table:table-cell table:style-name="ce15" office:value-type="float" office:value="11308431" calcext:value-type="float">
            <text:p>11308431</text:p>
          </table:table-cell>
          <table:table-cell table:style-name="ce15" office:value-type="float" office:value="204895035" calcext:value-type="float">
            <text:p>204895035</text:p>
          </table:table-cell>
          <table:table-cell table:style-name="ce15" office:value-type="float" office:value="612483154" calcext:value-type="float">
            <text:p>612483154</text:p>
          </table:table-cell>
          <table:table-cell table:style-name="ce15" office:value-type="float" office:value="18113780" calcext:value-type="float">
            <text:p>18113780</text:p>
          </table:table-cell>
          <table:table-cell table:style-name="ce15" office:value-type="float" office:value="10427651" calcext:value-type="float">
            <text:p>10427651</text:p>
          </table:table-cell>
          <table:table-cell table:style-name="ce15" office:value-type="float" office:value="2286293" calcext:value-type="float">
            <text:p>2286293</text:p>
          </table:table-cell>
          <table:table-cell table:style-name="ce15" office:value-type="float" office:value="199230816" calcext:value-type="float">
            <text:p>199230816</text:p>
          </table:table-cell>
          <table:table-cell table:style-name="ce15" office:value-type="float" office:value="173029308" calcext:value-type="float">
            <text:p>173029308</text:p>
          </table:table-cell>
          <table:table-cell table:style-name="ce15" office:value-type="float" office:value="13158304" calcext:value-type="float">
            <text:p>13158304</text:p>
          </table:table-cell>
          <table:table-cell table:style-name="ce15" office:value-type="float" office:value="1478144508" calcext:value-type="float">
            <text:p>1478144508</text:p>
          </table:table-cell>
          <table:table-cell table:style-name="ce15" office:value-type="float" office:value="7797334" calcext:value-type="float">
            <text:p>7797334</text:p>
          </table:table-cell>
          <table:table-cell table:style-name="ce25" office:value-type="float" office:value="3867329792" calcext:value-type="float">
            <text:p>3867329792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 calcext:value-type="string">
            <text:p>CSLL</text:p>
          </table:table-cell>
          <table:table-cell table:style-name="ce15" office:value-type="float" office:value="6309754" calcext:value-type="float">
            <text:p>6309754</text:p>
          </table:table-cell>
          <table:table-cell table:style-name="ce15" office:value-type="float" office:value="20279364" calcext:value-type="float">
            <text:p>20279364</text:p>
          </table:table-cell>
          <table:table-cell table:style-name="ce15" office:value-type="float" office:value="76779309" calcext:value-type="float">
            <text:p>76779309</text:p>
          </table:table-cell>
          <table:table-cell table:style-name="ce15" office:value-type="float" office:value="4122823" calcext:value-type="float">
            <text:p>4122823</text:p>
          </table:table-cell>
          <table:table-cell table:style-name="ce15" office:value-type="float" office:value="161598554" calcext:value-type="float">
            <text:p>161598554</text:p>
          </table:table-cell>
          <table:table-cell table:style-name="ce15" office:value-type="float" office:value="114318245" calcext:value-type="float">
            <text:p>114318245</text:p>
          </table:table-cell>
          <table:table-cell table:style-name="ce15" office:value-type="float" office:value="342546555" calcext:value-type="float">
            <text:p>342546555</text:p>
          </table:table-cell>
          <table:table-cell table:style-name="ce15" office:value-type="float" office:value="94108164" calcext:value-type="float">
            <text:p>94108164</text:p>
          </table:table-cell>
          <table:table-cell table:style-name="ce15" office:value-type="float" office:value="104948409" calcext:value-type="float">
            <text:p>104948409</text:p>
          </table:table-cell>
          <table:table-cell table:style-name="ce15" office:value-type="float" office:value="31571131" calcext:value-type="float">
            <text:p>31571131</text:p>
          </table:table-cell>
          <table:table-cell table:style-name="ce15" office:value-type="float" office:value="507534441" calcext:value-type="float">
            <text:p>507534441</text:p>
          </table:table-cell>
          <table:table-cell table:style-name="ce15" office:value-type="float" office:value="43366631" calcext:value-type="float">
            <text:p>43366631</text:p>
          </table:table-cell>
          <table:table-cell table:style-name="ce15" office:value-type="float" office:value="60249945" calcext:value-type="float">
            <text:p>60249945</text:p>
          </table:table-cell>
          <table:table-cell table:style-name="ce15" office:value-type="float" office:value="58449111" calcext:value-type="float">
            <text:p>58449111</text:p>
          </table:table-cell>
          <table:table-cell table:style-name="ce15" office:value-type="float" office:value="34887832" calcext:value-type="float">
            <text:p>34887832</text:p>
          </table:table-cell>
          <table:table-cell table:style-name="ce15" office:value-type="float" office:value="120315906" calcext:value-type="float">
            <text:p>120315906</text:p>
          </table:table-cell>
          <table:table-cell table:style-name="ce15" office:value-type="float" office:value="23626836" calcext:value-type="float">
            <text:p>23626836</text:p>
          </table:table-cell>
          <table:table-cell table:style-name="ce15" office:value-type="float" office:value="329501042" calcext:value-type="float">
            <text:p>329501042</text:p>
          </table:table-cell>
          <table:table-cell table:style-name="ce15" office:value-type="float" office:value="918448871" calcext:value-type="float">
            <text:p>918448871</text:p>
          </table:table-cell>
          <table:table-cell table:style-name="ce15" office:value-type="float" office:value="38634042" calcext:value-type="float">
            <text:p>38634042</text:p>
          </table:table-cell>
          <table:table-cell table:style-name="ce15" office:value-type="float" office:value="23096321" calcext:value-type="float">
            <text:p>23096321</text:p>
          </table:table-cell>
          <table:table-cell table:style-name="ce15" office:value-type="float" office:value="5694227" calcext:value-type="float">
            <text:p>5694227</text:p>
          </table:table-cell>
          <table:table-cell table:style-name="ce15" office:value-type="float" office:value="373924301" calcext:value-type="float">
            <text:p>373924301</text:p>
          </table:table-cell>
          <table:table-cell table:style-name="ce15" office:value-type="float" office:value="250087334" calcext:value-type="float">
            <text:p>250087334</text:p>
          </table:table-cell>
          <table:table-cell table:style-name="ce15" office:value-type="float" office:value="22046964" calcext:value-type="float">
            <text:p>22046964</text:p>
          </table:table-cell>
          <table:table-cell table:style-name="ce15" office:value-type="float" office:value="2753561722" calcext:value-type="float">
            <text:p>2753561722</text:p>
          </table:table-cell>
          <table:table-cell table:style-name="ce15" office:value-type="float" office:value="14403562" calcext:value-type="float">
            <text:p>14403562</text:p>
          </table:table-cell>
          <table:table-cell table:style-name="ce25" office:value-type="float" office:value="6534411396" calcext:value-type="float">
            <text:p>6534411396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 calcext:value-type="string">
            <text:p><text:s text:c="2"/>FINANCEIRAS</text:p>
          </table:table-cell>
          <table:table-cell table:style-name="ce15" office:value-type="float" office:value="590" calcext:value-type="float">
            <text:p>590</text:p>
          </table:table-cell>
          <table:table-cell table:style-name="ce15" office:value-type="float" office:value="31410" calcext:value-type="float">
            <text:p>31410</text:p>
          </table:table-cell>
          <table:table-cell table:style-name="ce15" office:value-type="float" office:value="94335" calcext:value-type="float">
            <text:p>94335</text:p>
          </table:table-cell>
          <table:table-cell table:style-name="ce15" office:value-type="float" office:value="2418" calcext:value-type="float">
            <text:p>2418</text:p>
          </table:table-cell>
          <table:table-cell table:style-name="ce15" office:value-type="float" office:value="1233248" calcext:value-type="float">
            <text:p>1233248</text:p>
          </table:table-cell>
          <table:table-cell table:style-name="ce15" office:value-type="float" office:value="6712082" calcext:value-type="float">
            <text:p>6712082</text:p>
          </table:table-cell>
          <table:table-cell table:style-name="ce15" office:value-type="float" office:value="107384611" calcext:value-type="float">
            <text:p>107384611</text:p>
          </table:table-cell>
          <table:table-cell table:style-name="ce15" office:value-type="float" office:value="1840828" calcext:value-type="float">
            <text:p>1840828</text:p>
          </table:table-cell>
          <table:table-cell table:style-name="ce15" office:value-type="float" office:value="150950" calcext:value-type="float">
            <text:p>150950</text:p>
          </table:table-cell>
          <table:table-cell table:style-name="ce15" office:value-type="float" office:value="21757" calcext:value-type="float">
            <text:p>21757</text:p>
          </table:table-cell>
          <table:table-cell table:style-name="ce15" office:value-type="float" office:value="3647561" calcext:value-type="float">
            <text:p>3647561</text:p>
          </table:table-cell>
          <table:table-cell table:style-name="ce15" office:value-type="float" office:value="57640" calcext:value-type="float">
            <text:p>57640</text:p>
          </table:table-cell>
          <table:table-cell table:style-name="ce15" office:value-type="float" office:value="173247" calcext:value-type="float">
            <text:p>173247</text:p>
          </table:table-cell>
          <table:table-cell table:style-name="ce15" office:value-type="float" office:value="6283544" calcext:value-type="float">
            <text:p>6283544</text:p>
          </table:table-cell>
          <table:table-cell table:style-name="ce15" office:value-type="float" office:value="40328" calcext:value-type="float">
            <text:p>40328</text:p>
          </table:table-cell>
          <table:table-cell table:style-name="ce15" office:value-type="float" office:value="3711546" calcext:value-type="float">
            <text:p>3711546</text:p>
          </table:table-cell>
          <table:table-cell table:style-name="ce15" office:value-type="float" office:value="2317" calcext:value-type="float">
            <text:p>2317</text:p>
          </table:table-cell>
          <table:table-cell table:style-name="ce15" office:value-type="float" office:value="18358316" calcext:value-type="float">
            <text:p>18358316</text:p>
          </table:table-cell>
          <table:table-cell table:style-name="ce15" office:value-type="float" office:value="80311539" calcext:value-type="float">
            <text:p>80311539</text:p>
          </table:table-cell>
          <table:table-cell table:style-name="ce15" office:value-type="float" office:value="84800" calcext:value-type="float">
            <text:p>84800</text:p>
          </table:table-cell>
          <table:table-cell table:style-name="ce15" office:value-type="float" office:value="197026" calcext:value-type="float">
            <text:p>197026</text:p>
          </table:table-cell>
          <table:table-cell table:style-name="ce15" office:value-type="float" office:value="48684" calcext:value-type="float">
            <text:p>48684</text:p>
          </table:table-cell>
          <table:table-cell table:style-name="ce15" office:value-type="float" office:value="5645972" calcext:value-type="float">
            <text:p>5645972</text:p>
          </table:table-cell>
          <table:table-cell table:style-name="ce15" office:value-type="float" office:value="713616" calcext:value-type="float">
            <text:p>713616</text:p>
          </table:table-cell>
          <table:table-cell table:style-name="ce15" office:value-type="float" office:value="274811" calcext:value-type="float">
            <text:p>274811</text:p>
          </table:table-cell>
          <table:table-cell table:style-name="ce15" office:value-type="float" office:value="322497650" calcext:value-type="float">
            <text:p>322497650</text:p>
          </table:table-cell>
          <table:table-cell table:style-name="ce15" office:value-type="float" office:value="-5900" calcext:value-type="float">
            <text:p>-5900</text:p>
          </table:table-cell>
          <table:table-cell table:style-name="ce25" office:value-type="float" office:value="559514925" calcext:value-type="float">
            <text:p>559514925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 calcext:value-type="string">
            <text:p><text:s text:c="2"/>DEMAIS</text:p>
          </table:table-cell>
          <table:table-cell table:style-name="ce15" office:value-type="float" office:value="6309163" calcext:value-type="float">
            <text:p>6309163</text:p>
          </table:table-cell>
          <table:table-cell table:style-name="ce15" office:value-type="float" office:value="20247954" calcext:value-type="float">
            <text:p>20247954</text:p>
          </table:table-cell>
          <table:table-cell table:style-name="ce15" office:value-type="float" office:value="76684974" calcext:value-type="float">
            <text:p>76684974</text:p>
          </table:table-cell>
          <table:table-cell table:style-name="ce15" office:value-type="float" office:value="4120405" calcext:value-type="float">
            <text:p>4120405</text:p>
          </table:table-cell>
          <table:table-cell table:style-name="ce15" office:value-type="float" office:value="160365307" calcext:value-type="float">
            <text:p>160365307</text:p>
          </table:table-cell>
          <table:table-cell table:style-name="ce15" office:value-type="float" office:value="107606163" calcext:value-type="float">
            <text:p>107606163</text:p>
          </table:table-cell>
          <table:table-cell table:style-name="ce15" office:value-type="float" office:value="235161944" calcext:value-type="float">
            <text:p>235161944</text:p>
          </table:table-cell>
          <table:table-cell table:style-name="ce15" office:value-type="float" office:value="92267335" calcext:value-type="float">
            <text:p>92267335</text:p>
          </table:table-cell>
          <table:table-cell table:style-name="ce15" office:value-type="float" office:value="104797459" calcext:value-type="float">
            <text:p>104797459</text:p>
          </table:table-cell>
          <table:table-cell table:style-name="ce15" office:value-type="float" office:value="31549374" calcext:value-type="float">
            <text:p>31549374</text:p>
          </table:table-cell>
          <table:table-cell table:style-name="ce15" office:value-type="float" office:value="503886880" calcext:value-type="float">
            <text:p>503886880</text:p>
          </table:table-cell>
          <table:table-cell table:style-name="ce15" office:value-type="float" office:value="43308991" calcext:value-type="float">
            <text:p>43308991</text:p>
          </table:table-cell>
          <table:table-cell table:style-name="ce15" office:value-type="float" office:value="60076698" calcext:value-type="float">
            <text:p>60076698</text:p>
          </table:table-cell>
          <table:table-cell table:style-name="ce15" office:value-type="float" office:value="52165568" calcext:value-type="float">
            <text:p>52165568</text:p>
          </table:table-cell>
          <table:table-cell table:style-name="ce15" office:value-type="float" office:value="34847504" calcext:value-type="float">
            <text:p>34847504</text:p>
          </table:table-cell>
          <table:table-cell table:style-name="ce15" office:value-type="float" office:value="116604361" calcext:value-type="float">
            <text:p>116604361</text:p>
          </table:table-cell>
          <table:table-cell table:style-name="ce15" office:value-type="float" office:value="23624519" calcext:value-type="float">
            <text:p>23624519</text:p>
          </table:table-cell>
          <table:table-cell table:style-name="ce15" office:value-type="float" office:value="311142726" calcext:value-type="float">
            <text:p>311142726</text:p>
          </table:table-cell>
          <table:table-cell table:style-name="ce15" office:value-type="float" office:value="838137332" calcext:value-type="float">
            <text:p>838137332</text:p>
          </table:table-cell>
          <table:table-cell table:style-name="ce15" office:value-type="float" office:value="38549242" calcext:value-type="float">
            <text:p>38549242</text:p>
          </table:table-cell>
          <table:table-cell table:style-name="ce15" office:value-type="float" office:value="22899295" calcext:value-type="float">
            <text:p>22899295</text:p>
          </table:table-cell>
          <table:table-cell table:style-name="ce15" office:value-type="float" office:value="5645543" calcext:value-type="float">
            <text:p>5645543</text:p>
          </table:table-cell>
          <table:table-cell table:style-name="ce15" office:value-type="float" office:value="368278329" calcext:value-type="float">
            <text:p>368278329</text:p>
          </table:table-cell>
          <table:table-cell table:style-name="ce15" office:value-type="float" office:value="249373718" calcext:value-type="float">
            <text:p>249373718</text:p>
          </table:table-cell>
          <table:table-cell table:style-name="ce15" office:value-type="float" office:value="21772154" calcext:value-type="float">
            <text:p>21772154</text:p>
          </table:table-cell>
          <table:table-cell table:style-name="ce15" office:value-type="float" office:value="2431064072" calcext:value-type="float">
            <text:p>2431064072</text:p>
          </table:table-cell>
          <table:table-cell table:style-name="ce15" office:value-type="float" office:value="14409462" calcext:value-type="float">
            <text:p>14409462</text:p>
          </table:table-cell>
          <table:table-cell table:style-name="ce25" office:value-type="float" office:value="5974896471" calcext:value-type="float">
            <text:p>5974896471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 calcext:value-type="string">
            <text:p>CIDE-COMBUSTÍVEIS </text:p>
          </table:table-cell>
          <table:table-cell table:style-name="ce15" office:value-type="string" office:string-value=" -    " calcext:value-type="string">
            <text:p><text:s/>- <text:s text:c="3"/></text:p>
          </table:table-cell>
          <table:table-cell table:style-name="ce15" office:value-type="float" office:value="6209" calcext:value-type="float">
            <text:p>6209</text:p>
          </table:table-cell>
          <table:table-cell table:number-columns-repeated="2" table:style-name="ce15" office:value-type="string" office:string-value=" -    " calcext:value-type="string">
            <text:p><text:s/>- <text:s text:c="3"/></text:p>
          </table:table-cell>
          <table:table-cell table:style-name="ce15" office:value-type="float" office:value="-3014" calcext:value-type="float">
            <text:p>-3014</text:p>
          </table:table-cell>
          <table:table-cell table:style-name="ce15" office:value-type="float" office:value="91" calcext:value-type="float">
            <text:p>91</text:p>
          </table:table-cell>
          <table:table-cell table:style-name="ce15" office:value-type="float" office:value="1950" calcext:value-type="float">
            <text:p>1950</text:p>
          </table:table-cell>
          <table:table-cell table:style-name="ce15" office:value-type="float" office:value="28892" calcext:value-type="float">
            <text:p>28892</text:p>
          </table:table-cell>
          <table:table-cell table:style-name="ce15" office:value-type="string" office:string-value=" -    " calcext:value-type="string">
            <text:p><text:s/>- <text:s text:c="3"/></text:p>
          </table:table-cell>
          <table:table-cell table:style-name="ce15" office:value-type="float" office:value="33934" calcext:value-type="float">
            <text:p>33934</text:p>
          </table:table-cell>
          <table:table-cell table:style-name="ce15" office:value-type="float" office:value="6233" calcext:value-type="float">
            <text:p>6233</text:p>
          </table:table-cell>
          <table:table-cell table:style-name="ce15" office:value-type="float" office:value="240" calcext:value-type="float">
            <text:p>240</text:p>
          </table:table-cell>
          <table:table-cell table:style-name="ce15" office:value-type="float" office:value="60943" calcext:value-type="float">
            <text:p>60943</text:p>
          </table:table-cell>
          <table:table-cell table:number-columns-repeated="2" table:style-name="ce15" office:value-type="string" office:string-value=" -    " calcext:value-type="string">
            <text:p><text:s/>- <text:s text:c="3"/></text:p>
          </table:table-cell>
          <table:table-cell table:style-name="ce15" office:value-type="float" office:value="11150" calcext:value-type="float">
            <text:p>11150</text:p>
          </table:table-cell>
          <table:table-cell table:style-name="ce15" office:value-type="string" office:string-value=" -    " calcext:value-type="string">
            <text:p><text:s/>- <text:s text:c="3"/></text:p>
          </table:table-cell>
          <table:table-cell table:style-name="ce15" office:value-type="float" office:value="437954" calcext:value-type="float">
            <text:p>437954</text:p>
          </table:table-cell>
          <table:table-cell table:style-name="ce15" office:value-type="float" office:value="1881" calcext:value-type="float">
            <text:p>1881</text:p>
          </table:table-cell>
          <table:table-cell table:number-columns-repeated="3" table:style-name="ce15" office:value-type="string" office:string-value=" -    " calcext:value-type="string">
            <text:p><text:s/>- <text:s text:c="3"/></text:p>
          </table:table-cell>
          <table:table-cell table:style-name="ce15" office:value-type="float" office:value="7715" calcext:value-type="float">
            <text:p>7715</text:p>
          </table:table-cell>
          <table:table-cell table:number-columns-repeated="2" table:style-name="ce15" office:value-type="string" office:string-value=" -    " calcext:value-type="string">
            <text:p><text:s/>- <text:s text:c="3"/></text:p>
          </table:table-cell>
          <table:table-cell table:style-name="ce15" office:value-type="float" office:value="296333" calcext:value-type="float">
            <text:p>296333</text:p>
          </table:table-cell>
          <table:table-cell table:style-name="ce15" office:value-type="string" office:string-value=" -    " calcext:value-type="string">
            <text:p><text:s/>- <text:s text:c="3"/></text:p>
          </table:table-cell>
          <table:table-cell table:style-name="ce25" office:value-type="float" office:value="890511" calcext:value-type="float">
            <text:p>890511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 calcext:value-type="string">
            <text:p>CONTRIBUICÕES PARA FUNDAF</text:p>
          </table:table-cell>
          <table:table-cell table:style-name="ce15" office:value-type="float" office:value="102" calcext:value-type="float">
            <text:p>102</text:p>
          </table:table-cell>
          <table:table-cell table:style-name="ce15" office:value-type="float" office:value="103836" calcext:value-type="float">
            <text:p>103836</text:p>
          </table:table-cell>
          <table:table-cell table:style-name="ce15" office:value-type="float" office:value="112032" calcext:value-type="float">
            <text:p>112032</text:p>
          </table:table-cell>
          <table:table-cell table:style-name="ce15" office:value-type="float" office:value="2690" calcext:value-type="float">
            <text:p>2690</text:p>
          </table:table-cell>
          <table:table-cell table:style-name="ce15" office:value-type="float" office:value="453408" calcext:value-type="float">
            <text:p>453408</text:p>
          </table:table-cell>
          <table:table-cell table:style-name="ce15" office:value-type="float" office:value="70966" calcext:value-type="float">
            <text:p>70966</text:p>
          </table:table-cell>
          <table:table-cell table:style-name="ce15" office:value-type="float" office:value="120960" calcext:value-type="float">
            <text:p>120960</text:p>
          </table:table-cell>
          <table:table-cell table:style-name="ce15" office:value-type="float" office:value="457826" calcext:value-type="float">
            <text:p>457826</text:p>
          </table:table-cell>
          <table:table-cell table:style-name="ce15" office:value-type="float" office:value="201752" calcext:value-type="float">
            <text:p>201752</text:p>
          </table:table-cell>
          <table:table-cell table:style-name="ce15" office:value-type="float" office:value="46732" calcext:value-type="float">
            <text:p>46732</text:p>
          </table:table-cell>
          <table:table-cell table:style-name="ce15" office:value-type="float" office:value="4030986" calcext:value-type="float">
            <text:p>4030986</text:p>
          </table:table-cell>
          <table:table-cell table:style-name="ce15" office:value-type="float" office:value="82268" calcext:value-type="float">
            <text:p>82268</text:p>
          </table:table-cell>
          <table:table-cell table:style-name="ce15" office:value-type="float" office:value="2078" calcext:value-type="float">
            <text:p>2078</text:p>
          </table:table-cell>
          <table:table-cell table:style-name="ce15" office:value-type="float" office:value="147449" calcext:value-type="float">
            <text:p>147449</text:p>
          </table:table-cell>
          <table:table-cell table:style-name="ce15" office:value-type="float" office:value="14523" calcext:value-type="float">
            <text:p>14523</text:p>
          </table:table-cell>
          <table:table-cell table:style-name="ce15" office:value-type="float" office:value="210235" calcext:value-type="float">
            <text:p>210235</text:p>
          </table:table-cell>
          <table:table-cell table:style-name="ce15" office:value-type="float" office:value="2351" calcext:value-type="float">
            <text:p>2351</text:p>
          </table:table-cell>
          <table:table-cell table:style-name="ce15" office:value-type="float" office:value="659233" calcext:value-type="float">
            <text:p>659233</text:p>
          </table:table-cell>
          <table:table-cell table:style-name="ce15" office:value-type="float" office:value="4823318" calcext:value-type="float">
            <text:p>4823318</text:p>
          </table:table-cell>
          <table:table-cell table:style-name="ce15" office:value-type="float" office:value="14150" calcext:value-type="float">
            <text:p>14150</text:p>
          </table:table-cell>
          <table:table-cell table:style-name="ce15" office:value-type="float" office:value="779" calcext:value-type="float">
            <text:p>779</text:p>
          </table:table-cell>
          <table:table-cell table:style-name="ce15" office:value-type="float" office:value="388" calcext:value-type="float">
            <text:p>388</text:p>
          </table:table-cell>
          <table:table-cell table:style-name="ce15" office:value-type="float" office:value="4633522" calcext:value-type="float">
            <text:p>4633522</text:p>
          </table:table-cell>
          <table:table-cell table:style-name="ce15" office:value-type="float" office:value="1984898" calcext:value-type="float">
            <text:p>1984898</text:p>
          </table:table-cell>
          <table:table-cell table:style-name="ce15" office:value-type="float" office:value="3730" calcext:value-type="float">
            <text:p>3730</text:p>
          </table:table-cell>
          <table:table-cell table:style-name="ce15" office:value-type="float" office:value="16506908" calcext:value-type="float">
            <text:p>16506908</text:p>
          </table:table-cell>
          <table:table-cell table:style-name="ce15" office:value-type="float" office:value="1527" calcext:value-type="float">
            <text:p>1527</text:p>
          </table:table-cell>
          <table:table-cell table:style-name="ce25" office:value-type="float" office:value="34688648" calcext:value-type="float">
            <text:p>34688648</text:p>
          </table:table-cell>
          <table:table-cell table:style-name="ce19"/>
          <table:table-cell table:number-columns-repeated="994"/>
        </table:table-row>
        <table:table-row table:style-name="ro9">
          <table:table-cell table:style-name="ce7" office:value-type="string" calcext:value-type="string">
            <text:p>CPSSS - Contrib. p/ o Plano de Segurid. Social Serv. Público</text:p>
          </table:table-cell>
          <table:table-cell table:style-name="ce15" office:value-type="float" office:value="4736654" calcext:value-type="float">
            <text:p>4736654</text:p>
          </table:table-cell>
          <table:table-cell table:style-name="ce15" office:value-type="float" office:value="16883211" calcext:value-type="float">
            <text:p>16883211</text:p>
          </table:table-cell>
          <table:table-cell table:style-name="ce15" office:value-type="float" office:value="16465041" calcext:value-type="float">
            <text:p>16465041</text:p>
          </table:table-cell>
          <table:table-cell table:style-name="ce15" office:value-type="float" office:value="13871687" calcext:value-type="float">
            <text:p>13871687</text:p>
          </table:table-cell>
          <table:table-cell table:style-name="ce15" office:value-type="float" office:value="39561205" calcext:value-type="float">
            <text:p>39561205</text:p>
          </table:table-cell>
          <table:table-cell table:style-name="ce15" office:value-type="float" office:value="32103032" calcext:value-type="float">
            <text:p>32103032</text:p>
          </table:table-cell>
          <table:table-cell table:style-name="ce15" office:value-type="float" office:value="1108233608" calcext:value-type="float">
            <text:p>1108233608</text:p>
          </table:table-cell>
          <table:table-cell table:style-name="ce15" office:value-type="float" office:value="20697650" calcext:value-type="float">
            <text:p>20697650</text:p>
          </table:table-cell>
          <table:table-cell table:style-name="ce15" office:value-type="float" office:value="27105666" calcext:value-type="float">
            <text:p>27105666</text:p>
          </table:table-cell>
          <table:table-cell table:style-name="ce15" office:value-type="float" office:value="15834347" calcext:value-type="float">
            <text:p>15834347</text:p>
          </table:table-cell>
          <table:table-cell table:style-name="ce15" office:value-type="float" office:value="111464911" calcext:value-type="float">
            <text:p>111464911</text:p>
          </table:table-cell>
          <table:table-cell table:style-name="ce15" office:value-type="float" office:value="15062159" calcext:value-type="float">
            <text:p>15062159</text:p>
          </table:table-cell>
          <table:table-cell table:style-name="ce15" office:value-type="float" office:value="16665668" calcext:value-type="float">
            <text:p>16665668</text:p>
          </table:table-cell>
          <table:table-cell table:style-name="ce15" office:value-type="float" office:value="26728461" calcext:value-type="float">
            <text:p>26728461</text:p>
          </table:table-cell>
          <table:table-cell table:style-name="ce15" office:value-type="float" office:value="34087287" calcext:value-type="float">
            <text:p>34087287</text:p>
          </table:table-cell>
          <table:table-cell table:style-name="ce15" office:value-type="float" office:value="46459875" calcext:value-type="float">
            <text:p>46459875</text:p>
          </table:table-cell>
          <table:table-cell table:style-name="ce15" office:value-type="float" office:value="12808350" calcext:value-type="float">
            <text:p>12808350</text:p>
          </table:table-cell>
          <table:table-cell table:style-name="ce15" office:value-type="float" office:value="49155822" calcext:value-type="float">
            <text:p>49155822</text:p>
          </table:table-cell>
          <table:table-cell table:style-name="ce15" office:value-type="float" office:value="207839838" calcext:value-type="float">
            <text:p>207839838</text:p>
          </table:table-cell>
          <table:table-cell table:style-name="ce15" office:value-type="float" office:value="26198994" calcext:value-type="float">
            <text:p>26198994</text:p>
          </table:table-cell>
          <table:table-cell table:style-name="ce15" office:value-type="float" office:value="13320378" calcext:value-type="float">
            <text:p>13320378</text:p>
          </table:table-cell>
          <table:table-cell table:style-name="ce15" office:value-type="float" office:value="11217849" calcext:value-type="float">
            <text:p>11217849</text:p>
          </table:table-cell>
          <table:table-cell table:style-name="ce15" office:value-type="float" office:value="83288026" calcext:value-type="float">
            <text:p>83288026</text:p>
          </table:table-cell>
          <table:table-cell table:style-name="ce15" office:value-type="float" office:value="37121637" calcext:value-type="float">
            <text:p>37121637</text:p>
          </table:table-cell>
          <table:table-cell table:style-name="ce15" office:value-type="float" office:value="11589751" calcext:value-type="float">
            <text:p>11589751</text:p>
          </table:table-cell>
          <table:table-cell table:style-name="ce15" office:value-type="float" office:value="95225960" calcext:value-type="float">
            <text:p>95225960</text:p>
          </table:table-cell>
          <table:table-cell table:style-name="ce15" office:value-type="float" office:value="5708496" calcext:value-type="float">
            <text:p>5708496</text:p>
          </table:table-cell>
          <table:table-cell table:style-name="ce25" office:value-type="float" office:value="2099435561" calcext:value-type="float">
            <text:p>2099435561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 calcext:value-type="string">
            <text:p>OUTRAS RECEITAS ADMINISTRADAS</text:p>
          </table:table-cell>
          <table:table-cell table:style-name="ce15" office:value-type="float" office:value="947835" calcext:value-type="float">
            <text:p>947835</text:p>
          </table:table-cell>
          <table:table-cell table:style-name="ce15" office:value-type="float" office:value="12723641" calcext:value-type="float">
            <text:p>12723641</text:p>
          </table:table-cell>
          <table:table-cell table:style-name="ce15" office:value-type="float" office:value="18758406" calcext:value-type="float">
            <text:p>18758406</text:p>
          </table:table-cell>
          <table:table-cell table:style-name="ce15" office:value-type="float" office:value="635671" calcext:value-type="float">
            <text:p>635671</text:p>
          </table:table-cell>
          <table:table-cell table:style-name="ce15" office:value-type="float" office:value="22802892" calcext:value-type="float">
            <text:p>22802892</text:p>
          </table:table-cell>
          <table:table-cell table:style-name="ce15" office:value-type="float" office:value="18611695" calcext:value-type="float">
            <text:p>18611695</text:p>
          </table:table-cell>
          <table:table-cell table:style-name="ce15" office:value-type="float" office:value="512376033" calcext:value-type="float">
            <text:p>512376033</text:p>
          </table:table-cell>
          <table:table-cell table:style-name="ce15" office:value-type="float" office:value="11958455" calcext:value-type="float">
            <text:p>11958455</text:p>
          </table:table-cell>
          <table:table-cell table:style-name="ce15" office:value-type="float" office:value="13802840" calcext:value-type="float">
            <text:p>13802840</text:p>
          </table:table-cell>
          <table:table-cell table:style-name="ce15" office:value-type="float" office:value="3303734" calcext:value-type="float">
            <text:p>3303734</text:p>
          </table:table-cell>
          <table:table-cell table:style-name="ce15" office:value-type="float" office:value="50657569" calcext:value-type="float">
            <text:p>50657569</text:p>
          </table:table-cell>
          <table:table-cell table:style-name="ce15" office:value-type="float" office:value="4091146" calcext:value-type="float">
            <text:p>4091146</text:p>
          </table:table-cell>
          <table:table-cell table:style-name="ce15" office:value-type="float" office:value="5016795" calcext:value-type="float">
            <text:p>5016795</text:p>
          </table:table-cell>
          <table:table-cell table:style-name="ce15" office:value-type="float" office:value="7398217" calcext:value-type="float">
            <text:p>7398217</text:p>
          </table:table-cell>
          <table:table-cell table:style-name="ce15" office:value-type="float" office:value="3258484" calcext:value-type="float">
            <text:p>3258484</text:p>
          </table:table-cell>
          <table:table-cell table:style-name="ce15" office:value-type="float" office:value="23314815" calcext:value-type="float">
            <text:p>23314815</text:p>
          </table:table-cell>
          <table:table-cell table:style-name="ce15" office:value-type="float" office:value="1345963" calcext:value-type="float">
            <text:p>1345963</text:p>
          </table:table-cell>
          <table:table-cell table:style-name="ce15" office:value-type="float" office:value="46261484" calcext:value-type="float">
            <text:p>46261484</text:p>
          </table:table-cell>
          <table:table-cell table:style-name="ce15" office:value-type="float" office:value="255251411" calcext:value-type="float">
            <text:p>255251411</text:p>
          </table:table-cell>
          <table:table-cell table:style-name="ce15" office:value-type="float" office:value="4846853" calcext:value-type="float">
            <text:p>4846853</text:p>
          </table:table-cell>
          <table:table-cell table:style-name="ce15" office:value-type="float" office:value="2047528" calcext:value-type="float">
            <text:p>2047528</text:p>
          </table:table-cell>
          <table:table-cell table:style-name="ce15" office:value-type="float" office:value="669303" calcext:value-type="float">
            <text:p>669303</text:p>
          </table:table-cell>
          <table:table-cell table:style-name="ce15" office:value-type="float" office:value="103255360" calcext:value-type="float">
            <text:p>103255360</text:p>
          </table:table-cell>
          <table:table-cell table:style-name="ce15" office:value-type="float" office:value="35901630" calcext:value-type="float">
            <text:p>35901630</text:p>
          </table:table-cell>
          <table:table-cell table:style-name="ce15" office:value-type="float" office:value="3571932" calcext:value-type="float">
            <text:p>3571932</text:p>
          </table:table-cell>
          <table:table-cell table:style-name="ce15" office:value-type="float" office:value="644415440" calcext:value-type="float">
            <text:p>644415440</text:p>
          </table:table-cell>
          <table:table-cell table:style-name="ce15" office:value-type="float" office:value="1691095" calcext:value-type="float">
            <text:p>1691095</text:p>
          </table:table-cell>
          <table:table-cell table:style-name="ce25" office:value-type="float" office:value="1808916223" calcext:value-type="float">
            <text:p>1808916223</text:p>
          </table:table-cell>
          <table:table-cell table:style-name="ce19"/>
          <table:table-cell table:number-columns-repeated="994"/>
        </table:table-row>
        <table:table-row table:style-name="ro10">
          <table:table-cell table:style-name="ce9" office:value-type="string" calcext:value-type="string">
            <text:p>SUBTOTAL [A]</text:p>
          </table:table-cell>
          <table:table-cell table:style-name="ce16" office:value-type="float" office:value="45866348" calcext:value-type="float">
            <text:p>45866348</text:p>
          </table:table-cell>
          <table:table-cell table:style-name="ce16" office:value-type="float" office:value="168673162" calcext:value-type="float">
            <text:p>168673162</text:p>
          </table:table-cell>
          <table:table-cell table:style-name="ce16" office:value-type="float" office:value="757017265" calcext:value-type="float">
            <text:p>757017265</text:p>
          </table:table-cell>
          <table:table-cell table:style-name="ce16" office:value-type="float" office:value="45107893" calcext:value-type="float">
            <text:p>45107893</text:p>
          </table:table-cell>
          <table:table-cell table:style-name="ce16" office:value-type="float" office:value="1293248965" calcext:value-type="float">
            <text:p>1293248965</text:p>
          </table:table-cell>
          <table:table-cell table:style-name="ce16" office:value-type="float" office:value="865752816" calcext:value-type="float">
            <text:p>865752816</text:p>
          </table:table-cell>
          <table:table-cell table:style-name="ce16" office:value-type="float" office:value="6718858585" calcext:value-type="float">
            <text:p>6718858585</text:p>
          </table:table-cell>
          <table:table-cell table:style-name="ce16" office:value-type="float" office:value="1125486697" calcext:value-type="float">
            <text:p>1125486697</text:p>
          </table:table-cell>
          <table:table-cell table:style-name="ce16" office:value-type="float" office:value="847975255" calcext:value-type="float">
            <text:p>847975255</text:p>
          </table:table-cell>
          <table:table-cell table:style-name="ce16" office:value-type="float" office:value="342772059" calcext:value-type="float">
            <text:p>342772059</text:p>
          </table:table-cell>
          <table:table-cell table:style-name="ce16" office:value-type="float" office:value="3911643795" calcext:value-type="float">
            <text:p>3911643795</text:p>
          </table:table-cell>
          <table:table-cell table:style-name="ce16" office:value-type="float" office:value="300182549" calcext:value-type="float">
            <text:p>300182549</text:p>
          </table:table-cell>
          <table:table-cell table:style-name="ce16" office:value-type="float" office:value="395365917" calcext:value-type="float">
            <text:p>395365917</text:p>
          </table:table-cell>
          <table:table-cell table:style-name="ce16" office:value-type="float" office:value="433726727" calcext:value-type="float">
            <text:p>433726727</text:p>
          </table:table-cell>
          <table:table-cell table:style-name="ce16" office:value-type="float" office:value="276982506" calcext:value-type="float">
            <text:p>276982506</text:p>
          </table:table-cell>
          <table:table-cell table:style-name="ce16" office:value-type="float" office:value="1237981203" calcext:value-type="float">
            <text:p>1237981203</text:p>
          </table:table-cell>
          <table:table-cell table:style-name="ce16" office:value-type="float" office:value="149092956" calcext:value-type="float">
            <text:p>149092956</text:p>
          </table:table-cell>
          <table:table-cell table:style-name="ce16" office:value-type="float" office:value="3155321316" calcext:value-type="float">
            <text:p>3155321316</text:p>
          </table:table-cell>
          <table:table-cell table:style-name="ce16" office:value-type="float" office:value="9346441897" calcext:value-type="float">
            <text:p>9346441897</text:p>
          </table:table-cell>
          <table:table-cell table:style-name="ce16" office:value-type="float" office:value="251406281" calcext:value-type="float">
            <text:p>251406281</text:p>
          </table:table-cell>
          <table:table-cell table:style-name="ce16" office:value-type="float" office:value="142893821" calcext:value-type="float">
            <text:p>142893821</text:p>
          </table:table-cell>
          <table:table-cell table:style-name="ce16" office:value-type="float" office:value="44333985" calcext:value-type="float">
            <text:p>44333985</text:p>
          </table:table-cell>
          <table:table-cell table:style-name="ce16" office:value-type="float" office:value="3420569591" calcext:value-type="float">
            <text:p>3420569591</text:p>
          </table:table-cell>
          <table:table-cell table:style-name="ce16" office:value-type="float" office:value="2627888277" calcext:value-type="float">
            <text:p>2627888277</text:p>
          </table:table-cell>
          <table:table-cell table:style-name="ce16" office:value-type="float" office:value="176426949" calcext:value-type="float">
            <text:p>176426949</text:p>
          </table:table-cell>
          <table:table-cell table:style-name="ce16" office:value-type="float" office:value="26466512758" calcext:value-type="float">
            <text:p>26466512758</text:p>
          </table:table-cell>
          <table:table-cell table:style-name="ce16" office:value-type="float" office:value="92363102" calcext:value-type="float">
            <text:p>92363102</text:p>
          </table:table-cell>
          <table:table-cell table:style-name="ce26" office:value-type="float" office:value="64639892676" calcext:value-type="float">
            <text:p>64639892676</text:p>
          </table:table-cell>
          <table:table-cell table:style-name="ce19"/>
          <table:table-cell table:style-name="ce30" table:number-columns-repeated="994"/>
        </table:table-row>
        <table:table-row table:style-name="ro11">
          <table:table-cell table:style-name="ce10" office:value-type="string" calcext:value-type="string">
            <text:p>RECEITA PREVIDENCIÁRIA [B]</text:p>
          </table:table-cell>
          <table:table-cell table:style-name="ce17" office:value-type="float" office:value="56652452" calcext:value-type="float">
            <text:p>56652452</text:p>
          </table:table-cell>
          <table:table-cell table:style-name="ce17" office:value-type="float" office:value="137626683" calcext:value-type="float">
            <text:p>137626683</text:p>
          </table:table-cell>
          <table:table-cell table:style-name="ce17" office:value-type="float" office:value="219078200" calcext:value-type="float">
            <text:p>219078200</text:p>
          </table:table-cell>
          <table:table-cell table:style-name="ce17" office:value-type="float" office:value="28824216" calcext:value-type="float">
            <text:p>28824216</text:p>
          </table:table-cell>
          <table:table-cell table:style-name="ce17" office:value-type="float" office:value="759252939" calcext:value-type="float">
            <text:p>759252939</text:p>
          </table:table-cell>
          <table:table-cell table:style-name="ce17" office:value-type="float" office:value="548083689" calcext:value-type="float">
            <text:p>548083689</text:p>
          </table:table-cell>
          <table:table-cell table:style-name="ce17" office:value-type="float" office:value="1474948237" calcext:value-type="float">
            <text:p>1474948237</text:p>
          </table:table-cell>
          <table:table-cell table:style-name="ce17" office:value-type="float" office:value="430487920" calcext:value-type="float">
            <text:p>430487920</text:p>
          </table:table-cell>
          <table:table-cell table:style-name="ce17" office:value-type="float" office:value="425275650" calcext:value-type="float">
            <text:p>425275650</text:p>
          </table:table-cell>
          <table:table-cell table:style-name="ce17" office:value-type="float" office:value="179639851" calcext:value-type="float">
            <text:p>179639851</text:p>
          </table:table-cell>
          <table:table-cell table:style-name="ce17" office:value-type="float" office:value="2134219714" calcext:value-type="float">
            <text:p>2134219714</text:p>
          </table:table-cell>
          <table:table-cell table:style-name="ce17" office:value-type="float" office:value="245166514" calcext:value-type="float">
            <text:p>245166514</text:p>
          </table:table-cell>
          <table:table-cell table:style-name="ce17" office:value-type="float" office:value="273916724" calcext:value-type="float">
            <text:p>273916724</text:p>
          </table:table-cell>
          <table:table-cell table:style-name="ce17" office:value-type="float" office:value="345675081" calcext:value-type="float">
            <text:p>345675081</text:p>
          </table:table-cell>
          <table:table-cell table:style-name="ce17" office:value-type="float" office:value="183887371" calcext:value-type="float">
            <text:p>183887371</text:p>
          </table:table-cell>
          <table:table-cell table:style-name="ce17" office:value-type="float" office:value="550300860" calcext:value-type="float">
            <text:p>550300860</text:p>
          </table:table-cell>
          <table:table-cell table:style-name="ce17" office:value-type="float" office:value="116439301" calcext:value-type="float">
            <text:p>116439301</text:p>
          </table:table-cell>
          <table:table-cell table:style-name="ce17" office:value-type="float" office:value="1622982175" calcext:value-type="float">
            <text:p>1622982175</text:p>
          </table:table-cell>
          <table:table-cell table:style-name="ce17" office:value-type="float" office:value="3524707323" calcext:value-type="float">
            <text:p>3524707323</text:p>
          </table:table-cell>
          <table:table-cell table:style-name="ce17" office:value-type="float" office:value="160120358" calcext:value-type="float">
            <text:p>160120358</text:p>
          </table:table-cell>
          <table:table-cell table:style-name="ce17" office:value-type="float" office:value="104163768" calcext:value-type="float">
            <text:p>104163768</text:p>
          </table:table-cell>
          <table:table-cell table:style-name="ce17" office:value-type="float" office:value="33158470" calcext:value-type="float">
            <text:p>33158470</text:p>
          </table:table-cell>
          <table:table-cell table:style-name="ce17" office:value-type="float" office:value="1872531102" calcext:value-type="float">
            <text:p>1872531102</text:p>
          </table:table-cell>
          <table:table-cell table:style-name="ce17" office:value-type="float" office:value="1142406707" calcext:value-type="float">
            <text:p>1142406707</text:p>
          </table:table-cell>
          <table:table-cell table:style-name="ce17" office:value-type="float" office:value="130939597" calcext:value-type="float">
            <text:p>130939597</text:p>
          </table:table-cell>
          <table:table-cell table:style-name="ce17" office:value-type="float" office:value="11361186786" calcext:value-type="float">
            <text:p>11361186786</text:p>
          </table:table-cell>
          <table:table-cell table:style-name="ce17" office:value-type="float" office:value="57112788" calcext:value-type="float">
            <text:p>57112788</text:p>
          </table:table-cell>
          <table:table-cell table:style-name="ce27" office:value-type="float" office:value="28118784475" calcext:value-type="float">
            <text:p>28118784475</text:p>
          </table:table-cell>
          <table:table-cell table:style-name="ce19"/>
          <table:table-cell table:style-name="ce30" table:number-columns-repeated="994"/>
        </table:table-row>
        <table:table-row table:style-name="ro11">
          <table:table-cell table:style-name="ce11" office:value-type="string" calcext:value-type="string">
            <text:p><text:s text:c="3"/>PRÓPRIA</text:p>
          </table:table-cell>
          <table:table-cell table:style-name="ce18" office:value-type="float" office:value="53337716" calcext:value-type="float">
            <text:p>53337716</text:p>
          </table:table-cell>
          <table:table-cell table:style-name="ce18" office:value-type="float" office:value="128992371" calcext:value-type="float">
            <text:p>128992371</text:p>
          </table:table-cell>
          <table:table-cell table:style-name="ce18" office:value-type="float" office:value="196998520" calcext:value-type="float">
            <text:p>196998520</text:p>
          </table:table-cell>
          <table:table-cell table:style-name="ce18" office:value-type="float" office:value="26986798" calcext:value-type="float">
            <text:p>26986798</text:p>
          </table:table-cell>
          <table:table-cell table:style-name="ce18" office:value-type="float" office:value="693652680" calcext:value-type="float">
            <text:p>693652680</text:p>
          </table:table-cell>
          <table:table-cell table:style-name="ce18" office:value-type="float" office:value="493362347" calcext:value-type="float">
            <text:p>493362347</text:p>
          </table:table-cell>
          <table:table-cell table:style-name="ce18" office:value-type="float" office:value="1355657364" calcext:value-type="float">
            <text:p>1355657364</text:p>
          </table:table-cell>
          <table:table-cell table:style-name="ce18" office:value-type="float" office:value="393112609" calcext:value-type="float">
            <text:p>393112609</text:p>
          </table:table-cell>
          <table:table-cell table:style-name="ce18" office:value-type="float" office:value="388827705" calcext:value-type="float">
            <text:p>388827705</text:p>
          </table:table-cell>
          <table:table-cell table:style-name="ce18" office:value-type="float" office:value="164856222" calcext:value-type="float">
            <text:p>164856222</text:p>
          </table:table-cell>
          <table:table-cell table:style-name="ce18" office:value-type="float" office:value="1933205344" calcext:value-type="float">
            <text:p>1933205344</text:p>
          </table:table-cell>
          <table:table-cell table:style-name="ce18" office:value-type="float" office:value="226384949" calcext:value-type="float">
            <text:p>226384949</text:p>
          </table:table-cell>
          <table:table-cell table:style-name="ce18" office:value-type="float" office:value="249226235" calcext:value-type="float">
            <text:p>249226235</text:p>
          </table:table-cell>
          <table:table-cell table:style-name="ce18" office:value-type="float" office:value="318121217" calcext:value-type="float">
            <text:p>318121217</text:p>
          </table:table-cell>
          <table:table-cell table:style-name="ce18" office:value-type="float" office:value="171941628" calcext:value-type="float">
            <text:p>171941628</text:p>
          </table:table-cell>
          <table:table-cell table:style-name="ce18" office:value-type="float" office:value="495088743" calcext:value-type="float">
            <text:p>495088743</text:p>
          </table:table-cell>
          <table:table-cell table:style-name="ce18" office:value-type="float" office:value="109529785" calcext:value-type="float">
            <text:p>109529785</text:p>
          </table:table-cell>
          <table:table-cell table:style-name="ce18" office:value-type="float" office:value="1461766551" calcext:value-type="float">
            <text:p>1461766551</text:p>
          </table:table-cell>
          <table:table-cell table:style-name="ce18" office:value-type="float" office:value="3159976801" calcext:value-type="float">
            <text:p>3159976801</text:p>
          </table:table-cell>
          <table:table-cell table:style-name="ce18" office:value-type="float" office:value="147732252" calcext:value-type="float">
            <text:p>147732252</text:p>
          </table:table-cell>
          <table:table-cell table:style-name="ce18" office:value-type="float" office:value="96144171" calcext:value-type="float">
            <text:p>96144171</text:p>
          </table:table-cell>
          <table:table-cell table:style-name="ce18" office:value-type="float" office:value="31557281" calcext:value-type="float">
            <text:p>31557281</text:p>
          </table:table-cell>
          <table:table-cell table:style-name="ce18" office:value-type="float" office:value="1692181819" calcext:value-type="float">
            <text:p>1692181819</text:p>
          </table:table-cell>
          <table:table-cell table:style-name="ce18" office:value-type="float" office:value="1029524861" calcext:value-type="float">
            <text:p>1029524861</text:p>
          </table:table-cell>
          <table:table-cell table:style-name="ce18" office:value-type="float" office:value="122306153" calcext:value-type="float">
            <text:p>122306153</text:p>
          </table:table-cell>
          <table:table-cell table:style-name="ce18" office:value-type="float" office:value="10041862748" calcext:value-type="float">
            <text:p>10041862748</text:p>
          </table:table-cell>
          <table:table-cell table:style-name="ce18" office:value-type="float" office:value="53004917" calcext:value-type="float">
            <text:p>53004917</text:p>
          </table:table-cell>
          <table:table-cell table:style-name="ce28" office:value-type="float" office:value="25235339784" calcext:value-type="float">
            <text:p>25235339784</text:p>
          </table:table-cell>
          <table:table-cell table:style-name="ce19"/>
          <table:table-cell table:style-name="ce30" table:number-columns-repeated="994"/>
        </table:table-row>
        <table:table-row table:style-name="ro11">
          <table:table-cell table:style-name="ce11" office:value-type="string" calcext:value-type="string">
            <text:p><text:s text:c="3"/>DEMAIS </text:p>
          </table:table-cell>
          <table:table-cell table:style-name="ce18" office:value-type="float" office:value="3314736" calcext:value-type="float">
            <text:p>3314736</text:p>
          </table:table-cell>
          <table:table-cell table:style-name="ce18" office:value-type="float" office:value="8634312" calcext:value-type="float">
            <text:p>8634312</text:p>
          </table:table-cell>
          <table:table-cell table:style-name="ce18" office:value-type="float" office:value="22079680" calcext:value-type="float">
            <text:p>22079680</text:p>
          </table:table-cell>
          <table:table-cell table:style-name="ce18" office:value-type="float" office:value="1837418" calcext:value-type="float">
            <text:p>1837418</text:p>
          </table:table-cell>
          <table:table-cell table:style-name="ce18" office:value-type="float" office:value="65600258" calcext:value-type="float">
            <text:p>65600258</text:p>
          </table:table-cell>
          <table:table-cell table:style-name="ce18" office:value-type="float" office:value="54721342" calcext:value-type="float">
            <text:p>54721342</text:p>
          </table:table-cell>
          <table:table-cell table:style-name="ce18" office:value-type="float" office:value="119290873" calcext:value-type="float">
            <text:p>119290873</text:p>
          </table:table-cell>
          <table:table-cell table:style-name="ce18" office:value-type="float" office:value="37375311" calcext:value-type="float">
            <text:p>37375311</text:p>
          </table:table-cell>
          <table:table-cell table:style-name="ce18" office:value-type="float" office:value="36447946" calcext:value-type="float">
            <text:p>36447946</text:p>
          </table:table-cell>
          <table:table-cell table:style-name="ce18" office:value-type="float" office:value="14783629" calcext:value-type="float">
            <text:p>14783629</text:p>
          </table:table-cell>
          <table:table-cell table:style-name="ce18" office:value-type="float" office:value="201014371" calcext:value-type="float">
            <text:p>201014371</text:p>
          </table:table-cell>
          <table:table-cell table:style-name="ce18" office:value-type="float" office:value="18781565" calcext:value-type="float">
            <text:p>18781565</text:p>
          </table:table-cell>
          <table:table-cell table:style-name="ce18" office:value-type="float" office:value="24690489" calcext:value-type="float">
            <text:p>24690489</text:p>
          </table:table-cell>
          <table:table-cell table:style-name="ce18" office:value-type="float" office:value="27553864" calcext:value-type="float">
            <text:p>27553864</text:p>
          </table:table-cell>
          <table:table-cell table:style-name="ce18" office:value-type="float" office:value="11945743" calcext:value-type="float">
            <text:p>11945743</text:p>
          </table:table-cell>
          <table:table-cell table:style-name="ce18" office:value-type="float" office:value="55212117" calcext:value-type="float">
            <text:p>55212117</text:p>
          </table:table-cell>
          <table:table-cell table:style-name="ce18" office:value-type="float" office:value="6909515" calcext:value-type="float">
            <text:p>6909515</text:p>
          </table:table-cell>
          <table:table-cell table:style-name="ce18" office:value-type="float" office:value="161215625" calcext:value-type="float">
            <text:p>161215625</text:p>
          </table:table-cell>
          <table:table-cell table:style-name="ce18" office:value-type="float" office:value="364730522" calcext:value-type="float">
            <text:p>364730522</text:p>
          </table:table-cell>
          <table:table-cell table:style-name="ce18" office:value-type="float" office:value="12388107" calcext:value-type="float">
            <text:p>12388107</text:p>
          </table:table-cell>
          <table:table-cell table:style-name="ce18" office:value-type="float" office:value="8019597" calcext:value-type="float">
            <text:p>8019597</text:p>
          </table:table-cell>
          <table:table-cell table:style-name="ce18" office:value-type="float" office:value="1601189" calcext:value-type="float">
            <text:p>1601189</text:p>
          </table:table-cell>
          <table:table-cell table:style-name="ce18" office:value-type="float" office:value="180349283" calcext:value-type="float">
            <text:p>180349283</text:p>
          </table:table-cell>
          <table:table-cell table:style-name="ce18" office:value-type="float" office:value="112881846" calcext:value-type="float">
            <text:p>112881846</text:p>
          </table:table-cell>
          <table:table-cell table:style-name="ce18" office:value-type="float" office:value="8633444" calcext:value-type="float">
            <text:p>8633444</text:p>
          </table:table-cell>
          <table:table-cell table:style-name="ce18" office:value-type="float" office:value="1319324039" calcext:value-type="float">
            <text:p>1319324039</text:p>
          </table:table-cell>
          <table:table-cell table:style-name="ce18" office:value-type="float" office:value="4107871" calcext:value-type="float">
            <text:p>4107871</text:p>
          </table:table-cell>
          <table:table-cell table:style-name="ce28" office:value-type="float" office:value="2883444691" calcext:value-type="float">
            <text:p>2883444691</text:p>
          </table:table-cell>
          <table:table-cell table:number-columns-repeated="995"/>
        </table:table-row>
        <table:table-row table:style-name="ro12">
          <table:table-cell table:style-name="ce9" office:value-type="string" calcext:value-type="string">
            <text:p>ADMINISTRADAS PELA RFB [C]=[A]+[B]</text:p>
          </table:table-cell>
          <table:table-cell table:style-name="ce16" office:value-type="float" office:value="102518801" calcext:value-type="float">
            <text:p>102518801</text:p>
          </table:table-cell>
          <table:table-cell table:style-name="ce16" office:value-type="float" office:value="306299845" calcext:value-type="float">
            <text:p>306299845</text:p>
          </table:table-cell>
          <table:table-cell table:style-name="ce16" office:value-type="float" office:value="976095465" calcext:value-type="float">
            <text:p>976095465</text:p>
          </table:table-cell>
          <table:table-cell table:style-name="ce16" office:value-type="float" office:value="73932109" calcext:value-type="float">
            <text:p>73932109</text:p>
          </table:table-cell>
          <table:table-cell table:style-name="ce16" office:value-type="float" office:value="2052501904" calcext:value-type="float">
            <text:p>2052501904</text:p>
          </table:table-cell>
          <table:table-cell table:style-name="ce16" office:value-type="float" office:value="1413836504" calcext:value-type="float">
            <text:p>1413836504</text:p>
          </table:table-cell>
          <table:table-cell table:style-name="ce16" office:value-type="float" office:value="8193806822" calcext:value-type="float">
            <text:p>8193806822</text:p>
          </table:table-cell>
          <table:table-cell table:style-name="ce16" office:value-type="float" office:value="1555974617" calcext:value-type="float">
            <text:p>1555974617</text:p>
          </table:table-cell>
          <table:table-cell table:style-name="ce16" office:value-type="float" office:value="1273250905" calcext:value-type="float">
            <text:p>1273250905</text:p>
          </table:table-cell>
          <table:table-cell table:style-name="ce16" office:value-type="float" office:value="522411910" calcext:value-type="float">
            <text:p>522411910</text:p>
          </table:table-cell>
          <table:table-cell table:style-name="ce16" office:value-type="float" office:value="6045863509" calcext:value-type="float">
            <text:p>6045863509</text:p>
          </table:table-cell>
          <table:table-cell table:style-name="ce16" office:value-type="float" office:value="545349064" calcext:value-type="float">
            <text:p>545349064</text:p>
          </table:table-cell>
          <table:table-cell table:style-name="ce16" office:value-type="float" office:value="669282640" calcext:value-type="float">
            <text:p>669282640</text:p>
          </table:table-cell>
          <table:table-cell table:style-name="ce16" office:value-type="float" office:value="779401808" calcext:value-type="float">
            <text:p>779401808</text:p>
          </table:table-cell>
          <table:table-cell table:style-name="ce16" office:value-type="float" office:value="460869876" calcext:value-type="float">
            <text:p>460869876</text:p>
          </table:table-cell>
          <table:table-cell table:style-name="ce16" office:value-type="float" office:value="1788282062" calcext:value-type="float">
            <text:p>1788282062</text:p>
          </table:table-cell>
          <table:table-cell table:style-name="ce16" office:value-type="float" office:value="265532256" calcext:value-type="float">
            <text:p>265532256</text:p>
          </table:table-cell>
          <table:table-cell table:style-name="ce16" office:value-type="float" office:value="4778303492" calcext:value-type="float">
            <text:p>4778303492</text:p>
          </table:table-cell>
          <table:table-cell table:style-name="ce16" office:value-type="float" office:value="12871149221" calcext:value-type="float">
            <text:p>12871149221</text:p>
          </table:table-cell>
          <table:table-cell table:style-name="ce16" office:value-type="float" office:value="411526639" calcext:value-type="float">
            <text:p>411526639</text:p>
          </table:table-cell>
          <table:table-cell table:style-name="ce16" office:value-type="float" office:value="247057589" calcext:value-type="float">
            <text:p>247057589</text:p>
          </table:table-cell>
          <table:table-cell table:style-name="ce16" office:value-type="float" office:value="77492455" calcext:value-type="float">
            <text:p>77492455</text:p>
          </table:table-cell>
          <table:table-cell table:style-name="ce16" office:value-type="float" office:value="5293100693" calcext:value-type="float">
            <text:p>5293100693</text:p>
          </table:table-cell>
          <table:table-cell table:style-name="ce16" office:value-type="float" office:value="3770294984" calcext:value-type="float">
            <text:p>3770294984</text:p>
          </table:table-cell>
          <table:table-cell table:style-name="ce16" office:value-type="float" office:value="307366546" calcext:value-type="float">
            <text:p>307366546</text:p>
          </table:table-cell>
          <table:table-cell table:style-name="ce16" office:value-type="float" office:value="37827699545" calcext:value-type="float">
            <text:p>37827699545</text:p>
          </table:table-cell>
          <table:table-cell table:style-name="ce16" office:value-type="float" office:value="149475889" calcext:value-type="float">
            <text:p>149475889</text:p>
          </table:table-cell>
          <table:table-cell table:style-name="ce26" office:value-type="float" office:value="92758677151" calcext:value-type="float">
            <text:p>92758677151</text:p>
          </table:table-cell>
          <table:table-cell table:number-columns-repeated="995"/>
        </table:table-row>
        <table:table-row table:style-name="ro11">
          <table:table-cell table:style-name="ce11" office:value-type="string" calcext:value-type="string">
            <text:p>ADMINISTRADAS POR OUTROS ÓRGÃOS [D]</text:p>
          </table:table-cell>
          <table:table-cell table:style-name="ce15" office:value-type="float" office:value="717281" calcext:value-type="float">
            <text:p>717281</text:p>
          </table:table-cell>
          <table:table-cell table:style-name="ce15" office:value-type="float" office:value="4247758" calcext:value-type="float">
            <text:p>4247758</text:p>
          </table:table-cell>
          <table:table-cell table:style-name="ce15" office:value-type="float" office:value="3991714" calcext:value-type="float">
            <text:p>3991714</text:p>
          </table:table-cell>
          <table:table-cell table:style-name="ce15" office:value-type="float" office:value="673626" calcext:value-type="float">
            <text:p>673626</text:p>
          </table:table-cell>
          <table:table-cell table:style-name="ce15" office:value-type="float" office:value="14627210" calcext:value-type="float">
            <text:p>14627210</text:p>
          </table:table-cell>
          <table:table-cell table:style-name="ce15" office:value-type="float" office:value="9135051" calcext:value-type="float">
            <text:p>9135051</text:p>
          </table:table-cell>
          <table:table-cell table:style-name="ce15" office:value-type="float" office:value="41094032" calcext:value-type="float">
            <text:p>41094032</text:p>
          </table:table-cell>
          <table:table-cell table:style-name="ce15" office:value-type="float" office:value="8425486" calcext:value-type="float">
            <text:p>8425486</text:p>
          </table:table-cell>
          <table:table-cell table:style-name="ce15" office:value-type="float" office:value="12615784" calcext:value-type="float">
            <text:p>12615784</text:p>
          </table:table-cell>
          <table:table-cell table:style-name="ce15" office:value-type="float" office:value="5073624" calcext:value-type="float">
            <text:p>5073624</text:p>
          </table:table-cell>
          <table:table-cell table:style-name="ce15" office:value-type="float" office:value="31928971" calcext:value-type="float">
            <text:p>31928971</text:p>
          </table:table-cell>
          <table:table-cell table:style-name="ce15" office:value-type="float" office:value="4984471" calcext:value-type="float">
            <text:p>4984471</text:p>
          </table:table-cell>
          <table:table-cell table:style-name="ce15" office:value-type="float" office:value="8301192" calcext:value-type="float">
            <text:p>8301192</text:p>
          </table:table-cell>
          <table:table-cell table:style-name="ce15" office:value-type="float" office:value="6910398" calcext:value-type="float">
            <text:p>6910398</text:p>
          </table:table-cell>
          <table:table-cell table:style-name="ce15" office:value-type="float" office:value="4576972" calcext:value-type="float">
            <text:p>4576972</text:p>
          </table:table-cell>
          <table:table-cell table:style-name="ce15" office:value-type="float" office:value="82083662" calcext:value-type="float">
            <text:p>82083662</text:p>
          </table:table-cell>
          <table:table-cell table:style-name="ce15" office:value-type="float" office:value="2677504" calcext:value-type="float">
            <text:p>2677504</text:p>
          </table:table-cell>
          <table:table-cell table:style-name="ce15" office:value-type="float" office:value="25880121" calcext:value-type="float">
            <text:p>25880121</text:p>
          </table:table-cell>
          <table:table-cell table:style-name="ce15" office:value-type="float" office:value="5621375516" calcext:value-type="float">
            <text:p>5621375516</text:p>
          </table:table-cell>
          <table:table-cell table:style-name="ce15" office:value-type="float" office:value="2627337" calcext:value-type="float">
            <text:p>2627337</text:p>
          </table:table-cell>
          <table:table-cell table:style-name="ce15" office:value-type="float" office:value="1629293" calcext:value-type="float">
            <text:p>1629293</text:p>
          </table:table-cell>
          <table:table-cell table:style-name="ce15" office:value-type="float" office:value="269803" calcext:value-type="float">
            <text:p>269803</text:p>
          </table:table-cell>
          <table:table-cell table:style-name="ce15" office:value-type="float" office:value="23476556" calcext:value-type="float">
            <text:p>23476556</text:p>
          </table:table-cell>
          <table:table-cell table:style-name="ce15" office:value-type="float" office:value="20883938" calcext:value-type="float">
            <text:p>20883938</text:p>
          </table:table-cell>
          <table:table-cell table:style-name="ce15" office:value-type="float" office:value="6437205" calcext:value-type="float">
            <text:p>6437205</text:p>
          </table:table-cell>
          <table:table-cell table:style-name="ce15" office:value-type="float" office:value="110819454" calcext:value-type="float">
            <text:p>110819454</text:p>
          </table:table-cell>
          <table:table-cell table:style-name="ce15" office:value-type="float" office:value="1522313" calcext:value-type="float">
            <text:p>1522313</text:p>
          </table:table-cell>
          <table:table-cell table:style-name="ce25" office:value-type="float" office:value="6056986270" calcext:value-type="float">
            <text:p>6056986270</text:p>
          </table:table-cell>
          <table:table-cell table:number-columns-repeated="995"/>
        </table:table-row>
        <table:table-row table:style-name="ro12">
          <table:table-cell table:style-name="ce9" office:value-type="string" calcext:value-type="string">
            <text:p>TOTAL GERAL <text:s text:c="2"/>[E]=[C]+[D]</text:p>
          </table:table-cell>
          <table:table-cell table:style-name="ce16" office:value-type="float" office:value="103236082" calcext:value-type="float">
            <text:p>103236082</text:p>
          </table:table-cell>
          <table:table-cell table:style-name="ce16" office:value-type="float" office:value="310547603" calcext:value-type="float">
            <text:p>310547603</text:p>
          </table:table-cell>
          <table:table-cell table:style-name="ce16" office:value-type="float" office:value="980087179" calcext:value-type="float">
            <text:p>980087179</text:p>
          </table:table-cell>
          <table:table-cell table:style-name="ce16" office:value-type="float" office:value="74605734" calcext:value-type="float">
            <text:p>74605734</text:p>
          </table:table-cell>
          <table:table-cell table:style-name="ce16" office:value-type="float" office:value="2067129113" calcext:value-type="float">
            <text:p>2067129113</text:p>
          </table:table-cell>
          <table:table-cell table:style-name="ce16" office:value-type="float" office:value="1422971555" calcext:value-type="float">
            <text:p>1422971555</text:p>
          </table:table-cell>
          <table:table-cell table:style-name="ce16" office:value-type="float" office:value="8234900855" calcext:value-type="float">
            <text:p>8234900855</text:p>
          </table:table-cell>
          <table:table-cell table:style-name="ce16" office:value-type="float" office:value="1564400104" calcext:value-type="float">
            <text:p>1564400104</text:p>
          </table:table-cell>
          <table:table-cell table:style-name="ce16" office:value-type="float" office:value="1285866689" calcext:value-type="float">
            <text:p>1285866689</text:p>
          </table:table-cell>
          <table:table-cell table:style-name="ce16" office:value-type="float" office:value="527485534" calcext:value-type="float">
            <text:p>527485534</text:p>
          </table:table-cell>
          <table:table-cell table:style-name="ce16" office:value-type="float" office:value="6077792480" calcext:value-type="float">
            <text:p>6077792480</text:p>
          </table:table-cell>
          <table:table-cell table:style-name="ce16" office:value-type="float" office:value="550333534" calcext:value-type="float">
            <text:p>550333534</text:p>
          </table:table-cell>
          <table:table-cell table:style-name="ce16" office:value-type="float" office:value="677583832" calcext:value-type="float">
            <text:p>677583832</text:p>
          </table:table-cell>
          <table:table-cell table:style-name="ce16" office:value-type="float" office:value="786312206" calcext:value-type="float">
            <text:p>786312206</text:p>
          </table:table-cell>
          <table:table-cell table:style-name="ce16" office:value-type="float" office:value="465446848" calcext:value-type="float">
            <text:p>465446848</text:p>
          </table:table-cell>
          <table:table-cell table:style-name="ce16" office:value-type="float" office:value="1870365724" calcext:value-type="float">
            <text:p>1870365724</text:p>
          </table:table-cell>
          <table:table-cell table:style-name="ce16" office:value-type="float" office:value="268209761" calcext:value-type="float">
            <text:p>268209761</text:p>
          </table:table-cell>
          <table:table-cell table:style-name="ce16" office:value-type="float" office:value="4804183613" calcext:value-type="float">
            <text:p>4804183613</text:p>
          </table:table-cell>
          <table:table-cell table:style-name="ce16" office:value-type="float" office:value="18492524736" calcext:value-type="float">
            <text:p>18492524736</text:p>
          </table:table-cell>
          <table:table-cell table:style-name="ce16" office:value-type="float" office:value="414153976" calcext:value-type="float">
            <text:p>414153976</text:p>
          </table:table-cell>
          <table:table-cell table:style-name="ce16" office:value-type="float" office:value="248686883" calcext:value-type="float">
            <text:p>248686883</text:p>
          </table:table-cell>
          <table:table-cell table:style-name="ce16" office:value-type="float" office:value="77762258" calcext:value-type="float">
            <text:p>77762258</text:p>
          </table:table-cell>
          <table:table-cell table:style-name="ce16" office:value-type="float" office:value="5316577249" calcext:value-type="float">
            <text:p>5316577249</text:p>
          </table:table-cell>
          <table:table-cell table:style-name="ce16" office:value-type="float" office:value="3791178922" calcext:value-type="float">
            <text:p>3791178922</text:p>
          </table:table-cell>
          <table:table-cell table:style-name="ce16" office:value-type="float" office:value="313803751" calcext:value-type="float">
            <text:p>313803751</text:p>
          </table:table-cell>
          <table:table-cell table:style-name="ce16" office:value-type="float" office:value="37938518999" calcext:value-type="float">
            <text:p>37938518999</text:p>
          </table:table-cell>
          <table:table-cell table:style-name="ce16" office:value-type="float" office:value="150998202" calcext:value-type="float">
            <text:p>150998202</text:p>
          </table:table-cell>
          <table:table-cell table:style-name="ce26" office:value-type="float" office:value="98815663421" calcext:value-type="float">
            <text:p>98815663421</text:p>
          </table:table-cell>
          <table:table-cell table:number-columns-repeated="995"/>
        </table:table-row>
        <table:table-row table:style-name="ro11">
          <table:table-cell table:number-columns-repeated="1024"/>
        </table:table-row>
        <table:table-row table:style-name="ro2">
          <table:table-cell/>
          <table:table-cell table:style-name="ce19" table:number-columns-repeated="28"/>
          <table:table-cell table:number-columns-repeated="995"/>
        </table:table-row>
        <table:table-row table:style-name="ro2" table:number-rows-repeated="3">
          <table:table-cell table:style-name="ce4"/>
          <table:table-cell table:style-name="ce19" table:number-columns-repeated="28"/>
          <table:table-cell table:number-columns-repeated="995"/>
        </table:table-row>
        <table:table-row table:style-name="ro8">
          <table:table-cell table:style-name="ce4"/>
          <table:table-cell table:style-name="ce19"/>
          <table:table-cell table:number-columns-repeated="26"/>
          <table:table-cell table:style-name="ce23"/>
          <table:table-cell table:number-columns-repeated="995"/>
        </table:table-row>
        <table:table-row table:style-name="ro2" table:number-rows-repeated="2">
          <table:table-cell table:style-name="ce4"/>
          <table:table-cell table:number-columns-repeated="27"/>
          <table:table-cell table:style-name="ce23"/>
          <table:table-cell table:number-columns-repeated="995"/>
        </table:table-row>
        <table:table-row table:style-name="ro8">
          <table:table-cell table:style-name="ce4"/>
          <table:table-cell table:number-columns-repeated="27"/>
          <table:table-cell table:style-name="ce23"/>
          <table:table-cell table:number-columns-repeated="995"/>
        </table:table-row>
        <table:table-row table:style-name="ro2" table:number-rows-repeated="65475">
          <table:table-cell table:style-name="ce4"/>
          <table:table-cell table:number-columns-repeated="27"/>
          <table:table-cell table:style-name="ce23"/>
          <table:table-cell table:number-columns-repeated="995"/>
        </table:table-row>
        <table:table-row table:style-name="ro8" table:number-rows-repeated="983039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P1" style:volatile="true">
      <number:text> (</number:text>
      <number:number number:decimal-places="2" number:min-integer-digits="1" number:grouping="true"/>
      <number:text>)</number:text>
    </number:number-style>
    <number:number-style style:name="N110P2" style:volatile="true">
      <number:text> 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number:min-integer-digits="1" number:grouping="true"/>
      <number:text> </number:text>
    </number:number-style>
    <number:number-style style:name="N112">
      <number:text>(R$ 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number:min-integer-digits="1" number:grouping="true"/>
      <number:text> </number:text>
    </number:number-style>
    <number:number-style style:name="N115">
      <number:text>(R$ 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R$ </number:text>
      <number:number number:decimal-places="0" number:min-integer-digits="1" number:grouping="true"/>
      <number:text> </number:text>
    </number:number-style>
    <number:number-style style:name="N128P1" style:volatile="true">
      <number:text> R$ (</number:text>
      <number:number number:decimal-places="0" number:min-integer-digits="1" number:grouping="true"/>
      <number:text>)</number:text>
    </number:number-style>
    <number:number-style style:name="N128P2" style:volatile="true">
      <number:text> R$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R$ </number:text>
      <number:number number:decimal-places="0" number:min-integer-digits="1" number:grouping="true"/>
    </number:number-style>
    <number:number-style style:name="N138">
      <number:text>R$ -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R$ </number:text>
      <number:number number:decimal-places="0" number:min-integer-digits="1" number:grouping="true"/>
    </number:number-style>
    <number:number-style style:name="N139">
      <style:text-properties fo:color="#ff0000"/>
      <number:text>R$ -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R$ </number:text>
      <number:number number:decimal-places="2" number:min-integer-digits="1" number:grouping="true"/>
    </number:number-style>
    <number:number-style style:name="N141">
      <number:text>R$ -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R$ </number:text>
      <number:number number:decimal-places="2" number:min-integer-digits="1" number:grouping="true"/>
    </number:number-style>
    <number:number-style style:name="N142">
      <style:text-properties fo:color="#ff0000"/>
      <number:text>R$ -</number:text>
      <number:number number:decimal-places="2" number:min-integer-digits="1" number:grouping="true"/>
      <style:map style:condition="value()&gt;=0" style:apply-style-name="N142P0"/>
    </number:number-style>
    <number:number-style style:name="N144P0" style:volatile="true">
      <number:text> R$ </number:text>
      <number:number number:decimal-places="0" number:min-integer-digits="1" number:grouping="true"/>
      <number:text> </number:text>
    </number:number-style>
    <number:number-style style:name="N144P1" style:volatile="true">
      <number:text> R$ -</number:text>
      <number:number number:decimal-places="0" number:min-integer-digits="1" number:grouping="true"/>
      <number:text> </number:text>
    </number:number-style>
    <number:number-style style:name="N144P2" style:volatile="true">
      <number:text> R$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R$ </number:text>
      <number:number number:decimal-places="2" number:min-integer-digits="1" number:grouping="true"/>
      <number:text> </number:text>
    </number:number-style>
    <number:number-style style:name="N148P1" style:volatile="true">
      <number:text> R$ -</number:text>
      <number:number number:decimal-places="2" number:min-integer-digits="1" number:grouping="true"/>
      <number:text> </number:text>
    </number:number-style>
    <number:number-style style:name="N148P2" style:volatile="true">
      <number:text> R$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 -</number:text>
      <number:number number:decimal-places="2" number:min-integer-digits="1" number:grouping="true"/>
      <number:text> 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number number:decimal-places="0" number:min-integer-digits="1" number:grouping="true"/>
      <number:text> </number:text>
    </number:number-style>
    <number:number-style style:name="N153P1" style:volatile="true">
      <number:text> (</number:text>
      <number:number number:decimal-places="0" number:min-integer-digits="1" number:grouping="true"/>
      <number:text>)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number number:decimal-places="1" number:min-integer-digits="1" number:grouping="true"/>
      <number:text> </number:text>
    </number:number-style>
    <number:number-style style:name="N156P1" style:volatile="true">
      <number:text> (</number:text>
      <number:number number:decimal-places="1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1" number:min-integer-digits="1" number:grouping="true"/>
    </number:number-style>
    <number:number-style style:name="N160P0" style:volatile="true">
      <number:number number:decimal-places="3" number:min-integer-digits="1" number:grouping="true"/>
      <number:text> </number:text>
    </number:number-style>
    <number:number-style style:name="N160P1" style:volatile="true">
      <number:text> (</number:text>
      <number:number number:decimal-places="3" number:min-integer-digits="1" number:grouping="true"/>
      <number:text>)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3P0" style:volatile="true">
      <number:number number:decimal-places="4" number:min-integer-digits="1" number:grouping="true"/>
      <number:text> </number:text>
    </number:number-style>
    <number:number-style style:name="N163P1" style:volatile="true">
      <number:text> (</number:text>
      <number:number number:decimal-places="4" number:min-integer-digits="1" number:grouping="true"/>
      <number:text>)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6P0" style:volatile="true">
      <number:number number:decimal-places="5" number:min-integer-digits="1" number:grouping="true"/>
      <number:text> </number:text>
    </number:number-style>
    <number:number-style style:name="N166P1" style:volatile="true">
      <number:text> (</number:text>
      <number:number number:decimal-places="5" number:min-integer-digits="1" number:grouping="true"/>
      <number:text>)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9P0" style:volatile="true">
      <number:number number:decimal-places="6" number:min-integer-digits="1" number:grouping="true"/>
      <number:text> </number:text>
    </number:number-style>
    <number:number-style style:name="N169P1" style:volatile="true">
      <number:text> (</number:text>
      <number:number number:decimal-places="6" number:min-integer-digits="1" number:grouping="true"/>
      <number:text>)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2P0" style:volatile="true">
      <number:number number:decimal-places="7" number:min-integer-digits="1" number:grouping="true"/>
      <number:text> </number:text>
    </number:number-style>
    <number:number-style style:name="N172P1" style:volatile="true">
      <number:text> (</number:text>
      <number:number number:decimal-places="7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5P0" style:volatile="true">
      <number:number number:decimal-places="8" number:min-integer-digits="1" number:grouping="true"/>
      <number:text> </number:text>
    </number:number-style>
    <number:number-style style:name="N175P1" style:volatile="true">
      <number:text> (</number:text>
      <number:number number:decimal-places="8" number:min-integer-digits="1" number:grouping="true"/>
      <number:text>)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8P0" style:volatile="true">
      <number:number number:decimal-places="9" number:min-integer-digits="1" number:grouping="true"/>
      <number:text> </number:text>
    </number:number-style>
    <number:number-style style:name="N178P1" style:volatile="true">
      <number:text> (</number:text>
      <number:number number:decimal-places="9" number:min-integer-digits="1" number:grouping="true"/>
      <number:text>)</number:text>
    </number:number-style>
    <number:number-style style:name="N178P2" style:volatile="true">
      <number:text> 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1P0" style:volatile="true">
      <number:number number:decimal-places="10" number:min-integer-digits="1" number:grouping="true"/>
      <number:text> </number:text>
    </number:number-style>
    <number:number-style style:name="N181P1" style:volatile="true">
      <number:text> (</number:text>
      <number:number number:decimal-places="10" number:min-integer-digits="1" number:grouping="true"/>
      <number:text>)</number:text>
    </number:number-style>
    <number:number-style style:name="N181P2" style:volatile="true">
      <number:text> -</number:text>
      <number:number number: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4P0" style:volatile="true">
      <number:number number:decimal-places="11" number:min-integer-digits="1" number:grouping="true"/>
      <number:text> </number:text>
    </number:number-style>
    <number:number-style style:name="N184P1" style:volatile="true">
      <number:text> (</number:text>
      <number:number number:decimal-places="11" number:min-integer-digits="1" number:grouping="true"/>
      <number:text>)</number:text>
    </number:number-style>
    <number:number-style style:name="N184P2" style:volatile="true">
      <number:text> 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7P0" style:volatile="true">
      <number:number number:decimal-places="12" number:min-integer-digits="1" number:grouping="true"/>
      <number:text> </number:text>
    </number:number-style>
    <number:number-style style:name="N187P1" style:volatile="true">
      <number:text> (</number:text>
      <number:number number:decimal-places="12" number:min-integer-digits="1" number:grouping="true"/>
      <number:text>)</number:text>
    </number:number-style>
    <number:number-style style:name="N187P2" style:volatile="true">
      <number:text> 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9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91P2" style:volatile="true">
      <loext:fill-character> </loext:fill-character>
      <number:text>-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95P1" style:volatile="true">
      <number:text> R$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95P2" style:volatile="true">
      <number:text> R$ </number:text>
      <loext:fill-character> </loext:fill-character>
      <number:text>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99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9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203P1" style:volatile="true">
      <number:text> R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203P2" style:volatile="true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5P0" style:volatile="true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205P1" style:volatile="true">
      <number:text> R$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205P2" style:volatile="true">
      <number:text> R$ </number:text>
      <loext:fill-character> </loext:fill-character>
      <number:text>-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207P1" style:volatile="true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207P2" style:volatile="true">
      <loext:fill-character> </loext:fill-character>
      <number:text>-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9P0" style:volatile="true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209P1" style:volatile="true">
      <number:text> R$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209P2" style:volatile="true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211P1" style:volatile="true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21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213P1" style:volatile="true">
      <style:text-properties fo:color="#ff0000"/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21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214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21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217P1" style:volatile="true">
      <loext:fill-character> </loext:fill-character>
      <number:text>(</number:text>
      <number:number number:decimal-places="1" number:min-integer-digits="1" number:grouping="true"/>
      <number:text>)</number:text>
    </number:number-style>
    <number:number-style style:name="N21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0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220P1" style:volatile="true">
      <loext:fill-character> </loext:fill-character>
      <number:text>(</number:text>
      <number:number number:decimal-places="3" number:min-integer-digits="1" number:grouping="true"/>
      <number:text>)</number:text>
    </number:number-style>
    <number:number-style style:name="N22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3P0" style:volatile="true">
      <loext:fill-character> </loext:fill-character>
      <number:number number:decimal-places="4" number:min-integer-digits="1" number:grouping="true"/>
      <number:text> </number:text>
    </number:number-style>
    <number:number-style style:name="N223P1" style:volatile="true">
      <loext:fill-character> </loext:fill-character>
      <number:text>(</number:text>
      <number:number number:decimal-places="4" number:min-integer-digits="1" number:grouping="true"/>
      <number:text>)</number:text>
    </number:number-style>
    <number:number-style style:name="N22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6P0" style:volatile="true">
      <loext:fill-character> </loext:fill-character>
      <number:number number:decimal-places="5" number:min-integer-digits="1" number:grouping="true"/>
      <number:text> </number:text>
    </number:number-style>
    <number:number-style style:name="N226P1" style:volatile="true">
      <loext:fill-character> </loext:fill-character>
      <number:text>(</number:text>
      <number:number number:decimal-places="5" number:min-integer-digits="1" number:grouping="true"/>
      <number:text>)</number:text>
    </number:number-style>
    <number:number-style style:name="N226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9P0" style:volatile="true">
      <loext:fill-character> </loext:fill-character>
      <number:number number:decimal-places="6" number:min-integer-digits="1" number:grouping="true"/>
      <number:text> </number:text>
    </number:number-style>
    <number:number-style style:name="N229P1" style:volatile="true">
      <loext:fill-character> </loext:fill-character>
      <number:text>(</number:text>
      <number:number number:decimal-places="6" number:min-integer-digits="1" number:grouping="true"/>
      <number:text>)</number:text>
    </number:number-style>
    <number:number-style style:name="N22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2P0" style:volatile="true">
      <loext:fill-character> </loext:fill-character>
      <number:number number:decimal-places="7" number:min-integer-digits="1" number:grouping="true"/>
      <number:text> </number:text>
    </number:number-style>
    <number:number-style style:name="N232P1" style:volatile="true">
      <loext:fill-character> </loext:fill-character>
      <number:text>(</number:text>
      <number:number number:decimal-places="7" number:min-integer-digits="1" number:grouping="true"/>
      <number:text>)</number:text>
    </number:number-style>
    <number:number-style style:name="N23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5P0" style:volatile="true">
      <loext:fill-character> </loext:fill-character>
      <number:number number:decimal-places="8" number:min-integer-digits="1" number:grouping="true"/>
      <number:text> </number:text>
    </number:number-style>
    <number:number-style style:name="N235P1" style:volatile="true">
      <loext:fill-character> </loext:fill-character>
      <number:text>(</number:text>
      <number:number number:decimal-places="8" number:min-integer-digits="1" number:grouping="true"/>
      <number:text>)</number:text>
    </number:number-style>
    <number:number-style style:name="N2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8P0" style:volatile="true">
      <loext:fill-character> </loext:fill-character>
      <number:number number:decimal-places="9" number:min-integer-digits="1" number:grouping="true"/>
      <number:text> </number:text>
    </number:number-style>
    <number:number-style style:name="N238P1" style:volatile="true">
      <loext:fill-character> </loext:fill-character>
      <number:text>(</number:text>
      <number:number number:decimal-places="9" number:min-integer-digits="1" number:grouping="true"/>
      <number:text>)</number:text>
    </number:number-style>
    <number:number-style style:name="N2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1P0" style:volatile="true">
      <loext:fill-character> </loext:fill-character>
      <number:number number:decimal-places="10" number:min-integer-digits="1" number:grouping="true"/>
      <number:text> </number:text>
    </number:number-style>
    <number:number-style style:name="N241P1" style:volatile="true">
      <loext:fill-character> </loext:fill-character>
      <number:text>(</number:text>
      <number:number number:decimal-places="10" number:min-integer-digits="1" number:grouping="true"/>
      <number:text>)</number:text>
    </number:number-style>
    <number:number-style style:name="N24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4P0" style:volatile="true">
      <loext:fill-character> </loext:fill-character>
      <number:number number:decimal-places="11" number:min-integer-digits="1" number:grouping="true"/>
      <number:text> </number:text>
    </number:number-style>
    <number:number-style style:name="N244P1" style:volatile="true">
      <loext:fill-character> </loext:fill-character>
      <number:text>(</number:text>
      <number:number number:decimal-places="11" number:min-integer-digits="1" number:grouping="true"/>
      <number:text>)</number:text>
    </number:number-style>
    <number:number-style style:name="N24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7P0" style:volatile="true">
      <loext:fill-character> </loext:fill-character>
      <number:number number:decimal-places="12" number:min-integer-digits="1" number:grouping="true"/>
      <number:text> </number:text>
    </number:number-style>
    <number:number-style style:name="N247P1" style:volatile="true">
      <loext:fill-character> </loext:fill-character>
      <number:text>(</number:text>
      <number:number number:decimal-places="12" number:min-integer-digits="1" number:grouping="true"/>
      <number:text>)</number:text>
    </number:number-style>
    <number:number-style style:name="N24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style:style style:name="Default" style:family="table-cell">
      <style:table-cell-properties fo:padding="0.071cm" style:rotation-align="none"/>
      <style:text-properties style:font-name="Arial1" fo:font-family="Arial" style:font-name-asian="SimSun" style:font-family-asian="SimSun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3%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4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5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/>
      <style:header-style>
        <style:header-footer-properties fo:margin-left="1.401cm" fo:margin-right="1.401cm" fo:margin-bottom="0cm"/>
      </style:header-style>
      <style:footer-style>
        <style:header-footer-properties fo:margin-left="1.401cm" fo:margin-right="1.401cm" fo:margin-top="0cm"/>
      </style:footer-style>
    </style:page-layout>
    <style:page-layout style:name="Mpm6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 style:writing-mode="lr-tb"/>
      <style:header-style>
        <style:header-footer-properties fo:min-height="0.75cm" fo:margin-left="1.401cm" fo:margin-right="1.401cm" fo:margin-bottom="0cm"/>
      </style:header-style>
      <style:footer-style>
        <style:header-footer-properties fo:min-height="0.75cm" fo:margin-left="1.401cm" fo:margin-right="1.40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3">00/00/0000</text:date>, <text:time style:data-style-name="N2" text:time-value="14:31:08.433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T-2011" style:display-name="PageStyle_SET-20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-2011" style:display-name="PageStyle_OUT-20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OV-2011" style:display-name="PageStyle_NOV-20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EZ-2011" style:display-name="PageStyle_DEZ-20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AN-2012" style:display-name="PageStyle_JAN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V-2012" style:display-name="PageStyle_FEV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-2012" style:display-name="PageStyle_MAR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-2012_20_1" style:display-name="PageStyle_MAR-201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-2012_20_2" style:display-name="PageStyle_MAR-2012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BR-2012" style:display-name="PageStyle_ABR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I-2012_20__28_FINAL_29_" style:display-name="PageStyle_MAI-2012 (FINAL)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JUN-2012_20__28_FINAL_29_" style:display-name="PageStyle_JUN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UL-2012_20__28_final_29_" style:display-name="PageStyle_JUL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GO-2012_20__28_final_29_" style:display-name="PageStyle_AGO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UT-2012_20__28_FINAL_29_" style:display-name="PageStyle_OUT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OV-2012_20__28_final_29_" style:display-name="PageStyle_NOV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Z-2012_20__28_final_29_" style:display-name="PageStyle_DEZ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AN-2013_20__28_FINAL_29_" style:display-name="PageStyle_JAN-20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AN-2013_20__28_FINAL_29__20_1" style:display-name="PageStyle_JAN-2013 (FINAL)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V13_20__28_FINAL_29_" style:display-name="PageStyle_FEV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13_20__28_FINAL_29_" style:display-name="PageStyle_MAR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BR13_20__28_FINAL_29_" style:display-name="PageStyle_ABR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BR13_20__28_FINAL_29__20_1" style:display-name="PageStyle_ABR13 (FINAL)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I13_20__28_FINAL_29_" style:display-name="PageStyle_MAI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UN13_20__28_FINAL_29_" style:display-name="PageStyle_JUN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UL13_20__28_FINAL_29_" style:display-name="PageStyle_JUL13 (FINAL)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AGO13_20__28_FINAL_29_" style:display-name="PageStyle_AGO13 (FINAL)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ET13_20__28_FINAL_29_" style:display-name="PageStyle_SET13 (FINAL)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UT13_20__28_FINAL_29_" style:display-name="PageStyle_OUT13 (FINAL)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NOV13_20__28_FINAL_29_" style:display-name="PageStyle_NOV13 (FINAL)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ário Vieira Cunha</meta:initial-creator>
    <meta:creation-date>2004-03-11T18:47:37</meta:creation-date>
    <dc:date>2014-08-22T15:38:45.066000000</dc:date>
    <meta:print-date>2011-05-12T16:46:54</meta:print-date>
    <meta:generator>LibreOffice/4.2.2.1$Windows_x86 LibreOffice_project/3be8cda0bddd8e430d8cda1ebfd581265cca5a0f</meta:generator>
    <meta:editing-duration>PT1H3M42S</meta:editing-duration>
    <meta:editing-cycles>38</meta:editing-cycles>
    <meta:document-statistic meta:table-count="1" meta:cell-count="1192" meta:object-count="2"/>
  </office:meta>
</office:document-meta>
</file>